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arial" svg:font-family="arial, sans-serif"/>
    <style:font-face style:name="DejaVu Sans1" svg:font-family="'DejaVu Sans'"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master-page-name="">
      <style:paragraph-properties fo:margin-left="0cm" fo:margin-right="0cm" fo:text-align="justify" style:justify-single-word="false" fo:text-indent="0.101cm" style:auto-text-indent="false" style:page-number="auto">
        <style:tab-stops/>
        <style:drop-cap/>
      </style:paragraph-properties>
    </style:style>
    <style:style style:name="P2" style:family="paragraph" style:parent-style-name="Standard">
      <style:paragraph-properties fo:margin-left="0cm" fo:margin-right="0cm" fo:text-align="justify" style:justify-single-word="false" fo:text-indent="0.101cm" style:auto-text-indent="false">
        <style:tab-stops/>
        <style:drop-cap/>
      </style:paragraph-properties>
    </style:style>
    <style:style style:name="P3" style:family="paragraph" style:parent-style-name="Standard">
      <style:paragraph-properties fo:margin-left="0cm" fo:margin-right="0cm" fo:text-align="justify" style:justify-single-word="false" fo:text-indent="0.101cm" style:auto-text-indent="false">
        <style:tab-stops/>
        <style:drop-cap/>
      </style:paragraph-properties>
      <style:text-properties style:text-underline-style="none"/>
    </style:style>
    <style:style style:name="P4" style:family="paragraph" style:parent-style-name="Standard">
      <style:paragraph-properties fo:margin-left="0cm" fo:margin-right="0cm" fo:text-align="justify" style:justify-single-word="false" fo:text-indent="0.101cm" style:auto-text-indent="false">
        <style:tab-stops/>
        <style:drop-cap/>
      </style:paragraph-properties>
      <style:text-properties officeooo:rsid="0010e80e"/>
    </style:style>
    <style:style style:name="P5" style:family="paragraph" style:parent-style-name="Standard">
      <style:paragraph-properties fo:margin-left="0cm" fo:margin-right="0cm" fo:text-align="justify" style:justify-single-word="false" fo:text-indent="0.101cm" style:auto-text-indent="false">
        <style:tab-stops/>
        <style:drop-cap/>
      </style:paragraph-properties>
      <style:text-properties style:font-name="Liberation Mono" fo:font-size="10pt" fo:font-weight="bold" officeooo:rsid="0010e80e" style:font-size-asian="10pt" style:font-weight-asian="bold" style:font-size-complex="10pt" style:font-weight-complex="bold"/>
    </style:style>
    <style:style style:name="P6" style:family="paragraph" style:parent-style-name="Standard">
      <style:paragraph-properties fo:margin-left="0cm" fo:margin-right="0cm" fo:text-align="justify" style:justify-single-word="false" fo:text-indent="0.101cm" style:auto-text-indent="false">
        <style:tab-stops/>
        <style:drop-cap/>
      </style:paragraph-properties>
      <style:text-properties style:font-name="DejaVu Sans Mono" fo:font-size="10pt" fo:font-weight="normal" style:font-size-asian="10pt" style:font-weight-asian="normal" style:font-size-complex="10pt" style:font-weight-complex="normal"/>
    </style:style>
    <style:style style:name="P7" style:family="paragraph" style:parent-style-name="Standard">
      <style:paragraph-properties fo:margin-left="0cm" fo:margin-right="0cm" fo:text-align="justify" style:justify-single-word="false" fo:text-indent="0.101cm" style:auto-text-indent="false">
        <style:tab-stops/>
        <style:drop-cap/>
      </style:paragraph-properties>
      <style:text-properties style:font-name="DejaVu Sans Mono" fo:font-size="10pt" fo:font-weight="normal" officeooo:rsid="001cde37" style:font-size-asian="10pt" style:font-weight-asian="normal" style:font-size-complex="10pt" style:font-weight-complex="normal"/>
    </style:style>
    <style:style style:name="P8" style:family="paragraph" style:parent-style-name="Standard">
      <style:paragraph-properties fo:margin-left="0cm" fo:margin-right="0cm" fo:text-align="justify" style:justify-single-word="false" fo:text-indent="0.101cm" style:auto-text-indent="false">
        <style:tab-stops/>
        <style:drop-cap/>
      </style:paragraph-properties>
      <style:text-properties style:font-name="DejaVu Sans Mono" fo:font-size="10pt" fo:font-weight="bold" officeooo:rsid="001cde37" style:font-size-asian="10pt" style:font-weight-asian="bold" style:font-size-complex="10pt" style:font-weight-complex="bold"/>
    </style:style>
    <style:style style:name="P9" style:family="paragraph" style:parent-style-name="Standard">
      <style:paragraph-properties fo:margin-left="0cm" fo:margin-right="0cm" fo:text-align="justify" style:justify-single-word="false" fo:text-indent="0.101cm" style:auto-text-indent="false">
        <style:tab-stops/>
        <style:drop-cap/>
      </style:paragraph-properties>
      <style:text-properties officeooo:rsid="001cde37"/>
    </style:style>
    <style:style style:name="P10" style:family="paragraph" style:parent-style-name="Standard">
      <style:paragraph-properties fo:margin-left="0cm" fo:margin-right="0cm" fo:text-align="justify" style:justify-single-word="false" fo:text-indent="0.101cm" style:auto-text-indent="false" fo:break-before="page">
        <style:tab-stops/>
        <style:drop-cap/>
      </style:paragraph-properties>
    </style:style>
    <style:style style:name="P11" style:family="paragraph" style:parent-style-name="Preformatted_20_Text">
      <style:paragraph-properties fo:margin-top="0cm" fo:margin-bottom="0.499cm"/>
    </style:style>
    <style:style style:name="P12" style:family="paragraph" style:parent-style-name="Preformatted_20_Text">
      <style:paragraph-properties fo:margin-left="1.251cm" fo:margin-right="0cm" fo:text-indent="0cm" style:auto-text-indent="false"/>
    </style:style>
    <style:style style:name="P13" style:family="paragraph" style:parent-style-name="Preformatted_20_Text">
      <style:text-properties fo:font-weight="bold" style:font-weight-asian="bold" style:font-weight-complex="bold"/>
    </style:style>
    <style:style style:name="P14" style:family="paragraph" style:parent-style-name="Preformatted_20_Text">
      <style:text-properties officeooo:paragraph-rsid="000dbb05"/>
    </style:style>
    <style:style style:name="P15" style:family="paragraph" style:parent-style-name="Preformatted_20_Text">
      <style:text-properties fo:font-size="13pt" style:font-size-asian="13pt" style:font-size-complex="13pt"/>
    </style:style>
    <style:style style:name="P16" style:family="paragraph" style:parent-style-name="Preformatted_20_Text">
      <style:paragraph-properties fo:orphans="2" fo:widows="2"/>
      <style:text-properties fo:font-variant="normal" fo:text-transform="none" fo:color="#000000" fo:letter-spacing="normal" fo:font-style="normal" fo:font-weight="normal" officeooo:paragraph-rsid="002bbef8" style:font-size-asian="8.75pt"/>
    </style:style>
    <style:style style:name="P17" style:family="paragraph" style:parent-style-name="Preformatted_20_Text">
      <style:paragraph-properties fo:orphans="2" fo:widows="2"/>
      <style:text-properties officeooo:paragraph-rsid="002bbef8"/>
    </style:style>
    <style:style style:name="P18" style:family="paragraph" style:parent-style-name="Text_20_body">
      <style:text-properties fo:font-weight="bold" style:font-weight-asian="bold" style:font-weight-complex="bold"/>
    </style:style>
    <style:style style:name="P19" style:family="paragraph" style:parent-style-name="Preformatted_20_Text">
      <style:paragraph-properties fo:break-before="page"/>
    </style:style>
    <style:style style:name="P20" style:family="paragraph" style:parent-style-name="Title">
      <style:paragraph-properties fo:margin-top="0.423cm" fo:margin-bottom="0.212cm" fo:keep-with-next="always"/>
    </style:style>
    <style:style style:name="P21" style:family="paragraph" style:parent-style-name="Title">
      <style:paragraph-properties fo:margin-top="0.423cm" fo:margin-bottom="0.212cm" fo:keep-with-next="always"/>
      <style:text-properties style:font-name="Liberation Sans" style:font-name-asian="DejaVu Sans" style:font-name-complex="DejaVu Sans"/>
    </style:style>
    <style:style style:name="P22" style:family="paragraph" style:parent-style-name="Standard" style:list-style-name="List_20_1">
      <style:paragraph-properties fo:text-align="justify" style:justify-single-word="false">
        <style:tab-stops/>
        <style:drop-cap/>
      </style:paragraph-properties>
    </style:style>
    <style:style style:name="P23" style:family="paragraph" style:parent-style-name="Standard" style:list-style-name="List_20_1">
      <style:paragraph-properties fo:text-align="justify" style:justify-single-word="false">
        <style:tab-stops/>
        <style:drop-cap/>
      </style:paragraph-properties>
      <style:text-properties officeooo:paragraph-rsid="0012079c"/>
    </style:style>
    <style:style style:name="P24" style:family="paragraph" style:parent-style-name="Standard" style:list-style-name="L1">
      <style:paragraph-properties fo:text-align="justify" style:justify-single-word="false">
        <style:tab-stops/>
        <style:drop-cap/>
      </style:paragraph-properties>
    </style:style>
    <style:style style:name="P25" style:family="paragraph" style:parent-style-name="Standard" style:list-style-name="L1">
      <style:paragraph-properties fo:text-align="justify" style:justify-single-word="false">
        <style:tab-stops/>
        <style:drop-cap/>
      </style:paragraph-properties>
      <style:text-properties officeooo:paragraph-rsid="002bbef8"/>
    </style:style>
    <style:style style:name="P26" style:family="paragraph" style:parent-style-name="Standard" style:list-style-name="List_20_1" style:master-page-name="">
      <style:paragraph-properties fo:margin-left="0cm" fo:margin-right="0cm" fo:text-align="justify" style:justify-single-word="false" fo:text-indent="0.101cm" style:auto-text-indent="false" style:page-number="auto">
        <style:tab-stops/>
        <style:drop-cap/>
      </style:paragraph-properties>
    </style:style>
    <style:style style:name="P27" style:family="paragraph" style:parent-style-name="Text_20_body" style:list-style-name="List_20_1"/>
    <style:style style:name="P28" style:family="paragraph" style:parent-style-name="Preformatted_20_Text">
      <style:paragraph-properties fo:orphans="2" fo:widows="2"/>
      <style:text-properties fo:color="#333333" fo:font-size="12pt" fo:font-style="normal" fo:font-weight="normal" officeooo:paragraph-rsid="002bbef8"/>
    </style:style>
    <style:style style:name="P29" style:family="paragraph" style:parent-style-name="Preformatted_20_Text">
      <style:paragraph-properties fo:orphans="2" fo:widows="2"/>
      <style:text-properties fo:font-variant="normal" fo:text-transform="none" fo:color="#000000" fo:font-size="10pt" fo:letter-spacing="normal" fo:font-style="normal" fo:font-weight="normal" officeooo:paragraph-rsid="002bbef8" style:font-size-asian="10pt" style:font-size-complex="10pt"/>
    </style:style>
    <style:style style:name="P30" style:family="paragraph" style:parent-style-name="Preformatted_20_Text">
      <style:paragraph-properties fo:orphans="2" fo:widows="2"/>
      <style:text-properties fo:font-variant="normal" fo:text-transform="none" fo:color="#000000" fo:font-size="12pt" fo:letter-spacing="normal" fo:font-style="normal" fo:font-weight="normal" officeooo:paragraph-rsid="002bbef8" style:font-size-asian="8.75pt"/>
    </style:style>
    <style:style style:name="T1" style:family="text">
      <style:text-properties style:text-underline-style="none"/>
    </style:style>
    <style:style style:name="T2" style:family="text">
      <style:text-properties style:text-underline-style="none" officeooo:rsid="000f0216"/>
    </style:style>
    <style:style style:name="T3" style:family="text">
      <style:text-properties fo:font-weight="bold" style:font-weight-asian="bold" style:font-weight-complex="bold"/>
    </style:style>
    <style:style style:name="T4" style:family="text">
      <style:text-properties fo:font-weight="bold" officeooo:rsid="0010e80e" style:font-weight-asian="bold" style:font-weight-complex="bold"/>
    </style:style>
    <style:style style:name="T5" style:family="text">
      <style:text-properties fo:font-weight="normal" style:font-weight-asian="normal" style:font-weight-complex="normal"/>
    </style:style>
    <style:style style:name="T6" style:family="text">
      <style:text-properties officeooo:rsid="000ce081"/>
    </style:style>
    <style:style style:name="T7" style:family="text">
      <style:text-properties style:font-name="DejaVu Sans Mono" fo:font-size="10pt" style:font-size-asian="10pt" style:font-size-complex="10pt"/>
    </style:style>
    <style:style style:name="T8" style:family="text">
      <style:text-properties style:font-name="DejaVu Sans Mono" fo:font-size="10pt" officeooo:rsid="000dbb05" style:font-size-asian="10pt" style:font-size-complex="10pt"/>
    </style:style>
    <style:style style:name="T9" style:family="text">
      <style:text-properties style:font-name="DejaVu Sans Mono" fo:font-size="10pt" officeooo:rsid="0010e80e" style:font-size-asian="10pt" style:font-size-complex="10pt"/>
    </style:style>
    <style:style style:name="T10" style:family="text">
      <style:text-properties style:font-name="DejaVu Sans Mono" fo:font-size="10pt" fo:font-weight="bold" style:font-size-asian="10pt" style:font-weight-asian="bold" style:font-size-complex="10pt" style:font-weight-complex="bold"/>
    </style:style>
    <style:style style:name="T11" style:family="text">
      <style:text-properties style:font-name="DejaVu Sans Mono" fo:font-size="10pt" fo:font-weight="bold" officeooo:rsid="001cde37" style:font-size-asian="10pt" style:font-weight-asian="bold" style:font-size-complex="10pt" style:font-weight-complex="bold"/>
    </style:style>
    <style:style style:name="T12" style:family="text">
      <style:text-properties style:font-name="DejaVu Sans Mono" fo:font-size="10pt" fo:font-weight="normal" style:font-size-asian="10pt" style:font-weight-asian="normal" style:font-size-complex="10pt" style:font-weight-complex="normal"/>
    </style:style>
    <style:style style:name="T13" style:family="text">
      <style:text-properties style:font-name="DejaVu Sans Mono" fo:font-size="10pt" fo:font-weight="normal" officeooo:rsid="0017a981" style:font-size-asian="10pt" style:font-weight-asian="normal" style:font-size-complex="10pt" style:font-weight-complex="normal"/>
    </style:style>
    <style:style style:name="T14" style:family="text">
      <style:text-properties style:font-name="DejaVu Sans Mono" fo:font-size="10pt" fo:font-weight="normal" officeooo:rsid="001cde37" style:font-size-asian="10pt" style:font-weight-asian="normal" style:font-size-complex="10pt" style:font-weight-complex="normal"/>
    </style:style>
    <style:style style:name="T15" style:family="text">
      <style:text-properties style:font-name="DejaVu Sans Mono" fo:font-size="10pt" fo:font-weight="normal" officeooo:rsid="001d4d04" style:font-size-asian="10pt" style:font-weight-asian="normal" style:font-size-complex="10pt" style:font-weight-complex="normal"/>
    </style:style>
    <style:style style:name="T16" style:family="text">
      <style:text-properties style:font-name="DejaVu Sans Mono" fo:font-size="10pt" fo:font-weight="normal" officeooo:rsid="0024f355" style:font-size-asian="10pt" style:font-weight-asian="normal" style:font-size-complex="10pt" style:font-weight-complex="normal"/>
    </style:style>
    <style:style style:name="T17" style:family="text">
      <style:text-properties style:font-name="DejaVu Sans Mono" fo:font-size="10pt" fo:font-weight="normal" officeooo:rsid="002bbef8" style:font-size-asian="10pt" style:font-weight-asian="normal" style:font-size-complex="10pt" style:font-weight-complex="normal"/>
    </style:style>
    <style:style style:name="T18" style:family="text">
      <style:text-properties officeooo:rsid="000dbb05"/>
    </style:style>
    <style:style style:name="T19" style:family="text">
      <style:text-properties fo:font-style="normal" style:font-style-asian="normal" style:font-style-complex="normal"/>
    </style:style>
    <style:style style:name="T20" style:family="text">
      <style:text-properties fo:font-style="normal" officeooo:rsid="000dbb05" style:font-style-asian="normal" style:font-style-complex="normal"/>
    </style:style>
    <style:style style:name="T21" style:family="text">
      <style:text-properties officeooo:rsid="000f0216"/>
    </style:style>
    <style:style style:name="T22" style:family="text">
      <style:text-properties officeooo:rsid="0010e80e"/>
    </style:style>
    <style:style style:name="T23" style:family="text">
      <style:text-properties officeooo:rsid="00117ae6"/>
    </style:style>
    <style:style style:name="T24" style:family="text">
      <style:text-properties officeooo:rsid="0012079c"/>
    </style:style>
    <style:style style:name="T25" style:family="text">
      <style:text-properties officeooo:rsid="0013e89d"/>
    </style:style>
    <style:style style:name="T26" style:family="text">
      <style:text-properties style:font-name="Liberation Mono" fo:font-size="10pt" fo:font-weight="bold" officeooo:rsid="0010e80e" style:font-size-asian="10pt" style:font-weight-asian="bold" style:font-size-complex="10pt" style:font-weight-complex="bold"/>
    </style:style>
    <style:style style:name="T27" style:family="text">
      <style:text-properties officeooo:rsid="00173910"/>
    </style:style>
    <style:style style:name="T28" style:family="text">
      <style:text-properties officeooo:rsid="0017a981"/>
    </style:style>
    <style:style style:name="T29" style:family="text">
      <style:text-properties officeooo:rsid="001cde37"/>
    </style:style>
    <style:style style:name="T30" style:family="text">
      <style:text-properties officeooo:rsid="001d4d04"/>
    </style:style>
    <style:style style:name="T31" style:family="text">
      <style:text-properties officeooo:rsid="001df1a6"/>
    </style:style>
    <style:style style:name="T32" style:family="text">
      <style:text-properties style:font-name="Liberation Sans" style:font-name-asian="DejaVu Sans" style:font-name-complex="DejaVu Sans"/>
    </style:style>
    <style:style style:name="T33" style:family="text">
      <style:text-properties style:font-name="Liberation Sans" officeooo:rsid="002bbef8" style:font-name-asian="DejaVu Sans" style:font-name-complex="DejaVu Sans"/>
    </style:style>
    <style:style style:name="T34" style:family="text">
      <style:text-properties officeooo:rsid="0020bbed"/>
    </style:style>
    <style:style style:name="T35" style:family="text">
      <style:text-properties officeooo:rsid="00215455"/>
    </style:style>
    <style:style style:name="T36" style:family="text">
      <style:text-properties style:text-underline-style="solid" style:text-underline-width="auto" style:text-underline-color="font-color"/>
    </style:style>
    <style:style style:name="T37" style:family="text">
      <style:text-properties officeooo:rsid="002304ee"/>
    </style:style>
    <style:style style:name="T38" style:family="text">
      <style:text-properties officeooo:rsid="0024f355"/>
    </style:style>
    <style:style style:name="T39" style:family="text">
      <style:text-properties officeooo:rsid="0027440f"/>
    </style:style>
    <style:style style:name="T40" style:family="text">
      <style:text-properties officeooo:rsid="002999be"/>
    </style:style>
    <style:style style:name="T41" style:family="text">
      <style:text-properties fo:font-variant="normal" fo:text-transform="none" fo:color="#000000" fo:letter-spacing="normal" fo:font-style="normal" fo:font-weight="normal" style:font-size-asian="8.75pt"/>
    </style:style>
    <style:style style:name="T42" style:family="text">
      <style:text-properties fo:font-variant="normal" fo:text-transform="none" fo:color="#000000" style:font-name="DejaVu Sans Mono" fo:font-size="10pt" fo:letter-spacing="normal" fo:font-style="normal" fo:font-weight="normal" style:font-size-asian="10pt" style:font-size-complex="10pt"/>
    </style:style>
    <style:style style:name="T43" style:family="text">
      <style:text-properties fo:font-variant="normal" fo:text-transform="none" fo:color="#000000" style:font-name="DejaVu Sans Mono" fo:font-size="10pt" fo:letter-spacing="normal" fo:font-style="normal" fo:font-weight="normal" officeooo:rsid="002bbef8" style:font-size-asian="10pt" style:font-size-complex="10pt"/>
    </style:style>
    <style:style style:name="T44" style:family="text">
      <style:text-properties fo:font-variant="normal" fo:text-transform="none" fo:font-size="12pt" fo:letter-spacing="normal" fo:font-style="normal" fo:font-weight="normal"/>
    </style:style>
    <style:style style:name="T45" style:family="text">
      <style:text-properties fo:font-variant="normal" fo:text-transform="none" fo:font-size="12pt" fo:letter-spacing="normal" fo:font-style="normal" fo:font-weight="normal" officeooo:rsid="002999be"/>
    </style:style>
    <style:style style:name="T46" style:family="text">
      <style:text-properties fo:font-variant="normal" fo:text-transform="none" fo:font-size="12pt" fo:letter-spacing="normal" fo:font-style="normal" fo:font-weight="normal" officeooo:rsid="002ad9c0"/>
    </style:style>
    <style:style style:name="T47" style:family="text">
      <style:text-properties fo:font-variant="normal" fo:text-transform="none" fo:font-size="12pt" fo:letter-spacing="normal" fo:font-style="normal" fo:font-weight="normal" officeooo:rsid="002bbef8"/>
    </style:style>
    <style:style style:name="T48" style:family="text">
      <style:text-properties fo:font-variant="normal" fo:text-transform="none" style:font-name="DejaVu Sans Mono" fo:font-size="10pt" fo:letter-spacing="normal" fo:font-style="normal" fo:font-weight="normal" style:font-size-asian="10pt" style:font-size-complex="10pt"/>
    </style:style>
    <style:style style:name="T49" style:family="text">
      <style:text-properties officeooo:rsid="002ad9c0"/>
    </style:style>
    <style:style style:name="T50" style:family="text">
      <style:text-properties officeooo:rsid="002bbef8"/>
    </style:style>
    <style:style style:name="T51" style:family="text">
      <style:text-properties officeooo:rsid="002d7f99"/>
    </style:style>
    <style:style style:name="T52" style:family="text">
      <style:text-properties officeooo:rsid="002e3d5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71cm" fo:text-indent="-0.635cm" fo:margin-left="1.3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06cm" fo:text-indent="-0.635cm" fo:margin-left="2.0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1cm" fo:text-indent="-0.635cm" fo:margin-left="2.6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76cm" fo:text-indent="-0.635cm" fo:margin-left="3.2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1cm" fo:text-indent="-0.635cm" fo:margin-left="3.9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46cm" fo:text-indent="-0.635cm" fo:margin-left="4.5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1cm" fo:text-indent="-0.635cm" fo:margin-left="5.1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16cm" fo:text-indent="-0.635cm" fo:margin-left="5.8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1cm" fo:text-indent="-0.635cm" fo:margin-left="6.4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86cm" fo:text-indent="-0.635cm" fo:margin-left="7.086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raduzione Italiana per “Fast lexical analyzer generator (lex replacement).”</text:p>
      <text:p text:style-name="P18">Traduzione a cura di Gianluca Grasso, Vito Manghisi e Rosario Santoro del Politecnico di Bari (anno 2011)</text:p>
      <text:p text:style-name="Text_20_body"><text:span text:style-name="T5">Questo manuale descrive 'flex', uno strumento per la generazione di programmi che effettuano pattern-matching su testo. Questo manuale include sia un tutorial che una sezione di documentazione. Questa edizione del “Manuale di Flex” documenta la versione 2.5.35. E' stato aggiornato il 31 Maggio 2008. Questo manuale è stato scritto da </text:span>Vern Paxson, Will Estes e John Millaway.</text:p>
      <text:p text:style-name="Text_20_body"/>
      <text:p text:style-name="Text_20_body">1 Copyright </text:p>
      <text:p text:style-name="Text_20_body">*********** </text:p>
      <text:p text:style-name="Text_20_body">The flex manual is placed under the same licensing conditions as the rest of flex: Copyright (C) 2001, 2002, 2003, 2004, 2005, 2006, 2007 The Flex Project. Copyright (C) 1990, 1997 The Regents of the University of California. All rights reserved. This code is derived from software contributed to Berkeley by Vern Paxson. The United States Government has rights in this work pursuant to contract no. DE-AC03-76SF00098 between the United States Department of Energy and the University of California. Redistribution and use in source and binary forms, with or without modification, are permitted provided that the following conditions are met: 1. Redistributions of source code must retain the above copyright notice, this list of conditions and the following disclaimer. 2. Redistributions in binary form must reproduce the above copyright notice, this list of conditions and the following disclaimer in the documentation and/or other materials provided with the distribution. Neither the name of the University nor the names of its contributors may be used to endorse or promote products derived from this software without specific prior written permission. THIS SOFTWARE IS PROVIDED "AS IS" AND WITHOUT ANY EXPRESS OR IMPLIED WARRANTIES, INCLUDING, WITHOUT LIMITATION, THE IMPLIED WARRANTIES OF MERCHANTABILITY AND FITNESS FOR A PARTICULAR PURPOSE.</text:p>
      <text:p text:style-name="Text_20_body"/>
      <text:p text:style-name="Text_20_body">2 Reporting Bugs </text:p>
      <text:p text:style-name="Text_20_body">**************** </text:p>
      <text:p text:style-name="Text_20_body">If you find a bug in `flex', please report it using the SourceForge Bug Tracking facilities which can be found on flex's SourceForge Page (http://sourceforge.net/projects/flex).</text:p>
      <text:h text:style-name="Heading_20_1" text:outline-level="1">3 Introduzione a Flex</text:h>
      <text:p text:style-name="Preformatted_20_Text"/>
      <text:p text:style-name="P1">Flex è un tool per la generazione di scanner, programmi che riconoscono un pattern lessicale in un testo. Flex legge l'input fornito tramite file, oppure per default lo standard input se non gli viene passato come argomento nessun file con estensione “.l”. Il file di input conterrà la descrizione dello scanner che si vuol generare. </text:p>
      <text:p text:style-name="P2">La descrizione è nella forma di coppie di espressioni regolari e codice C, dette regole. Flex genera come output un file sorgente C, intitolato per default “lex.yy.c”, che definisce al suo interno una routine, intitolata “yylex()”. Questo file può essere compilato e collegato con la libreria a runtime di Flex per produrre codice eseguibile. Quando l'eseguibile viene avviato, esso analizza l'input fornito per trovare occorrenze delle espressioni regolari, ed esegue il codice C corrispondente.</text:p>
      <text:p text:style-name="Preformatted_20_Text"/>
      <text:p text:style-name="Title"><text:soft-page-break/>4 Alcuni semplici esempi</text:p>
      <text:p text:style-name="Preformatted_20_Text"/>
      <text:p text:style-name="Preformatted_20_Text">%%</text:p>
      <text:p text:style-name="Preformatted_20_Text">username <text:tab/>printf(“%s”, getlogin() );</text:p>
      <text:p text:style-name="Preformatted_20_Text"/>
      <text:p text:style-name="P1">Per default ogni testo che non trova una corrispondenza attraverso uno scanner Flex viene copiato nell'output, per cui l'effetto del codice precedente è di copiare il file di input in output, dove ogni occorrenza di “username” verrà espansa. Nel file di input mostrato vi è solo una regola: “username” <text:span text:style-name="T6">rappresenta</text:span> il pattern, “printf” l'azione corrispondente. Il simbolo “%%” identifica <text:s/>l'inizio delle regole.</text:p>
      <text:p text:style-name="Preformatted_20_Text"/>
      <text:p text:style-name="P1">Un altro esempio:</text:p>
      <text:p text:style-name="Preformatted_20_Text"/>
      <text:p text:style-name="Preformatted_20_Text"><text:tab/>int num_lines = 0, num_chars = 0;</text:p>
      <text:p text:style-name="Preformatted_20_Text"/>
      <text:p text:style-name="Preformatted_20_Text">%%</text:p>
      <text:p text:style-name="Preformatted_20_Text">\n<text:tab/>++num_lines;++num_chars;</text:p>
      <text:p text:style-name="Preformatted_20_Text">.<text:tab/>++num_chars;</text:p>
      <text:p text:style-name="Preformatted_20_Text"/>
      <text:p text:style-name="Preformatted_20_Text">%%</text:p>
      <text:p text:style-name="Preformatted_20_Text">main()</text:p>
      <text:p text:style-name="Preformatted_20_Text"><text:tab/>{</text:p>
      <text:p text:style-name="Preformatted_20_Text"><text:tab/>yylex();</text:p>
      <text:p text:style-name="Preformatted_20_Text"><text:tab/>printf(“# of lines = %d, # of chars = %d\n,</text:p>
      <text:p text:style-name="Preformatted_20_Text"><text:tab/><text:tab/><text:tab/>num_lines,num_chars);</text:p>
      <text:p text:style-name="Preformatted_20_Text"><text:tab/>}</text:p>
      <text:p text:style-name="Preformatted_20_Text"/>
      <text:p text:style-name="P1">Questo scanner conta il numero di caratteri ed il numero di linee nel suo input. Non produce altro output se non un report finale sul numero di caratteri e di linee conteggiate. Le prime linee dichiarano due variabili globali, <text:span text:style-name="T7">“num_lines”</text:span> e <text:span text:style-name="T7">“num_chars”</text:span>, che sono accessibili sia in <text:span text:style-name="T7">“yylex()”</text:span> che nella funzione <text:span text:style-name="T7">“main()”</text:span> dichiarata dopo il secondo “<text:span text:style-name="T7">%%”</text:span>. Vi sono due regole, di cui una cerca un carattere di nuova riga “<text:span text:style-name="T7">\n” </text:span>e incrementa entrambe le variabili, ed una che cerca un carattere qualsiasi, diverso da nuova riga (identificato con l'espressione regolare “.”), ed incrementa il contatore dei caratteri.</text:p>
      <text:p text:style-name="Preformatted_20_Text"/>
      <text:p text:style-name="Preformatted_20_Text"/>
      <text:p text:style-name="P13">Un esempio più complesso</text:p>
      <text:p text:style-name="Preformatted_20_Text"/>
      <text:p text:style-name="Preformatted_20_Text"><text:s/>/* scanner for a toy Pascal-like language */</text:p>
      <text:p text:style-name="Preformatted_20_Text"/>
      <text:p text:style-name="Preformatted_20_Text"><text:s text:c="9"/>%{</text:p>
      <text:p text:style-name="Preformatted_20_Text"><text:s text:c="9"/>/* need this for the call to atof() below */</text:p>
      <text:p text:style-name="Preformatted_20_Text"><text:s text:c="9"/>#include math.h&gt;</text:p>
      <text:p text:style-name="Preformatted_20_Text"><text:s text:c="9"/>%}</text:p>
      <text:p text:style-name="Preformatted_20_Text"/>
      <text:p text:style-name="Preformatted_20_Text"><text:s text:c="9"/>DIGIT <text:s text:c="3"/>[0-9]</text:p>
      <text:p text:style-name="Preformatted_20_Text"><text:s text:c="9"/>ID <text:s text:c="6"/>[a-z][a-z0-9]*</text:p>
      <text:p text:style-name="Preformatted_20_Text"/>
      <text:p text:style-name="Preformatted_20_Text"><text:s text:c="9"/>%%</text:p>
      <text:p text:style-name="Preformatted_20_Text"/>
      <text:p text:style-name="Preformatted_20_Text"><text:s text:c="9"/>{DIGIT}+ <text:s text:c="3"/>{</text:p>
      <text:p text:style-name="Preformatted_20_Text"><text:s text:c="21"/>printf( "An integer: %s (%d)\n", yytext,</text:p>
      <text:p text:style-name="Preformatted_20_Text"><text:s text:c="29"/>atoi( yytext ) );</text:p>
      <text:p text:style-name="Preformatted_20_Text"><text:s text:c="21"/>}</text:p>
      <text:p text:style-name="Preformatted_20_Text"/>
      <text:p text:style-name="Preformatted_20_Text"><text:s text:c="9"/>{DIGIT}+"."{DIGIT}* <text:s text:c="7"/>{</text:p>
      <text:p text:style-name="Preformatted_20_Text"><text:soft-page-break/><text:s text:c="21"/>printf( "A float: %s (%g)\n", yytext,</text:p>
      <text:p text:style-name="Preformatted_20_Text"><text:s text:c="29"/>atof( yytext ) );</text:p>
      <text:p text:style-name="Preformatted_20_Text"><text:s text:c="21"/>}</text:p>
      <text:p text:style-name="Preformatted_20_Text"/>
      <text:p text:style-name="Preformatted_20_Text"><text:s text:c="9"/>if|then|begin|end|procedure|function <text:s text:c="7"/>{</text:p>
      <text:p text:style-name="Preformatted_20_Text"><text:s text:c="21"/>printf( "A keyword: %s\n", yytext );</text:p>
      <text:p text:style-name="Preformatted_20_Text"><text:s text:c="21"/>}</text:p>
      <text:p text:style-name="Preformatted_20_Text"/>
      <text:p text:style-name="Preformatted_20_Text"><text:s text:c="9"/>{ID} <text:s text:c="7"/>printf( "An identifier: %s\n", yytext );</text:p>
      <text:p text:style-name="Preformatted_20_Text"/>
      <text:p text:style-name="Preformatted_20_Text"><text:s text:c="9"/>"+"|"-"|"*"|"/" <text:s text:c="2"/>printf( "An operator: %s\n", yytext );</text:p>
      <text:p text:style-name="Preformatted_20_Text"/>
      <text:p text:style-name="Preformatted_20_Text"><text:s text:c="9"/>"{"[\^{}}\n]*"}" <text:s text:c="4"/>/* eat up one-line comments */</text:p>
      <text:p text:style-name="Preformatted_20_Text"/>
      <text:p text:style-name="Preformatted_20_Text"><text:s text:c="9"/>[ \t\n]+ <text:s text:c="9"/>/* eat up whitespace */</text:p>
      <text:p text:style-name="Preformatted_20_Text"/>
      <text:p text:style-name="Preformatted_20_Text"><text:s text:c="9"/>. <text:s text:c="10"/>printf( "Unrecognized character: %s\n", yytext );</text:p>
      <text:p text:style-name="Preformatted_20_Text"/>
      <text:p text:style-name="Preformatted_20_Text"><text:s text:c="9"/>%%</text:p>
      <text:p text:style-name="Preformatted_20_Text"/>
      <text:p text:style-name="Preformatted_20_Text"><text:s text:c="9"/>main( argc, argv )</text:p>
      <text:p text:style-name="Preformatted_20_Text"><text:s text:c="9"/>int argc;</text:p>
      <text:p text:style-name="Preformatted_20_Text"><text:s text:c="9"/>char **argv;</text:p>
      <text:p text:style-name="Preformatted_20_Text"><text:s text:c="13"/>{</text:p>
      <text:p text:style-name="Preformatted_20_Text"><text:s text:c="13"/>++argv, --argc; <text:s/>/* skip over program name */</text:p>
      <text:p text:style-name="Preformatted_20_Text"><text:s text:c="13"/>if ( argc &gt; 0 )</text:p>
      <text:p text:style-name="Preformatted_20_Text"><text:s text:c="21"/>yyin = fopen( argv[0], "r" );</text:p>
      <text:p text:style-name="Preformatted_20_Text"><text:s text:c="13"/>else</text:p>
      <text:p text:style-name="Preformatted_20_Text"><text:s text:c="21"/>yyin = stdin;</text:p>
      <text:p text:style-name="Preformatted_20_Text"/>
      <text:p text:style-name="Preformatted_20_Text"><text:s text:c="13"/>yylex();</text:p>
      <text:p text:style-name="P11"><text:s text:c="13"/>}</text:p>
      <text:p text:style-name="P1">Questo è un esempio di un semplice scanner per il linguaggio Pascal. Esso identifica tipi differenti di “token” e riporta quello che ha trovato.</text:p>
      <text:p text:style-name="P2">I dettagli di questo esempio saranno analizzati nel seguito.</text:p>
      <text:p text:style-name="Preformatted_20_Text"/>
      <text:p text:style-name="P19"/>
      <text:p text:style-name="P20">5 Formato del file di input</text:p>
      <text:p text:style-name="P1">L'input del Flex consiste di tre sezioni, separate da una linea contenente solo i simboli “%%”</text:p>
      <text:p text:style-name="Preformatted_20_Text"/>
      <text:p text:style-name="P12">definizioni</text:p>
      <text:p text:style-name="P12">%%</text:p>
      <text:p text:style-name="P12">regole</text:p>
      <text:p text:style-name="P12">%%</text:p>
      <text:p text:style-name="P12">codice</text:p>
      <text:p text:style-name="P14"/>
      <text:h text:style-name="Heading_20_2" text:outline-level="2">5.1 Formato della sezione d<text:span text:style-name="T18">elle </text:span><text:span text:style-name="T20">D</text:span><text:span text:style-name="T19">efinizion</text:span><text:span text:style-name="T20">i</text:span></text:h>
      <text:p text:style-name="Preformatted_20_Text"/>
      <text:p text:style-name="P1">La sezione di definizione contiene le dichiarazioni di semplici <text:span text:style-name="T18">definizioni di </text:span>nomi che serviranno per semplificare la specifica dello scanner, e le dichiarazioni di “condizioni di avvio”, che sono spiegate in una sezione successiva.</text:p>
      <text:p text:style-name="P2">Le definizioni di nomi hanno la seguente forma:</text:p>
      <text:p text:style-name="Preformatted_20_Text"><text:tab/></text:p>
      <text:p text:style-name="Preformatted_20_Text"><text:tab/>nome definizione</text:p>
      <text:p text:style-name="Preformatted_20_Text"/>
      <text:p text:style-name="P1">Il <text:span text:style-name="T7">“nome”</text:span> è una parola che inizia con una lettera o un underscore (“_”), seguito da zero o più lettere, numeri, “_”(underscore), o “-”(segno meno). La definizione è intesa dall'inizio del primo carattere non vuoto che segue il <text:span text:style-name="T7">“nome”</text:span> e continua fino alla fine della riga. La definizione può essere successivamente riferita usando <text:span text:style-name="T7">“{nome}”</text:span>, che verrà espanso automaticamente nella definizione associata.</text:p>
      <text:p text:style-name="P2"/>
      <text:p text:style-name="P2">Ad esempio:</text:p>
      <text:p text:style-name="Preformatted_20_Text"/>
      <text:p text:style-name="Preformatted_20_Text"><text:tab/>DIGIT<text:tab/><text:tab/>[0-9]</text:p>
      <text:p text:style-name="Preformatted_20_Text"><text:tab/>ID<text:tab/><text:tab/>[a-z][a-z0-9]*</text:p>
      <text:p text:style-name="Preformatted_20_Text"/>
      <text:p text:style-name="P1">Definisce <text:span text:style-name="T18">'</text:span><text:span text:style-name="T7">DIGIT</text:span><text:span text:style-name="T8">'</text:span> come espressione regolare che trova un singolo numero, ed <text:span text:style-name="T18">'</text:span><text:span text:style-name="T7">ID</text:span><text:span text:style-name="T8">'</text:span> come espressione regolare che trova una lettera minuscola seguita da zero o più lettere minuscole o numeri. Un successivo riferimento a </text:p>
      <text:p text:style-name="Preformatted_20_Text"/>
      <text:p text:style-name="Preformatted_20_Text"><text:tab/>{DIGIT}+”.”{DIGIT}*</text:p>
      <text:p text:style-name="Preformatted_20_Text"/>
      <text:p text:style-name="P1">è identico a </text:p>
      <text:p text:style-name="Preformatted_20_Text"/>
      <text:p text:style-name="Preformatted_20_Text"><text:tab/>([0-9])+”.”([0-9])*</text:p>
      <text:p text:style-name="Preformatted_20_Text"/>
      <text:p text:style-name="P1">e trova una o più numeri seguiti da un punto <text:span text:style-name="T7">(“.”) </text:span>seguito da zero o più numeri.</text:p>
      <text:p text:style-name="P2"/>
      <text:p text:style-name="P2">Ogni testo, indentato o non indentato, racchiuso tra “%{“ e “%}” viene copiato in output (senza i simboli %{ e %} ). </text:p>
      <text:p text:style-name="P2">I simboli %{ e %} devono apparire non indentati singolarmente su una linea.</text:p>
      <text:p text:style-name="P2"/>
      <text:p text:style-name="P2"/>
      <text:p text:style-name="P2">Un blocco “%top{...}” è simile al blocco “%{“ … “%}”, eccetto che il codice in un blocco top viene rilocato a _<text:span text:style-name="T1">top_ del file generato, prima di ogni definizione di flex (in realtà, </text:span><text:span text:style-name="T2">prima del blocco %top,</text:span><text:span text:style-name="T1"> viene definito “yyIN_HEADER”). Il blocco </text:span><text:span text:style-name="T2">%</text:span><text:span text:style-name="T1">top è utile quando si vogliono definire alcune </text:span><text:soft-page-break/><text:span text:style-name="T1">macro di preprocessore o file da includere prima del codice generato. </text:span></text:p>
      <text:p text:style-name="P3">I singoli caratteri, “{“ e “}” vengono usati per delimitare il blocco top, come <text:span text:style-name="T21">mostrato nel seguente </text:span>esempio:</text:p>
      <text:p text:style-name="Preformatted_20_Text"/>
      <text:p text:style-name="Preformatted_20_Text"><text:tab/> %top{</text:p>
      <text:p text:style-name="Preformatted_20_Text"><text:s text:c="13"/>/* This code goes at the "top" of the generated file. */</text:p>
      <text:p text:style-name="Preformatted_20_Text"><text:s text:c="13"/>#include &lt;stdint.h&gt;</text:p>
      <text:p text:style-name="Preformatted_20_Text"><text:s text:c="13"/>#include &lt;inttypes.h&gt;</text:p>
      <text:p text:style-name="P11"><text:s text:c="9"/>}</text:p>
      <text:p text:style-name="P3">Sono consentiti blocchi top multipli, ed il loro ordine viene preservato.</text:p>
      <text:p text:style-name="Preformatted_20_Text"/>
      <text:h text:style-name="Heading_20_2" text:outline-level="2">5.2 Formato della sezione delle <text:span text:style-name="T19">Regole</text:span></text:h>
      <text:p text:style-name="Preformatted_20_Text"/>
      <text:p text:style-name="P3">La sezione delle regole dell'input di flex contiene una serie di regole nella forma:</text:p>
      <text:p text:style-name="Preformatted_20_Text"/>
      <text:p text:style-name="Preformatted_20_Text"><text:tab/>pattern <text:tab/>action</text:p>
      <text:p text:style-name="Preformatted_20_Text"/>
      <text:p text:style-name="P2">d<text:span text:style-name="T1">ove il pattern non deve essere indentato e l'azione deve iniziare sulla stessa linea. Leggere il paragrafo “Patterns” per informazioni dettagliate su pattern ed azioni.</text:span></text:p>
      <text:p text:style-name="P3"/>
      <text:p text:style-name="P3">Nella sezione delle regole, ogni testo indentato o racchiuso tra %{ e %}, che appaia prima della prima regola, può essere utilizzato per dichiarare variabili che sono locali alla routine di scanning e (dopo le dichiarazioni) al codice che viene eseguito quando <text:span text:style-name="T21">si entra nel</text:span>la routine di scanning . </text:p>
      <text:p text:style-name="P3">Alt<text:span text:style-name="T21">ro </text:span>test<text:span text:style-name="T21">o</text:span> indentat<text:span text:style-name="T21">o</text:span> o tra %{ e %}, nella sezione delle regole, viene sempre copiato nell'output, ma il suo significato non è ben definito e potrebbe causare errori <text:span text:style-name="T21">a compile</text:span>-time (questa caratteristica è presente nello standard POSIX)</text:p>
      <text:p text:style-name="Preformatted_20_Text"/>
      <text:p text:style-name="P3">Ogni testo _indented_ o racchiusto tra %{ e %} viene copiato in output (rimuovendo i simboli %{ e %}). I simboli %{ e %} devono apparire non indentati su singole linee.</text:p>
      <text:p text:style-name="Preformatted_20_Text"/>
      <text:h text:style-name="Heading_20_2" text:outline-level="2">5.3 Sezione <text:span text:style-name="T19">Codice Utente</text:span></text:h>
      <text:p text:style-name="Preformatted_20_Text"/>
      <text:p text:style-name="P1">La sezione codice utente viene semplicemente copiata nel file <text:span text:style-name="T7">“lex.yy.c”</text:span>. Viene usata per le routine accompagnatrici che chiamano o sono richiamate dallo scanner. La <text:span text:style-name="T1">presenza</text:span> di questa sezione è opzionale; se mancante, anche il secondo <text:span text:style-name="T7">“%%”</text:span> nell'input file viene saltato.</text:p>
      <text:p text:style-name="Preformatted_20_Text"/>
      <text:h text:style-name="Heading_20_2" text:outline-level="2">5.4 Commenti <text:span text:style-name="T21">nell'input</text:span></text:h>
      <text:p text:style-name="Preformatted_20_Text"/>
      <text:p text:style-name="P1">Flex supporta i commenti in stile C, cioè, ogni codice tra <text:span text:style-name="T7">“/*” e “*/”</text:span> viene considerato un commento. Ogni volta che flex incontra un commento, copia l'intero commento nell'output del codice generato. I commenti possono comparire ovunque, ma con le seguenti eccezioni:</text:p>
      <text:p text:style-name="P2"/>
      <text:list xml:id="list1414024943" text:style-name="List_20_1">
        <text:list-item>
          <text:p text:style-name="P22"><text:span text:style-name="T21">I </text:span>commenti non devono apparire nella sezione delle regole dove flex si aspetta delle espressioni regolari. Questo significa che i commenti non devono apparire all'inizio della riga, o immediatamente dopo una lista di stati di scanner.</text:p>
        </text:list-item>
        <text:list-item>
          <text:p text:style-name="P26">I commenti non devono comparire su una linea <text:span text:style-name="T7">“%option”</text:span> nella sezione delle Definizioni.</text:p>
        </text:list-item>
      </text:list>
      <text:p text:style-name="Preformatted_20_Text"/>
      <text:p text:style-name="P1"><text:soft-page-break/>Se <text:span text:style-name="T21">si </text:span>v<text:span text:style-name="T21">u</text:span>ole seguire una semplice regola, quindi, è preferibile iniziare sempre un commento su una nuova linea, con uno o più whitespace prima del primo “/*”. Questa regole sarà valida in ogni parte del file di input.</text:p>
      <text:p text:style-name="P2"/>
      <text:p text:style-name="P2">Tutti i commenti del seguente esempio sono validi:</text:p>
      <text:p text:style-name="Preformatted_20_Text"/>
      <text:p text:style-name="Preformatted_20_Text"/>
      <text:p text:style-name="Preformatted_20_Text"><text:s text:c="5"/>%{</text:p>
      <text:p text:style-name="Preformatted_20_Text"><text:s text:c="5"/>/* code block */</text:p>
      <text:p text:style-name="Preformatted_20_Text"><text:s text:c="5"/>%}</text:p>
      <text:p text:style-name="Preformatted_20_Text"/>
      <text:p text:style-name="Preformatted_20_Text"><text:s text:c="5"/>/* Definitions Section */</text:p>
      <text:p text:style-name="Preformatted_20_Text"><text:s text:c="5"/>%x STATE_X</text:p>
      <text:p text:style-name="Preformatted_20_Text"/>
      <text:p text:style-name="Preformatted_20_Text"><text:s text:c="5"/>%%</text:p>
      <text:p text:style-name="Preformatted_20_Text"><text:s text:c="9"/>/* Rules Section */</text:p>
      <text:p text:style-name="Preformatted_20_Text"><text:s text:c="5"/>ruleA <text:s text:c="2"/>/* after regex */ { /* code block */ } /* after code block */</text:p>
      <text:p text:style-name="Preformatted_20_Text"><text:s text:c="13"/>/* Rules Section (indented) */</text:p>
      <text:p text:style-name="Preformatted_20_Text"><text:s text:c="5"/>&lt;STATE_X&gt;{</text:p>
      <text:p text:style-name="Preformatted_20_Text"><text:s text:c="5"/>ruleC <text:s text:c="2"/>ECHO;</text:p>
      <text:p text:style-name="Preformatted_20_Text"><text:s text:c="5"/>ruleD <text:s text:c="2"/>ECHO;</text:p>
      <text:p text:style-name="Preformatted_20_Text"><text:s text:c="5"/>%{</text:p>
      <text:p text:style-name="Preformatted_20_Text"><text:s text:c="5"/>/* code block */</text:p>
      <text:p text:style-name="Preformatted_20_Text"><text:s text:c="5"/>%}</text:p>
      <text:p text:style-name="Preformatted_20_Text"><text:s text:c="5"/>}</text:p>
      <text:p text:style-name="Preformatted_20_Text"><text:s text:c="5"/>%%</text:p>
      <text:p text:style-name="P11"><text:s text:c="5"/>/* User Code Section */</text:p>
      <text:p text:style-name="Preformatted_20_Text"/>
      <text:p text:style-name="P20">6 Patterns</text:p>
      <text:p text:style-name="Preformatted_20_Text"/>
      <text:p text:style-name="P2">I pattern nell'input (V<text:span text:style-name="Strong_20_Emphasis">edere:</text:span> Sezione delle regole) sono scritti usando un insieme <text:span text:style-name="T22">esteso </text:span>delle espressioni regolari. Questo insieme comprende:</text:p>
      <text:p text:style-name="Preformatted_20_Text"/>
      <text:p text:style-name="P13">`x'</text:p>
      <text:p text:style-name="P2"><text:s text:c="5"/>trova il carattere 'x'</text:p>
      <text:p text:style-name="Preformatted_20_Text"/>
      <text:p text:style-name="P13">`.'</text:p>
      <text:p text:style-name="P2"><text:s text:c="5"/>ogni carattere (un byte) <text:s/><text:span text:style-name="T22">eccetto </text:span>il newline</text:p>
      <text:p text:style-name="Preformatted_20_Text"/>
      <text:p text:style-name="P13">`[xyz]'</text:p>
      <text:p text:style-name="P2"><text:s text:c="5"/>una “classe di caratteri"; in questo caso, il pattern <text:span text:style-name="T22">trova la corrispondenza</text:span> <text:span text:style-name="T22">con</text:span> una 'x', 'y', o 'z'</text:p>
      <text:p text:style-name="Preformatted_20_Text"/>
      <text:p text:style-name="P13">`[abj-oZ]'</text:p>
      <text:p text:style-name="P2"><text:s text:c="5"/>una "c<text:span text:style-name="T22">lasse di caratteri</text:span>" con range <text:span text:style-name="T22">incluso in essa</text:span>; trova una 'a', <text:span text:style-name="T22">una </text:span>'b', ogni carattere tra 'j' e'o', o una 'Z'</text:p>
      <text:p text:style-name="Preformatted_20_Text"/>
      <text:p text:style-name="P13">`[^A-Z]'</text:p>
      <text:p text:style-name="P2"><text:s text:c="5"/>u<text:span text:style-name="T22">na “classe di caratteri negata”, cioè ogni carattere eccetto quelli nella classe. </text:span><text:span text:style-name="T23">In questo caso ogni carattere eccetto le lettere maiuscole.</text:span></text:p>
      <text:p text:style-name="Preformatted_20_Text"/>
      <text:p text:style-name="P13">`[^A-Z\n]'</text:p>
      <text:p text:style-name="P2"><text:s text:c="5"/>o<text:span text:style-name="T22">gni carattere eccetto una lettera maiuscola o un newline</text:span></text:p>
      <text:p text:style-name="P4"/>
      <text:p text:style-name="P13"><text:soft-page-break/>`[a-z]{-}[aeiou]'</text:p>
      <text:p text:style-name="P2"><text:tab/><text:span text:style-name="T22">le consonanti minuscole</text:span> <text:s text:c="4"/></text:p>
      <text:p text:style-name="P13">`r*'</text:p>
      <text:p text:style-name="P1"><text:s text:c="5"/><text:span text:style-name="T22">zero o più </text:span><text:span text:style-name="T9">r</text:span><text:span text:style-name="T22">, dove </text:span><text:span text:style-name="T9">r </text:span><text:span text:style-name="T22">rappresenta una espressione regolare</text:span></text:p>
      <text:p text:style-name="Preformatted_20_Text"/>
      <text:p text:style-name="P13">`r+'</text:p>
      <text:p text:style-name="P1"><text:s text:c="5"/><text:span text:style-name="T23">una</text:span><text:span text:style-name="T22"> o più </text:span><text:span text:style-name="T9">r</text:span></text:p>
      <text:p text:style-name="Preformatted_20_Text"/>
      <text:p text:style-name="P13">`r?'</text:p>
      <text:p text:style-name="P1"><text:s text:c="4"/><text:span text:style-name="T22"><text:s/>zero o una </text:span><text:span text:style-name="T9">r</text:span><text:span text:style-name="T22"> (cioè, una </text:span><text:span text:style-name="T9">r</text:span><text:span text:style-name="T22"> opzionale)</text:span></text:p>
      <text:p text:style-name="Preformatted_20_Text"/>
      <text:p text:style-name="P13">`r{2,5}'</text:p>
      <text:p text:style-name="P1"><text:s text:c="5"/><text:span text:style-name="T22">una r da due a cinque volte</text:span></text:p>
      <text:p text:style-name="P4"/>
      <text:p text:style-name="P13">`r{2,}'</text:p>
      <text:p text:style-name="P1"><text:s text:c="5"/><text:span text:style-name="T22">due o più r</text:span></text:p>
      <text:p text:style-name="P4"/>
      <text:p text:style-name="P13">`r{4}'</text:p>
      <text:p text:style-name="P1"><text:s text:c="5"/><text:span text:style-name="T22">esattamente 4 r</text:span></text:p>
      <text:p text:style-name="Preformatted_20_Text"/>
      <text:p text:style-name="P13">`{name}'</text:p>
      <text:p text:style-name="P1"><text:s text:c="5"/><text:span text:style-name="T22">l'espansione della definizione di nome (Vedere</text:span><text:span text:style-name="Strong_20_Emphasis"><text:span text:style-name="T22">: </text:span></text:span><text:span text:style-name="T22">Formati</text:span>).</text:p>
      <text:p text:style-name="P13"/>
      <text:p text:style-name="P13">`"[xyz]\"foo"'</text:p>
      <text:p text:style-name="P1"><text:s text:c="5"/><text:span text:style-name="T22">la stringa </text:span><text:span text:style-name="T24">l</text:span><text:span text:style-name="T22">etteral</text:span><text:span text:style-name="T24">e</text:span><text:span text:style-name="T22">: `[xyz]"foo</text:span>'</text:p>
      <text:p text:style-name="Preformatted_20_Text"/>
      <text:p text:style-name="P13">`\X'</text:p>
      <text:p text:style-name="P1"><text:s text:c="5"/><text:span text:style-name="T22">se X è tra `a', `b', `f', `n', `r', `t', oppure `v', allora viene usata l'interpretazione ANSI-C</text:span></text:p>
      <text:p text:style-name="P4"><text:s text:c="5"/>di `\x'. <text:s/>Altrimenti un letterale `X' (usato per fare l'escape di operatori come '*')</text:p>
      <text:p text:style-name="Preformatted_20_Text"/>
      <text:p text:style-name="P13">`\0'</text:p>
      <text:p text:style-name="P2"><text:s text:c="4"/><text:span text:style-name="T22"><text:s/>un carattere NUL (ASCII code 0)</text:span></text:p>
      <text:p text:style-name="Preformatted_20_Text"/>
      <text:p text:style-name="P13">`\123'</text:p>
      <text:p text:style-name="P2"><text:s text:c="5"/><text:span text:style-name="T22">il carattere con valore ottale 12</text:span>3</text:p>
      <text:p text:style-name="Preformatted_20_Text"/>
      <text:p text:style-name="P13">`\x2a'</text:p>
      <text:p text:style-name="P2"><text:s text:c="5"/><text:span text:style-name="T22">il carattere con valore esadecimale 2a </text:span><text:span text:style-name="T24">(quindi x sta per esadecimale)</text:span></text:p>
      <text:p text:style-name="Preformatted_20_Text"/>
      <text:p text:style-name="P13">`(r)'</text:p>
      <text:p text:style-name="P2"><text:s text:c="5"/><text:span text:style-name="T22">trova una 'r'; le parentesi sono usate per sovrascrive la precedenza (vedi in seguito)</text:span></text:p>
      <text:p text:style-name="Preformatted_20_Text"/>
      <text:p text:style-name="P13">`(?r-s:pattern)'</text:p>
      <text:p text:style-name="P2"><text:s text:c="5"/>applica l'opzione <text:span text:style-name="T3">'r' </text:span>ed ometti la opzione <text:span text:style-name="T3">'s'</text:span> nella interpretazione del patte<text:span text:style-name="T22">rn.</text:span></text:p>
      <text:p text:style-name="P4"><text:s text:c="5"/>Le opzioni possono essere zero o più tra i caratteri <text:span text:style-name="T3">`i',</text:span> <text:span text:style-name="T3">`s'</text:span>, o <text:span text:style-name="T3">`x'</text:span>.</text:p>
      <text:p text:style-name="P4"/>
      <text:list xml:id="list1128492343" text:continue-numbering="true" text:style-name="List_20_1">
        <text:list-item>
          <text:p text:style-name="P23"><text:span text:style-name="T4">`i'</text:span><text:span text:style-name="T22"> sta per case-insensitive. </text:span></text:p>
        </text:list-item>
        <text:list-item>
          <text:p text:style-name="P23"><text:span text:style-name="T4">`-i</text:span><text:span text:style-name="T22">' per case-sensitive.</text:span></text:p>
        </text:list-item>
        <text:list-item>
          <text:p text:style-name="P23"><text:span text:style-name="T4">`s'</text:span><text:span text:style-name="T22"> altera il significato del metacarattere </text:span><text:span text:style-name="T4">`.'</text:span><text:span text:style-name="T22"> in modo che trovi ogni singolo byte (inclusi newline).</text:span></text:p>
        </text:list-item>
        <text:list-item>
          <text:p text:style-name="P23"><text:span text:style-name="T3">`-</text:span><text:span text:style-name="T4">s'</text:span> altera <text:span text:style-name="T3">'.'</text:span> in modo che trovi ogni singolo carattere eccetto '\n' (comportamento normale per dot).</text:p>
        </text:list-item>
        <text:list-item>
          <text:p text:style-name="P23"><text:s/><text:span text:style-name="T4">`x' </text:span>ignora i commenti e whitespace nel pattern. Gli Whitespace vengono ignorati a meno che vi è un backslash di escape, contenuto tra apici `""', o appaiano dentro una classe di caratteri.</text:p>
        </text:list-item>
      </text:list>
      <text:p text:style-name="Preformatted_20_Text"/>
      <text:p text:style-name="P2"><text:soft-page-break/><text:s text:c="5"/>L<text:span text:style-name="T22">e seguenti forme sono tutte valide:</text:span></text:p>
      <text:p text:style-name="Preformatted_20_Text"/>
      <text:p text:style-name="Preformatted_20_Text"><text:s text:c="5"/>(?:foo) <text:s text:c="8"/>come <text:s/>(foo)</text:p>
      <text:p text:style-name="Preformatted_20_Text"><text:s text:c="5"/>(?i:ab7) <text:s text:c="7"/>come <text:s/>([aA][bB]7)</text:p>
      <text:p text:style-name="Preformatted_20_Text"><text:s text:c="5"/>(?-i:ab) <text:s text:c="7"/>come <text:s/>(ab)</text:p>
      <text:p text:style-name="Preformatted_20_Text"><text:s text:c="5"/>(?s:.) <text:s text:c="9"/>come <text:s/>[\x00-\xFF]</text:p>
      <text:p text:style-name="Preformatted_20_Text"><text:s text:c="5"/>(?-s:.) <text:s text:c="8"/>come <text:s/>[^\n]</text:p>
      <text:p text:style-name="Preformatted_20_Text"><text:s text:c="5"/>(?ix-s: a . b) <text:s/>come <text:s/>([Aa][^\n][bB])</text:p>
      <text:p text:style-name="Preformatted_20_Text"><text:s text:c="5"/>(?x:a <text:s/>b) <text:s text:c="6"/>come <text:s/>("ab")</text:p>
      <text:p text:style-name="Preformatted_20_Text"><text:s text:c="5"/>(?x:a\ b) <text:s text:c="6"/>come <text:s/>("a b")</text:p>
      <text:p text:style-name="Preformatted_20_Text"><text:s text:c="5"/>(?x:a" "b) <text:s text:c="5"/>come <text:s/>("a b")</text:p>
      <text:p text:style-name="Preformatted_20_Text"><text:s text:c="5"/>(?x:a[ ]b) <text:s text:c="5"/>come <text:s/>("a b")</text:p>
      <text:p text:style-name="Preformatted_20_Text"><text:s text:c="5"/>(?x:a</text:p>
      <text:p text:style-name="Preformatted_20_Text"><text:s text:c="9"/>/* comment */</text:p>
      <text:p text:style-name="Preformatted_20_Text"><text:s text:c="9"/>b</text:p>
      <text:p text:style-name="Preformatted_20_Text"><text:s text:c="9"/>c) <text:s text:c="9"/>come <text:s/>(abc)</text:p>
      <text:p text:style-name="Preformatted_20_Text"/>
      <text:p text:style-name="P13">`(?# comment )'</text:p>
      <text:p text:style-name="P2"><text:s text:c="5"/>om<text:span text:style-name="T22">ette tutto quello che c'è tra `()'. Il primo carattere `)' riscontrato termina il pattern.</text:span></text:p>
      <text:p text:style-name="P4"><text:s text:c="4"/>Non è possibile per un commento contenere un carattere `)'. Il commento può prendere più linee.</text:p>
      <text:p text:style-name="Preformatted_20_Text"/>
      <text:p text:style-name="P13">`rs'</text:p>
      <text:p text:style-name="P2"><text:s text:c="5"/><text:span text:style-name="T22">l'espressione regolare `r' seguita dall'espressione regolare `s'; detta "concatenazione"</text:span></text:p>
      <text:p text:style-name="Preformatted_20_Text"/>
      <text:p text:style-name="P13">`r|s'</text:p>
      <text:p text:style-name="P2"><text:s text:c="5"/><text:span text:style-name="T22">o una `r' o una `s'</text:span></text:p>
      <text:p text:style-name="Preformatted_20_Text"/>
      <text:p text:style-name="P13">`r/s'</text:p>
      <text:p text:style-name="P2"><text:s text:c="3"/><text:span text:style-name="T22"><text:s text:c="2"/>una `r' solo se seguita da una `s'. Il testo trovato da `s' è incluso al fine di determinare se questa è <text:s text:c="12"/>la regola con il matching più lungo, ma esso viene poi ritornato all'input prima che l'azione venga eseguita. Quindi l'azione vede solo il testo matchato da `r'. Questo tipo di pattern è detto "trailing context". <text:s/>(Vi sono combinazioni di <text:s/>`r/s' che flex non matcha correttamente. </text:span><text:span text:style-name="Strong_20_Emphasis"><text:span text:style-name="T22">Nota: </text:span></text:span><text:span text:style-name="T22">Limiti, su trailing context pericolosi.)</text:span></text:p>
      <text:p text:style-name="Preformatted_20_Text"/>
      <text:p text:style-name="P13">`^r'</text:p>
      <text:p text:style-name="P2"><text:s text:c="5"/>u<text:span text:style-name="T22">na `r', ma solo all'inizio di una linea (i.e., appena inizia lo scan o subito dopo che è stato scansionato un newline).</text:span></text:p>
      <text:p text:style-name="Preformatted_20_Text"/>
      <text:p text:style-name="P13">`r$'</text:p>
      <text:p text:style-name="P2"><text:s text:c="5"/><text:span text:style-name="T22">una `r', ma solo alla fine di una linea (i.e., subito prima di un newline).</text:span></text:p>
      <text:p text:style-name="P4"><text:s text:c="5"/>Equivalente a `r/\n'.</text:p>
      <text:p text:style-name="Preformatted_20_Text"/>
      <text:p text:style-name="P2"><text:s text:c="3"/><text:span text:style-name="T22">Notare che la nozione di newline di Flex è esattamente quella del compilatore C usata per compilare l'interpretazione di `flex' del `\n'; in particolare, su alcuni sistemi DOS si </text:span><text:span text:style-name="T25">deve</text:span><text:span text:style-name="T22"> o filtrare `\r's nell'input a mano, o esplicitamente usando `r/\r\n' per ottenere lo stesso pattern di `r$'.</text:span></text:p>
      <text:p text:style-name="Preformatted_20_Text"/>
      <text:p text:style-name="P13">`&lt;s&gt;r'</text:p>
      <text:p text:style-name="P2"><text:s text:c="5"/><text:span text:style-name="T22">una </text:span><text:span text:style-name="T26">`r'</text:span><text:span text:style-name="T22">, ma solo nella condizione iniziale </text:span><text:span text:style-name="T26">`s'</text:span><text:span text:style-name="T22"> (vedi </text:span><text:span text:style-name="Strong_20_Emphasis"><text:span text:style-name="T22">Nota:</text:span></text:span><text:span text:style-name="T22"> Condizioni iniziali per una discussione sulle start conditions).</text:span></text:p>
      <text:p text:style-name="Preformatted_20_Text"/>
      <text:p text:style-name="P5">`&lt;s1,s2,s3&gt;r'</text:p>
      <text:p text:style-name="P2"><text:s text:c="5"/><text:span text:style-name="T22">lo stesso, ma solo in una delle start conditions `s1', `s2', o `s3'</text:span>.</text:p>
      <text:p text:style-name="Preformatted_20_Text"/>
      <text:p text:style-name="P5">`&lt;*&gt;r'</text:p>
      <text:p text:style-name="P2"><text:s text:c="5"/><text:span text:style-name="T22">una </text:span><text:span text:style-name="T26">`r' </text:span><text:span text:style-name="T22">in qualsiasi condizione iniziale, persino in una esclusiva.</text:span></text:p>
      <text:p text:style-name="Preformatted_20_Text"/>
      <text:p text:style-name="P13"><text:soft-page-break/>`&lt;&lt;EOF&gt;&gt;'</text:p>
      <text:p text:style-name="P2"><text:s text:c="4"/><text:span text:style-name="T22"><text:s/>una end-of-file.</text:span></text:p>
      <text:p text:style-name="Preformatted_20_Text"/>
      <text:p text:style-name="Preformatted_20_Text">`&lt;s1,s2&gt;&lt;&lt;EOF&gt;&gt;'</text:p>
      <text:p text:style-name="P2"><text:s text:c="5"/><text:span text:style-name="T22">una end-of-file solo nelle start condition `s1' o `s2'</text:span></text:p>
      <text:p text:style-name="P4"/>
      <text:p text:style-name="P2"><text:span text:style-name="T22"><text:s text:c="3"/>Notare che nelle classi di caratteri, tutti gli operatori d</text:span><text:span text:style-name="T25">elle espressioni regolari </text:span><text:span text:style-name="T22">perdono il loro significato speciale eccetto per </text:span><text:span text:style-name="T25">l'operatore di escape </text:span><text:span text:style-name="T22">(`\') e per gli operatori che agiscono nelle classi, </text:span><text:span text:style-name="T25">di caratteri</text:span> `-', `]]', <text:span text:style-name="T25">ed all'inizio della classe</text:span> `^'.</text:p>
      <text:p text:style-name="Preformatted_20_Text"/>
      <text:p text:style-name="P2"><text:s text:c="3"/><text:span text:style-name="T22">Le espressioni viste in precedenza sono raggruppate secondo precedenza, </text:span><text:span text:style-name="T25">a partire in cima </text:span><text:span text:style-name="T22">dalla preceden</text:span><text:span text:style-name="T25">za</text:span><text:span text:style-name="T22"> più alta </text:span><text:span text:style-name="T25">per arrivare </text:span><text:span text:style-name="T22">a quella più bassa </text:span><text:span text:style-name="T25">in fondo</text:span><text:span text:style-name="T22">. Quelle raggruppate insieme hanno ugual precedenza (vedere le note speciali sulla precedenza dell'operatore di ripetizione, `{}', nella documentazione per l'opzione `--posix' POSIX compliant). <text:s/>Ad esempio,</text:span></text:p>
      <text:p text:style-name="Preformatted_20_Text"/>
      <text:p text:style-name="Preformatted_20_Text"><text:s text:c="9"/>foo|bar*</text:p>
      <text:p text:style-name="Preformatted_20_Text"/>
      <text:p text:style-name="P2"><text:s text:c="3"/><text:span text:style-name="T22">è uguale a</text:span></text:p>
      <text:p text:style-name="Preformatted_20_Text"/>
      <text:p text:style-name="Preformatted_20_Text"><text:s text:c="9"/>(foo)|(ba(r*))</text:p>
      <text:p text:style-name="Preformatted_20_Text"/>
      <text:p text:style-name="P2"><text:s text:c="3"/><text:span text:style-name="T22">poiché l'operatore `*' ha precedenza maggiore della concatenazione, e la concatenazione è più alta della alternazione (`|'). <text:s/>Perciò questo pattern trova o la stringa `foo' o <text:s/>la stringa `ba' seguita da zero o più `r'. Per trovare `foo' o zero o più ripetizioni di `bar', usare:</text:span></text:p>
      <text:p text:style-name="Preformatted_20_Text"/>
      <text:p text:style-name="Preformatted_20_Text"><text:s text:c="9"/>foo|(bar)*</text:p>
      <text:p text:style-name="Preformatted_20_Text"/>
      <text:p text:style-name="P2"><text:s text:c="3"/><text:span text:style-name="T22">E per trovare una sequenza di zero o più ripetizioni di `foo' e `bar':</text:span></text:p>
      <text:p text:style-name="Preformatted_20_Text"/>
      <text:p text:style-name="Preformatted_20_Text"><text:s text:c="9"/>(foo|bar)*</text:p>
      <text:p text:style-name="Preformatted_20_Text"/>
      <text:p text:style-name="P2"><text:s text:c="3"/><text:span text:style-name="T22">In agggiunta al range di caratteri, le classi di caratteri possono contenere anche espressioni di classi di caratteri. Queste espressioni sono racchiuse tra i delimitatori `[': e `:]' (che devono comparire tra `[' e `]' della classe di caratteri. Anche altri elementi possono essere inclusi nella classe). <text:s/>Le espressioni valide sono:</text:span></text:p>
      <text:p text:style-name="Preformatted_20_Text"/>
      <text:p text:style-name="Preformatted_20_Text"><text:s text:c="9"/>[:alnum:] [:alpha:] [:blank:]</text:p>
      <text:p text:style-name="Preformatted_20_Text"><text:s text:c="9"/>[:cntrl:] [:digit:] [:graph:]</text:p>
      <text:p text:style-name="Preformatted_20_Text"><text:s text:c="9"/>[:lower:] [:print:] [:punct:]</text:p>
      <text:p text:style-name="Preformatted_20_Text"><text:s text:c="9"/>[:space:] [:upper:] [:xdigit:]</text:p>
      <text:p text:style-name="Preformatted_20_Text"/>
      <text:p text:style-name="P2"><text:s text:c="3"/><text:span text:style-name="T22">Queste espressioni corrispondono a insiemi di caratteri equivalenti alle funzioni standard C corrispondenti ai tipi di funzione `isXXX'. Ad esempio, `[:alnum:]' indica quei caratteri per i quali la funzione `isalnum()' torna true – i.e., ogni carattere alfabetico o numerico. Alcuni sistemi non forniscono `isblank()', quindi flex definisce `[:blank:]' come o un blank o un tab.</text:span></text:p>
      <text:p text:style-name="P4"/>
      <text:p text:style-name="P4"><text:s text:c="3"/>Ad esempio le seguenti classi sono tutte equivalenti: </text:p>
      <text:p text:style-name="P4"/>
      <text:p text:style-name="Preformatted_20_Text"><text:s text:c="9"/>[[:alnum:]]</text:p>
      <text:p text:style-name="Preformatted_20_Text"><text:s text:c="9"/>[[:alpha:][:digit:]]</text:p>
      <text:p text:style-name="Preformatted_20_Text"><text:s text:c="9"/>[[:alpha:][0-9]]</text:p>
      <text:p text:style-name="Preformatted_20_Text"><text:s text:c="9"/>[a-zA-Z0-9]</text:p>
      <text:p text:style-name="Preformatted_20_Text"/>
      <text:p text:style-name="P2"><text:s text:c="3"/>U<text:span text:style-name="T22">na nota di cautela. Le classi di caratteri vengono espanse appena trovate nell'input di flex.</text:span></text:p>
      <text:p text:style-name="P2"><text:soft-page-break/>Ciò significa che le classi sono sensibili all'ambiente in cui flex <text:span text:style-name="T27">viene eseguito</text:span>, e lo scanner risultante può non essere sensibile all'ambiente locale di runtime. Questo potrebbe non essere desiderabile.</text:p>
      <text:p text:style-name="Preformatted_20_Text"/>
      <text:list xml:id="list1122670518" text:continue-numbering="true" text:style-name="List_20_1">
        <text:list-item>
          <text:p text:style-name="P27"><text:s text:c="3"/>* Se lo scanner è case-insensitive (con il flag `-i'), allora `[:upper:]' e `[:lower:]' sono equivalenti ad `[:alpha:]'.</text:p>
        </text:list-item>
        <text:list-item>
          <text:p text:style-name="P27"><text:s text:c="3"/>* Le classi di caratteri con range, come `[a-Z]', devono essere usate con cautela in uno scanner case-insensitive se il range spazia tra caratteri maiuscoli e minuscoli. Flex does not know if you want to fold all</text:p>
        </text:list-item>
        <text:list-item>
          <text:p text:style-name="P27"><text:s text:c="5"/>upper and lowercase characters together, or if you want the</text:p>
        </text:list-item>
        <text:list-item>
          <text:p text:style-name="P27"><text:s text:c="5"/>literal numeric range specified (with no case folding). When in</text:p>
        </text:list-item>
        <text:list-item>
          <text:p text:style-name="P27"><text:s text:c="5"/>doubt, flex will assume that you meant the literal numeric range,</text:p>
        </text:list-item>
        <text:list-item>
          <text:p text:style-name="P27"><text:s text:c="5"/>and will issue a warning. The exception to this rule is a</text:p>
        </text:list-item>
        <text:list-item>
          <text:p text:style-name="P27"><text:s text:c="5"/>character range such as `[a-z]' or `[S-W]' where it is obvious</text:p>
        </text:list-item>
        <text:list-item>
          <text:p text:style-name="P27"><text:s text:c="5"/>that you want case-folding to occur. Here are some examples with</text:p>
        </text:list-item>
        <text:list-item>
          <text:p text:style-name="P27"><text:s text:c="5"/>the `-i' flag enabled:</text:p>
        </text:list-item>
      </text:list>
      <text:p text:style-name="Preformatted_20_Text"/>
      <text:p text:style-name="Preformatted_20_Text"><text:s text:c="5"/>Range <text:s text:c="7"/>Result <text:s text:c="5"/>Literal Range <text:s text:c="7"/>Alternate Range</text:p>
      <text:p text:style-name="Preformatted_20_Text"><text:s text:c="5"/>`[a-t]' <text:s text:c="5"/>ok <text:s text:c="9"/>`[a-tA-T]' <text:s text:c="10"/></text:p>
      <text:p text:style-name="Preformatted_20_Text"><text:s text:c="5"/>`[A-T]' <text:s text:c="5"/>ok <text:s text:c="9"/>`[a-tA-T]' <text:s text:c="10"/></text:p>
      <text:p text:style-name="Preformatted_20_Text"><text:s text:c="5"/>`[A-t]' <text:s text:c="5"/>ambiguous <text:s text:c="2"/>`[A-Z\[\\\]_`a-t]' <text:s text:c="2"/>`[a-tA-T]'</text:p>
      <text:p text:style-name="Preformatted_20_Text"><text:s text:c="5"/>`[_-{]' <text:s text:c="5"/>ambiguous <text:s text:c="2"/>`[_`a-z{]' <text:s text:c="10"/>`[_`a-zA-Z{]'</text:p>
      <text:p text:style-name="Preformatted_20_Text"><text:s text:c="5"/>`[@-C]' <text:s text:c="5"/>ambiguous <text:s text:c="2"/>`[@ABC]' <text:s text:c="12"/>`[@A-Z\[\\\]_`abc]'</text:p>
      <text:p text:style-name="Preformatted_20_Text"/>
      <text:p text:style-name="Preformatted_20_Text"><text:s text:c="3"/>* A negated character class such as the example `[^A-Z]' above</text:p>
      <text:p text:style-name="Preformatted_20_Text"><text:s text:c="5"/>_will_ match a newline unless `\n' (or an equivalent escape</text:p>
      <text:p text:style-name="Preformatted_20_Text"><text:s text:c="5"/>sequence) is one of the characters explicitly present in the</text:p>
      <text:p text:style-name="Preformatted_20_Text"><text:s text:c="5"/>negated character class (e.g., `[^A-Z\n]'). <text:s/>This is unlike how</text:p>
      <text:p text:style-name="Preformatted_20_Text"><text:s text:c="5"/>many other regular expression tools treat negated character</text:p>
      <text:p text:style-name="Preformatted_20_Text"><text:s text:c="5"/>classes, but unfortunately the inconsistency is historically</text:p>
      <text:p text:style-name="Preformatted_20_Text"><text:s text:c="5"/>entrenched. <text:s/>Matching newlines means that a pattern like `[^"]*'</text:p>
      <text:p text:style-name="Preformatted_20_Text"><text:s text:c="5"/>can match the entire input unless there's another quote in the</text:p>
      <text:p text:style-name="Preformatted_20_Text"><text:s text:c="5"/>input.</text:p>
      <text:p text:style-name="Preformatted_20_Text"/>
      <text:p text:style-name="Preformatted_20_Text"><text:s text:c="5"/>Flex allows negation of character class expressions by prepending</text:p>
      <text:p text:style-name="Preformatted_20_Text"><text:s text:c="5"/>`^' to the POSIX character class name.</text:p>
      <text:p text:style-name="Preformatted_20_Text"/>
      <text:p text:style-name="Preformatted_20_Text"><text:s text:c="14"/>[:^alnum:] [:^alpha:] [:^blank:]</text:p>
      <text:p text:style-name="Preformatted_20_Text"><text:s text:c="14"/>[:^cntrl:] [:^digit:] [:^graph:]</text:p>
      <text:p text:style-name="Preformatted_20_Text"><text:s text:c="14"/>[:^lower:] [:^print:] [:^punct:]</text:p>
      <text:p text:style-name="Preformatted_20_Text"><text:s text:c="14"/>[:^space:] [:^upper:] [:^xdigit:]</text:p>
      <text:p text:style-name="Preformatted_20_Text"/>
      <text:p text:style-name="Preformatted_20_Text"><text:s text:c="5"/>Flex will issue a warning if the expressions `[:^upper:]' and</text:p>
      <text:p text:style-name="Preformatted_20_Text"><text:s text:c="5"/>`[:^lower:]' appear in a case-insensitive scanner, since their</text:p>
      <text:p text:style-name="Preformatted_20_Text"><text:s text:c="5"/>meaning is unclear. The current behavior is to skip them entirely,</text:p>
      <text:p text:style-name="Preformatted_20_Text"><text:s text:c="5"/>but this may change without notice in future revisions of flex.</text:p>
      <text:p text:style-name="Preformatted_20_Text"/>
      <text:p text:style-name="Preformatted_20_Text"><text:s text:c="3"/>* <text:s/>The `{-}' operator computes the difference of two character</text:p>
      <text:p text:style-name="Preformatted_20_Text"><text:s text:c="5"/>classes. For example, `[a-c]{-}[b-z]' represents all the</text:p>
      <text:p text:style-name="Preformatted_20_Text"><text:s text:c="5"/>characters in the class `[a-c]' that are not in the class `[b-z]'</text:p>
      <text:p text:style-name="Preformatted_20_Text"><text:s text:c="5"/>(which in this case, is just the single character `a'). The `{-}'</text:p>
      <text:p text:style-name="Preformatted_20_Text"><text:soft-page-break/><text:s text:c="5"/>operator is left associative, so `[abc]{-}[b]{-}[c]' is the same</text:p>
      <text:p text:style-name="Preformatted_20_Text"><text:s text:c="5"/>as `[a]'. Be careful not to accidentally create an empty set,</text:p>
      <text:p text:style-name="Preformatted_20_Text"><text:s text:c="5"/>which will never match.</text:p>
      <text:p text:style-name="Preformatted_20_Text"/>
      <text:p text:style-name="Preformatted_20_Text"><text:s text:c="3"/>* <text:s/>The `{+}' operator computes the union of two character classes.</text:p>
      <text:p text:style-name="Preformatted_20_Text"><text:s text:c="5"/>For example, `[a-z]{+}[0-9]' is the same as `[a-z0-9]'. This</text:p>
      <text:p text:style-name="Preformatted_20_Text"><text:s text:c="5"/>operator is useful when preceded by the result of a difference</text:p>
      <text:p text:style-name="Preformatted_20_Text"><text:s text:c="5"/>operation, as in, `[[:alpha:]]{-}[[:lower:]]{+}[q]', which is</text:p>
      <text:p text:style-name="Preformatted_20_Text"><text:s text:c="5"/>equivalent to `[A-Zq]' in the "C" locale.</text:p>
      <text:p text:style-name="Preformatted_20_Text"/>
      <text:p text:style-name="Preformatted_20_Text"><text:s text:c="3"/>* A rule can have at most one instance of trailing context (the `/'</text:p>
      <text:p text:style-name="Preformatted_20_Text"><text:s text:c="5"/>operator or the `$' operator). <text:s/>The start condition, `^', and</text:p>
      <text:p text:style-name="Preformatted_20_Text"><text:s text:c="5"/>`&lt;&lt;EOF&gt;&gt;' patterns can only occur at the beginning of a pattern,</text:p>
      <text:p text:style-name="Preformatted_20_Text"><text:s text:c="5"/>and, as well as with `/' and `$', cannot be grouped inside</text:p>
      <text:p text:style-name="Preformatted_20_Text"><text:s text:c="5"/>parentheses. <text:s/>A `^' which does not occur at the beginning of a</text:p>
      <text:p text:style-name="Preformatted_20_Text"><text:s text:c="5"/>rule or a `$' which does not occur at the end of a rule loses its</text:p>
      <text:p text:style-name="Preformatted_20_Text"><text:s text:c="5"/>special properties and is treated as a normal character.</text:p>
      <text:p text:style-name="Preformatted_20_Text"/>
      <text:p text:style-name="Preformatted_20_Text"><text:s text:c="3"/>* The following are invalid:</text:p>
      <text:p text:style-name="Preformatted_20_Text"/>
      <text:p text:style-name="Preformatted_20_Text"><text:s text:c="14"/>foo/bar$</text:p>
      <text:p text:style-name="Preformatted_20_Text"><text:s text:c="14"/>&lt;sc1&gt;foo&lt;sc2&gt;bar</text:p>
      <text:p text:style-name="Preformatted_20_Text"/>
      <text:p text:style-name="Preformatted_20_Text"><text:s text:c="5"/>Note that the first of these can be written `foo/bar\n'.</text:p>
      <text:p text:style-name="Preformatted_20_Text"/>
      <text:p text:style-name="Preformatted_20_Text"><text:s text:c="3"/>* The following will result in `$' or `^' being treated as a normal</text:p>
      <text:p text:style-name="Preformatted_20_Text"><text:s text:c="5"/>character:</text:p>
      <text:p text:style-name="Preformatted_20_Text"/>
      <text:p text:style-name="Preformatted_20_Text"><text:s text:c="14"/>foo|(bar$)</text:p>
      <text:p text:style-name="Preformatted_20_Text"><text:s text:c="14"/>foo|^bar</text:p>
      <text:p text:style-name="Preformatted_20_Text"/>
      <text:p text:style-name="Preformatted_20_Text"><text:s text:c="5"/>If the desired meaning is a `foo' or a</text:p>
      <text:p text:style-name="Preformatted_20_Text"><text:s text:c="5"/>`bar'-followed-by-a-newline, the following could be used (the</text:p>
      <text:p text:style-name="Preformatted_20_Text"><text:s text:c="5"/>special `|' action is explained below, <text:span text:style-name="Strong_20_Emphasis">Note:</text:span> Actions):</text:p>
      <text:p text:style-name="Preformatted_20_Text"/>
      <text:p text:style-name="Preformatted_20_Text"><text:s text:c="14"/>foo <text:s text:c="5"/>|</text:p>
      <text:p text:style-name="Preformatted_20_Text"><text:s text:c="14"/>bar$ <text:s text:c="4"/>/* action goes here */</text:p>
      <text:p text:style-name="Preformatted_20_Text"/>
      <text:p text:style-name="Preformatted_20_Text"><text:s text:c="5"/>A similar trick will work for matching a `foo' or a</text:p>
      <text:p text:style-name="P11"><text:s text:c="5"/>`bar'-at-the-beginning-of-a-line.</text:p>
      <text:p text:style-name="Text_20_body"/>
      <text:p text:style-name="Title">7 Come viene riconosciuto l'input</text:p>
      <text:p text:style-name="Preformatted_20_Text"/>
      <text:p text:style-name="P2">Quando lo scanner generato da lex viene eseguito, esso analizza l'input fornito ricercando le stringhe riconosciute da ogni pattern. Se trova uno o più corrispondenze, allora utilizza la regola che riconosce il testo più lungo. Se trova due o più corrispondenze della stessa lunghezza, viene considerata la regola che compare per prima nell'input.</text:p>
      <text:p text:style-name="P2"/>
      <text:p text:style-name="P2"/>
      <text:p text:style-name="P15"><text:span text:style-name="T3">Ambiguità lessicali</text:span> </text:p>
      <text:p text:style-name="P2">La scelta di prendere la regola che riconosce il testo più lungo evita il problema che si riscontra quando lo stesso input è riconosciuto da due regole distinte. Quando invece due o più regole corrispondono a input della stessa lunghezza, viene presa la regola che compare per prima.</text:p>
      <text:p text:style-name="Preformatted_20_Text"><text:soft-page-break/></text:p>
      <text:p text:style-name="P2">Quando si determina una corrispondenza, il testo corrispondente alla regola, detto “token”, viene catturato e reso disponibile nel puntatore globale di caratteri <text:span text:style-name="T10">“yytext”</text:span>, mentre la sua lunghezza viene inclusa nel puntatore di interi globale <text:span text:style-name="T10">“yyleng”</text:span>. </text:p>
      <text:p text:style-name="P2">L'azione corrispondente al pattern trovato viene eseguita, e l'input rimanente viene analizzato per trovare altre corrispondenze.</text:p>
      <text:p text:style-name="Preformatted_20_Text"/>
      <text:p text:style-name="P2">Se non viene trovata nessuna corrispondenza, viene eseguita la regola di default: il prossimo carattere dell'input viene considerato una corrispondenza e viene copiato nello standard output. Quindi, l'input valido più semplice per flex è il seguente:</text:p>
      <text:p text:style-name="Preformatted_20_Text"/>
      <text:p text:style-name="Preformatted_20_Text"><text:tab/>%%</text:p>
      <text:p text:style-name="Preformatted_20_Text"/>
      <text:p text:style-name="P2">che genera uno scanner che copia semplicemente il suo input (un carattere alla volta) nel suo output.</text:p>
      <text:p text:style-name="Preformatted_20_Text"/>
      <text:p text:style-name="P2">Notare che <text:span text:style-name="T10">“yytext”</text:span> può esser definito in due modi diversi: o come puntatore a carattere oppure come array di caratteri. Si <text:span text:style-name="T27">gestire la</text:span> definizione <text:span text:style-name="T27">che flex dovrà</text:span> u<text:span text:style-name="T27">tilizzare</text:span> includendo una delle direttive speciali, <text:span text:style-name="T10">%pointer </text:span>o <text:span text:style-name="T10">%array</text:span>, nella prima sezione di definizione dell'input file di flex. </text:p>
      <text:p text:style-name="P2">Per default flex usa <text:span text:style-name="T10">%pointer</text:span>, a meno di usare il parametro “-l” di compatibilità con lex, il quale usa per default un array. Il vantaggio di usare un puntatore è sostanzialmente quello di avere uno scanning rapido ed evitare problemi di buffer overflow quando si trovano token molto grandi. Lo svantaggio è quello di esser <text:span text:style-name="T28">forzati</text:span> nel modo in cui le azioni definite possono modificare <text:span text:style-name="T12">“yytext”</text:span>, e <text:span text:style-name="T28">che </text:span>le chiamate alla funzione <text:span text:style-name="T12">“unput()”</text:span> distrugg<text:span text:style-name="T28">ono</text:span> il contenuto del presente “yytext”, che può rendere difficile il porting su differenti versioni di lex.</text:p>
      <text:p text:style-name="P2"/>
      <text:p text:style-name="P2">Il vantaggio di usare un <text:span text:style-name="T13">%</text:span><text:span text:style-name="T12">array</text:span> è quello di poter modificare “<text:span text:style-name="T13">yytext”</text:span> qualsivoglia, e di usare chiamate a “<text:span text:style-name="T13">unput()”</text:span> senza distruggere la variabile. A volte programmi esterni accedono a <text:span text:style-name="T13">“yytext”</text:span> usando dichiarazioni nella seguente forma:</text:p>
      <text:p text:style-name="P2"/>
      <text:p text:style-name="Preformatted_20_Text"><text:tab/>extern char yytext[];</text:p>
      <text:p text:style-name="Preformatted_20_Text"/>
      <text:p text:style-name="Preformatted_20_Text">Questa definizione è erronea quando usata con un puntatore, ma corretta per un array.</text:p>
      <text:p text:style-name="Preformatted_20_Text"/>
      <text:p text:style-name="P2">La dichiarazione <text:span text:style-name="T12">“%array”</text:span> definisce <text:span text:style-name="T12">“yytext”</text:span> come array di “<text:span text:style-name="T12">YYLMAX”</text:span> caratteri, che per default sono un numero sostanzialmente elevato. Si può cambiare la larghezza semplicemente definendo <text:span text:style-name="T12">“#define int YYLMAX”</text:span> ad un valore differente nella prima sezione dell'input di flex. Come già detto, con un puntatore <text:span text:style-name="T12">“yytext”</text:span> cresce dinamicamente potendo accomodare token molto larghi. Mentre ciò significa che il proprio scanner può accomodare token molto grandi (come ad esempio grandi blocchi di commenti), bisogna tenere a mente che ogni volta che lo scanner deve modificare la grandezza di <text:span text:style-name="T12">“yytext”</text:span>, esso dovrà anche effettuare un rescan dei token dall'inizio, risultando lento. “<text:span text:style-name="T12">yytext”</text:span> non crese dinamicamente se una chiamata a “<text:span text:style-name="T12">unput()”</text:span> risulta in un grosso push back, invece avrà come risultato un errore a run-time.</text:p>
      <text:p text:style-name="P2">Bisogna annotare che non è possibile usare <text:span text:style-name="T12">“%array”</text:span> con classi di scanner C++ (vedere Cxx).</text:p>
      <text:p text:style-name="P10"/>
      <text:p text:style-name="Preformatted_20_Text"/>
      <text:p text:style-name="P21">8 Azioni</text:p>
      <text:p text:style-name="Preformatted_20_Text"/>
      <text:p text:style-name="P2">Ogni pattern di una regola ha un'azione corrispondente, che può essere una qualsiasi espressione C. Il pattern termina al primo carattere non escape di whitespace; il resto della linea rappresenta l'azione. Se l'azione è vuota, allora quando il pattern è trovato l'input token è semplicemente scartato. Ad esempio, di seguito c'è la specifica per un programma che cancella tutte le occorrenze di “zap me” dal suo input:</text:p>
      <text:p text:style-name="Preformatted_20_Text"/>
      <text:p text:style-name="Preformatted_20_Text"><text:tab/>%%</text:p>
      <text:p text:style-name="Preformatted_20_Text"><text:tab/>“zap me”</text:p>
      <text:p text:style-name="Preformatted_20_Text"/>
      <text:p text:style-name="P2">Questo esempio copierà tutti gli altri caratteri dell'input nell'output finché saranno matchati dalla regola di default.</text:p>
      <text:p text:style-name="Preformatted_20_Text"/>
      <text:p text:style-name="P2">Di seguito un programma che comprime le linee multiple vuote ed indenta in un singolo carattere vuoto, e scarta gli spazi bianchi trovati alla fine della linea:</text:p>
      <text:p text:style-name="Preformatted_20_Text"><text:tab/>%%</text:p>
      <text:p text:style-name="Preformatted_20_Text"><text:tab/>[ \t]+<text:tab/>putchar(' ');</text:p>
      <text:p text:style-name="Preformatted_20_Text"><text:tab/>[ \t]+$<text:tab/>/*ignora questo token*/</text:p>
      <text:p text:style-name="Preformatted_20_Text"/>
      <text:p text:style-name="P2">Se l'azione contiene un <text:span text:style-name="T12">“{“</text:span>, allora l'azione si espande fino a quando si trova il carattere <text:span text:style-name="T12">“}”</text:span> che lo bilancia, e l'azione può comprendere più linee.</text:p>
      <text:p text:style-name="P2">Flex riconosce le stringhe in C ed i commenti, e non viene ingannato da parentesi comprese dentro di essi, ma consente che le azioni inizino per <text:span text:style-name="T12">“%{“</text:span> e finiscano comprendendo tutto il testo fino al prossimo <text:span text:style-name="T12">“%}”</text:span>, senza preoccuparsi di parentesi ordinarie dentro l'azione.</text:p>
      <text:p text:style-name="P2"/>
      <text:p text:style-name="P2">Un'azione consistente di una singola barra verticale, <text:span text:style-name="T12">“|”</text:span>, significa “la stessa azione della prossima regola”. Vedere avanti per un esempio.</text:p>
      <text:p text:style-name="P2"/>
      <text:p text:style-name="P2">Le azioni possono includere codice C arbitrario, inclusa l'espressione <text:span text:style-name="T12">“return”</text:span> per tornare un valore alla routine <text:span text:style-name="T12">“yylex()”</text:span>. Ogni volta che viene chiamata <text:span text:style-name="T12">“yylex()”</text:span> essa continua a processare token da dove aveva lasciato fino a che raggiunge la fine del file o trova un <text:span text:style-name="T12">return</text:span>.</text:p>
      <text:p text:style-name="Preformatted_20_Text"/>
      <text:p text:style-name="P2">Le azioni sono libere di modificare <text:span text:style-name="T12">“yytext”</text:span> ad esclusione di modifiche alla sua lunghezza (aggiungendo caratteri alla fine si sovrascrivono i prossimi caratteri dell'input stream). Questo comunque non si applica quando si usa un <text:span text:style-name="T12">%array</text:span>. In questo caso “<text:span text:style-name="T12">yytext”</text:span> può esser modificato liberamente in tutti i modi.</text:p>
      <text:p text:style-name="P2"/>
      <text:p text:style-name="P2">Le azioni sono libere id modificare <text:span text:style-name="T12">“yyleng”</text:span> eccetto che non dovrebbero farlo se l'azione già include l'uso di <text:span text:style-name="T12">“yymore()”</text:span>. (vedere avanti)</text:p>
      <text:p text:style-name="P2"/>
      <text:p text:style-name="P2">Vi sono alcune direttive speciali che possono essere incluse un una azione, e sono:</text:p>
      <text:p text:style-name="P2"/>
      <text:p text:style-name="Preformatted_20_Text">'ECHO'</text:p>
      <text:p text:style-name="P2"><text:tab/>copia <text:span text:style-name="T12">yytext </text:span>nell'output dello scanner</text:p>
      <text:p text:style-name="Preformatted_20_Text"/>
      <text:p text:style-name="Preformatted_20_Text">'BEGIN'</text:p>
      <text:p text:style-name="P2"><text:tab/>seguito dal nome della condizione di inizio, porta lo scanner nella corrispondete posizione di <text:tab/>inizio</text:p>
      <text:p text:style-name="Preformatted_20_Text"><text:soft-page-break/></text:p>
      <text:p text:style-name="Preformatted_20_Text">'REJECT'</text:p>
      <text:p text:style-name="P2"><text:tab/>dice allo scanner di procedere alla “seconda miglior” regola che matcha l'input (o un <text:tab/>prefisso dell'input). La regola è scelta come descritto di seguito nella nota Matching, e <text:tab/><text:span text:style-name="T12">“yytext”</text:span> e <text:span text:style-name="T12">“yyleng”</text:span> vengono settate in modo appropriato. Essa può essere o una che ha <text:tab/>matchato quanto più testo della regola originaria ma che viene dopo nell'input file di flex, <text:tab/>oppure una che matcha meno testo. Ad esempio, la seguente regola conta le parole nell'input <text:tab/>e chiama la routine <text:span text:style-name="T12">“special()</text:span>” ogni qualvolta trova <text:span text:style-name="T12">“frob”</text:span>:</text:p>
      <text:p text:style-name="Preformatted_20_Text"/>
      <text:p text:style-name="Preformatted_20_Text"><text:tab/><text:tab/>int word_count = 0;</text:p>
      <text:p text:style-name="Preformatted_20_Text"><text:tab/>%%</text:p>
      <text:p text:style-name="Preformatted_20_Text"><text:tab/>frob<text:tab/><text:tab/>special(); REJECT;</text:p>
      <text:p text:style-name="Preformatted_20_Text"><text:tab/>[^ \t\n]+<text:tab/>++word_count;</text:p>
      <text:p text:style-name="Preformatted_20_Text"/>
      <text:p text:style-name="P2"><text:tab/>Senza <text:span text:style-name="T12">REJECT</text:span>, ogni occorrenza di '<text:span text:style-name="T12">frob'</text:span> nell'input non sarà contata come parola, poiché lo <text:tab/>scanner normalmente esegue solo una azione per token. Usi multipli di <text:span text:style-name="T12">REJECT</text:span> sono <text:tab/>consentiti, ognuno dei quali ricerca la miglior scelta alla regola corrente. Ad esempio, <text:tab/>quando lo scanner seguente scansiona il token <text:span text:style-name="T12">'abcd'</text:span>, esso scriverà '<text:span text:style-name="T12">abcdabcaba'</text:span> nel suo <text:tab/>output:</text:p>
      <text:p text:style-name="Preformatted_20_Text"/>
      <text:p text:style-name="Preformatted_20_Text"><text:tab/>%%</text:p>
      <text:p text:style-name="Preformatted_20_Text"><text:tab/>a <text:tab/>|</text:p>
      <text:p text:style-name="Preformatted_20_Text"><text:tab/>ab <text:tab/>|</text:p>
      <text:p text:style-name="Preformatted_20_Text"><text:tab/>abc<text:tab/>|</text:p>
      <text:p text:style-name="Preformatted_20_Text"><text:tab/>abcd<text:tab/>ECHO; REJECT;</text:p>
      <text:p text:style-name="Preformatted_20_Text"><text:tab/>.|\n<text:tab/>/* mangia ogni carattere non trovato*/</text:p>
      <text:p text:style-name="Preformatted_20_Text"/>
      <text:p text:style-name="P2"><text:tab/>Le prime tre regole condividono la quarta azione poiché esse usano l'azione speciale<text:span text:style-name="T12"> '|'.</text:span></text:p>
      <text:p text:style-name="P6"/>
      <text:p text:style-name="P2"><text:span text:style-name="T12"><text:tab/>'REJECT' </text:span>è una caratteristica particolarmente dispendiosa in termini di performance dello <text:tab/>scanner; se usata in ogni azione dello scanner essa rallenterà tutti i matching dello scanner. <text:tab/>Notare che <text:span text:style-name="T12">'REJECT' </text:span>non può essere usata con le opzioni dello scanner '-Cf' o '-CF'.</text:p>
      <text:p text:style-name="P2"/>
      <text:p text:style-name="P2"><text:tab/>Notare anche che a differenza delle altre azioni speciali , <text:span text:style-name="T12">'REJECT'</text:span> è una _branch_. Il <text:tab/>codice immediatamente seguente l'azione non sarà eseguito</text:p>
      <text:p text:style-name="P2"/>
      <text:p text:style-name="P6">'yymore()'</text:p>
      <text:p text:style-name="P2"><text:tab/>dice allo scanner che la prossima volta che matcha una regola, il token corrispondente dovrà <text:tab/>essere accodato al valore corrente di <text:span text:style-name="T12">'yytext' </text:span>piuttosto che rimpiazzarlo. Ad esempio <text:tab/>dando <text:tab/>l'input 'mega-kludge' il prossimo esempio darà in output 'mega-mega-kludge':</text:p>
      <text:p text:style-name="Preformatted_20_Text"/>
      <text:p text:style-name="Preformatted_20_Text"><text:tab/>%%</text:p>
      <text:p text:style-name="Preformatted_20_Text"><text:tab/>mega-<text:tab/><text:tab/>ECHO; yymore();</text:p>
      <text:p text:style-name="Preformatted_20_Text"><text:tab/>kludge<text:tab/><text:tab/>ECHO;</text:p>
      <text:p text:style-name="Preformatted_20_Text"/>
      <text:p text:style-name="P2"><text:tab/>Il primo 'mega-' viene trovato e scritto in output. Quindi 'kludge' viene trovato, ma il <text:tab/>precedente 'mega-' è ancora presente all'inizio di <text:span text:style-name="T12">'yytext'</text:span> per cui la regola di echo per <text:tab/>'kludge' scriverà 'mega-kludge'</text:p>
      <text:p text:style-name="Preformatted_20_Text"/>
      <text:p text:style-name="Preformatted_20_Text"/>
      <text:p text:style-name="P2">Note su <text:span text:style-name="T12">“yymore()”</text:span>. Primo esso dipende dal valore di <text:span text:style-name="T12">'yyleng'</text:span> che riflette esattamente la grandezza dei token correnti, per cui non si deve modificare <text:span text:style-name="T12">'yyleng'</text:span> se si usa <text:span text:style-name="T12">“yymore()”</text:span>. Secondo la presenza di <text:span text:style-name="T12">“yymore()”</text:span> nelle azioni dello scanner introduce una penalità di performance minore nella velocità di matching dello scanner.</text:p>
      <text:p text:style-name="Preformatted_20_Text"><text:soft-page-break/></text:p>
      <text:p text:style-name="Preformatted_20_Text">'yyless(n)'</text:p>
      <text:p text:style-name="P2"><text:tab/>torna tutti i caratteri eccetto i primi n del token corrente verso l'input stream, dove essi <text:tab/>verranno riscansionati quando lo scanner cercherà la prossima regola. '<text:span text:style-name="T12">yytexy' e <text:tab/>'yyleng'</text:span> verranno propriamente sistemati (e.g. 'yyleng' sarà uguale a 'n'). Ad esempio, <text:tab/>dando in input 'foobar' il prossimo codice darà in output 'foobarbar'</text:p>
      <text:p text:style-name="Preformatted_20_Text"/>
      <text:p text:style-name="Preformatted_20_Text"><text:tab/>%%</text:p>
      <text:p text:style-name="Preformatted_20_Text"><text:tab/>foobar<text:tab/><text:tab/>ECHO; yyless(3);</text:p>
      <text:p text:style-name="Preformatted_20_Text"><text:tab/>[a-z]+<text:tab/><text:tab/>ECHO;</text:p>
      <text:p text:style-name="Preformatted_20_Text"/>
      <text:p text:style-name="P2"><text:span text:style-name="T29"><text:tab/>Il passaggio </text:span>come argomento <text:span text:style-name="T29">del</text:span>lo 0 a <text:span text:style-name="T12">'yyless()'</text:span> causerà una nuova scansione dell'intera <text:tab/>stringa di input corrente. A meno di aver cambiato il modo in cui lo scanner processerà <text:tab/>l'input successivo (ad esempio usando <text:span text:style-name="T12">'BEGIN')</text:span>, questo causerà un loop infinito.</text:p>
      <text:p text:style-name="Preformatted_20_Text"/>
      <text:p text:style-name="P2"><text:tab/><text:span text:style-name="T29">Notare che </text:span><text:span text:style-name="T14">'yyless()'</text:span><text:span text:style-name="T29"> è una macro e può essere usata solo per l'input file di flex, e non <text:tab/>acceduta da altri file sorgenti.</text:span></text:p>
      <text:p text:style-name="Preformatted_20_Text"/>
      <text:p text:style-name="Preformatted_20_Text">'unput(c)'</text:p>
      <text:p text:style-name="P9"><text:tab/>mette il carattere 'c' nuovamente nell'nput stream. Esso sarà il prossimo carattere <text:tab/>scansionato. La prossima azione prenderà il token corrente e causerà la sua scansione <text:tab/>racchiusa tra parentesi.</text:p>
      <text:p text:style-name="Preformatted_20_Text"/>
      <text:p text:style-name="Preformatted_20_Text"><text:tab/>{</text:p>
      <text:p text:style-name="Preformatted_20_Text"><text:tab/>int i;</text:p>
      <text:p text:style-name="Preformatted_20_Text"><text:tab/>/*Copia yytext in quanto unput() cancellerà yytext*/</text:p>
      <text:p text:style-name="Preformatted_20_Text"><text:tab/>char *yycopy = strdup(yytext);</text:p>
      <text:p text:style-name="Preformatted_20_Text"><text:tab/>unput(')');</text:p>
      <text:p text:style-name="Preformatted_20_Text"><text:tab/>for( i = yyleng – 1; i &gt;= 0; --i)</text:p>
      <text:p text:style-name="Preformatted_20_Text"><text:tab/><text:tab/>unput( yycopy[i] );</text:p>
      <text:p text:style-name="Preformatted_20_Text"><text:tab/>unput('(');</text:p>
      <text:p text:style-name="Preformatted_20_Text"><text:tab/>free(yycopy);</text:p>
      <text:p text:style-name="Preformatted_20_Text"><text:tab/>}</text:p>
      <text:p text:style-name="Preformatted_20_Text"/>
      <text:p text:style-name="P2">Notare che siccome <text:span text:style-name="T14">unput() </text:span>mette il carattere passato all'inizio dello stream di input, la riscrittura di una stringa deve esser fatta dalla fine all'inizio.</text:p>
      <text:p text:style-name="P2"/>
      <text:p text:style-name="P2">Un potenziale importante problema che si riscontra usando <text:span text:style-name="T14">unput()</text:span> è che se si sta usando un <text:span text:style-name="T14">%pointer</text:span> (default), una chiamata a <text:span text:style-name="T14">unput()</text:span> distruggerà il contenuto di <text:span text:style-name="T14">yytext</text:span>, iniziando con il suo carattere più a destra e divorando un carattere alla sinistra ad ogni chiamata. Se si necessita che <text:span text:style-name="T14">'yytext'</text:span> sia preservato dopo una chiamata a <text:span text:style-name="T14">unput()</text:span>, come nell'esempio precedente, bisogna o copiarlo, o costruire uno scanner di tipo <text:span text:style-name="T14">%array</text:span>.</text:p>
      <text:p text:style-name="P2"/>
      <text:p text:style-name="P2">Infine notare che non è possibile rimettere indietro un <text:span text:style-name="T14">'EOF'</text:span> per marcare l'input stream con un end-of-file.</text:p>
      <text:p text:style-name="P2"/>
      <text:p text:style-name="P7">'input()'</text:p>
      <text:p text:style-name="P2"><text:tab/>legge il prossimo carattere dall'input stream. Ad esempio, il prossimo codice è un modo per <text:tab/>mangiare i commenti in C:</text:p>
      <text:p text:style-name="Preformatted_20_Text"/>
      <text:p text:style-name="Preformatted_20_Text"><text:tab/></text:p>
      <text:p text:style-name="Preformatted_20_Text"><text:tab/>%%</text:p>
      <text:p text:style-name="Preformatted_20_Text"><text:tab/>“/*”<text:tab/>{</text:p>
      <text:p text:style-name="Preformatted_20_Text"><text:tab/><text:tab/>register int c;</text:p>
      <text:p text:style-name="Preformatted_20_Text"><text:tab/><text:tab/>for( ; ; )</text:p>
      <text:p text:style-name="Preformatted_20_Text"><text:soft-page-break/><text:tab/><text:tab/><text:tab/>{</text:p>
      <text:p text:style-name="Preformatted_20_Text"><text:tab/><text:tab/><text:tab/>while( (c = input()) != '*' &amp;&amp; c != EOF )</text:p>
      <text:p text:style-name="Preformatted_20_Text"><text:tab/><text:tab/><text:tab/><text:tab/>;<text:tab/>/* mangia il testo dei commenti */</text:p>
      <text:p text:style-name="Preformatted_20_Text"><text:tab/><text:tab/><text:tab/>if( c == '*' )</text:p>
      <text:p text:style-name="Preformatted_20_Text"><text:tab/><text:tab/><text:tab/><text:tab/>{</text:p>
      <text:p text:style-name="Preformatted_20_Text"><text:tab/><text:tab/><text:tab/><text:tab/>while( (c = input()) == '*')</text:p>
      <text:p text:style-name="Preformatted_20_Text"><text:tab/><text:tab/><text:tab/><text:tab/><text:tab/>;</text:p>
      <text:p text:style-name="Preformatted_20_Text"><text:tab/><text:tab/><text:tab/><text:tab/>if( c == '/')</text:p>
      <text:p text:style-name="Preformatted_20_Text"><text:tab/><text:tab/><text:tab/><text:tab/><text:tab/>break; /*trovata la fine del commento*/</text:p>
      <text:p text:style-name="Preformatted_20_Text"><text:tab/><text:tab/><text:tab/><text:tab/>} </text:p>
      <text:p text:style-name="Preformatted_20_Text"><text:tab/><text:tab/><text:tab/>if( c== EOF )</text:p>
      <text:p text:style-name="Preformatted_20_Text"><text:tab/><text:tab/><text:tab/><text:tab/>{</text:p>
      <text:p text:style-name="Preformatted_20_Text"><text:tab/><text:tab/><text:tab/><text:tab/>error(“EOF in comment”);</text:p>
      <text:p text:style-name="Preformatted_20_Text"><text:tab/><text:tab/><text:tab/><text:tab/>break;</text:p>
      <text:p text:style-name="Preformatted_20_Text"><text:tab/><text:tab/><text:tab/><text:tab/>}</text:p>
      <text:p text:style-name="Preformatted_20_Text"><text:tab/><text:tab/><text:tab/>}</text:p>
      <text:p text:style-name="Preformatted_20_Text"><text:tab/><text:tab/>}</text:p>
      <text:p text:style-name="Preformatted_20_Text"/>
      <text:p text:style-name="Preformatted_20_Text"/>
      <text:p text:style-name="P2">Notare che se lo scanner viene compilato usando 'C++' allora la funzione <text:span text:style-name="T14">'input()'</text:span> è invece riferita come <text:span text:style-name="T14">'yyinput()'</text:span>, in modo da non avere uno scontro con la funzione di stream del 'C++'.</text:p>
      <text:p text:style-name="P2"/>
      <text:p text:style-name="P7">'YY_FLUSH_BUFFER()'</text:p>
      <text:p text:style-name="P2"><text:tab/>svuota il buffer interno dello scanner in modo che la prossima volta che lo scanner trova un <text:tab/>token, prima riempirà il buffer usando <text:span text:style-name="T14">'YY_INPUT()'</text:span>. Questa azione è un caso speciale <text:tab/>della più generale <text:span text:style-name="T14">'yy_flush_buffer()'</text:span>, descritta in Multiple input Buffer.</text:p>
      <text:p text:style-name="P2"/>
      <text:p text:style-name="P7">'yyterminate()'</text:p>
      <text:p text:style-name="P2"><text:tab/>può essere usata al posto di un return in una azione. Essa termima lo scanner e torna 0 al <text:tab/>chiamante dello scanner, indicando che tutto è terminato bene. Per default la funzione viene <text:tab/>chiamata ance quando si incontra un <text:span text:style-name="T14">EOF</text:span>. E' una macro che può essere ridefinita.</text:p>
      <text:p text:style-name="Preformatted_20_Text"/>
      <text:p text:style-name="Preformatted_20_Text"/>
      <text:p text:style-name="Preformatted_20_Text"/>
      <text:p text:style-name="P21">9 Scanner Generato</text:p>
      <text:p text:style-name="Preformatted_20_Text"/>
      <text:p text:style-name="P2">L'output di flex è il file <text:span text:style-name="T14">lex.yy.c</text:span>, che contiene la r<text:span text:style-name="T30">o</text:span>utine di scanning <text:span text:style-name="T14">'yylex()'</text:span>, un numero di tabelle usate da essa per trovare i token, e un numero di routine e macro ausiliarie. Per default '<text:span text:style-name="T14">yylex()</text:span><text:span text:style-name="T15">'</text:span> è dichiarato come segue:</text:p>
      <text:p text:style-name="Preformatted_20_Text"/>
      <text:p text:style-name="Preformatted_20_Text"><text:tab/>int yylex()</text:p>
      <text:p text:style-name="Preformatted_20_Text"><text:tab/><text:tab/>{</text:p>
      <text:p text:style-name="Preformatted_20_Text"><text:tab/><text:tab/>...varie definizioni ed azioni qui...</text:p>
      <text:p text:style-name="Preformatted_20_Text"><text:tab/><text:tab/>}</text:p>
      <text:p text:style-name="Preformatted_20_Text"/>
      <text:p text:style-name="P2">Se l'ambiente usato supporta le funzioni prototipo, allora esso sarà <text:span text:style-name="T14">'int yylex(void)'</text:span>. Questa definizione può esser modificata definendo la macro <text:span text:style-name="T14">'YY_DECL'</text:span>. Ad esempio si può usare:</text:p>
      <text:p text:style-name="Preformatted_20_Text"/>
      <text:p text:style-name="Preformatted_20_Text"><text:tab/>#define YY_DECL float lexscan( a, b) float a, b;</text:p>
      <text:p text:style-name="Preformatted_20_Text"/>
      <text:p text:style-name="P2">per dare alla rutine di scannign il nome '<text:span text:style-name="T14">lexscan'</text:span>, far tornare un float e prendere due float come argomento. Notare che passare argomenti alla routine usando una definizione di funzione in stile K&amp;R non-prototipata, occorrerà terminarela definizione con un punto e virgola (;).</text:p>
      <text:p text:style-name="Preformatted_20_Text"/>
      <text:p text:style-name="Preformatted_20_Text"><text:soft-page-break/></text:p>
      <text:p text:style-name="P2">Flex genera definizioni di funzioni 'C99' per default. Comunque flex ha la capacità di generare definizioni di funzioni con codice obsoleto, e, o tradizionale. Sfortunatamente, le definizioni tradizionali non ci consentono di usare tipi di dato più piccoli di un intero (come short, char, o bool) come argomenti per le funzioni. Per questa ragione, le versioni future di flex genereranno solo codice C99, lasciando lo stile <text:span text:style-name="T31">K</text:span>&amp;R agli storici.</text:p>
      <text:p text:style-name="P2">Attualmente se non si vugliono definizioni C99, occorre usare '<text:span text:style-name="T14">%option noansi-definitions'</text:span>.</text:p>
      <text:p text:style-name="P2"/>
      <text:p text:style-name="P2">Ogni volta che <text:span text:style-name="T14">'yylex()'</text:span> viene chiamata, essa scandisce i token dal file globale <text:span text:style-name="T14">'yyin' </text:span>(che per default è lo standard input, stdin). Essa continua sino a che o raggiunge <text:span text:style-name="T14">EOF</text:span> ( e quindi restituisce 0 come valore di ritorno), oppure una o più azioni eseguono una <text:span text:style-name="T14">return</text:span>.</text:p>
      <text:p text:style-name="P2"/>
      <text:p text:style-name="P2">Se lo scanner raggiunge l'<text:span text:style-name="T14">EOF</text:span>, chiamate successive non sono definite a meno che <text:span text:style-name="T14">'yyin'</text:span> sia fatto puntare ad un altro file di input (in tal caso la scansione riparte con questo nuovo file), oppure venga chiamata <text:span text:style-name="T14">'yyrestart()'</text:span>.</text:p>
      <text:p text:style-name="P2"><text:span text:style-name="T14">'yyrestart()'</text:span> prende un argomento, un puntatore a FILE, <text:span text:style-name="T14">'FILE *'</text:span> (che può essere NULL se si è impostata la variabile '<text:span text:style-name="T14">YY_INPUT'</text:span> per scansionare da sorgente diversa da '<text:span text:style-name="T14">yyin'</text:span>), ed inizializza '<text:span text:style-name="T14">yyin'</text:span> per scansionare da quel file.</text:p>
      <text:p text:style-name="P2">Essenzialmente non vi è differenza tra l'assegnazione di '<text:span text:style-name="T14">yyin'</text:span> ad un nuovo file di input o usare '<text:span text:style-name="T14">yyrestart()'</text:span> per raggiungere lo scopo; quest'ultimo metodo è reso disponibile per compatibilità tra versioni precedenti di flex, e perchè può esser usato per switchare ad altri file di input durante la scansione. Può essere usata anche per scartare il buffer di input corrente, chiamandola passando come argomento <text:span text:style-name="T14">'yyin'</text:span>; ma è meglio usare <text:span text:style-name="T14">'YY_FLUSH_BUFFER'</text:span> ( vedere le Azioni ). Notare che <text:span text:style-name="T14">'yyrestart()'</text:span> non resetta la condizione iniziale a '<text:span text:style-name="T14">INITIAL</text:span>' (vedere le Condizioni Iniziali).</text:p>
      <text:p text:style-name="P2"/>
      <text:p text:style-name="P2">Se <text:span text:style-name="T14">'yylex()'</text:span> termina la scansione per via dell'esecuzione di un <text:span text:style-name="T14">return</text:span> in una azione, lo scanner può esser chiamato nuovamente ed esso continuerà da dove aveva lasciato.</text:p>
      <text:p text:style-name="P2"/>
      <text:p text:style-name="P2">Per default (e per scopi di efficienza), lo scanner usa letture di blocchi piuttosto che semplici chiamate a <text:span text:style-name="T14">'getc()'</text:span> per leggere i caratteri da 'yyin'. Il modo in cui esso debba prendere i caratteri può esser controllato agendo sulla macro <text:span text:style-name="T14">'YY_INPUT'</text:span>. La sequenza di chiamata per <text:span text:style-name="T14">'YY_INPUT()'</text:span> è <text:span text:style-name="T14">'YY_INPUT(buf,result,max_size)'</text:span>. La sua azione è di piazzare <text:span text:style-name="T14">'max_size'</text:span> caratteri nell'array di caratteri <text:span text:style-name="T14">'buf'</text:span> e di ritornare nella variabile intera '<text:span text:style-name="T14">result'</text:span> o il numero di caratteri letti o la costante <text:span text:style-name="T14">'YY_NULL' </text:span>(0 su sistemi UNIX) per indicare EOF. La <text:span text:style-name="T14">'YY_INPUT'</text:span> di default legge dal puntatore a file globale <text:span text:style-name="T14">'yyin'</text:span>.</text:p>
      <text:p text:style-name="P2"/>
      <text:p text:style-name="P2">Di seguito un esempio di definizione di <text:span text:style-name="T14">'YY_INPUT' </text:span>(nella sezione di definizione dell'input file):</text:p>
      <text:p text:style-name="Preformatted_20_Text"/>
      <text:p text:style-name="P12">%{</text:p>
      <text:p text:style-name="P12">#define YY_INPUT(buf,result,max_size) \</text:p>
      <text:p text:style-name="P12"><text:tab/>{ \</text:p>
      <text:p text:style-name="P12"><text:tab/>int c = getchar();</text:p>
      <text:p text:style-name="P12"><text:tab/>result = (c == EOF) ? YY_NULL : (buf[0] = c, 1); \</text:p>
      <text:p text:style-name="P12"><text:tab/>}</text:p>
      <text:p text:style-name="P12">%}</text:p>
      <text:p text:style-name="P12"/>
      <text:p text:style-name="P2">Questa definizione cambierà il processamento dell'input in modo che avvenga un carattere alla volta.</text:p>
      <text:p text:style-name="P2"/>
      <text:p text:style-name="P2">Quando lo scanner riceve una indicazione di EOF da<text:span text:style-name="T14"> 'YY_INPUT'</text:span>, esso controlla la funzione <text:span text:style-name="T14">'yywrap()'</text:span>. Se <text:span text:style-name="T14">'yywrap()'</text:span> ritorna false (zero), allora esso assume che la funzione è andata avanti e setta <text:span text:style-name="T14">'yyin'</text:span> per puntare ad una altro file, e la scansione può continuare. Se invece torna true <text:soft-page-break/>(non-zero), allora lo scanner termina, tornando 0 al chiamante. Notare che in entrambi i casi, la condizione di inizio rimane invariata; essa non viene reimpostata a <text:span text:style-name="T14">'INITIAL</text:span>'.</text:p>
      <text:p text:style-name="Preformatted_20_Text"/>
      <text:p text:style-name="P2">Se non si vuole fornire una propria versione di <text:span text:style-name="T14">'yywrap()'</text:span>, allora si deve o usare <text:span text:style-name="T14">'%option noyywrap'</text:span> (in questo modo lo scanner si comporta come se yywrap tornasse 1), oppure occorre linkare con l'opzione <text:span text:style-name="T14">'-lfl' </text:span>per ottenere la versione di default della routine, che torna sempre 1.</text:p>
      <text:p text:style-name="P2"/>
      <text:p text:style-name="P2">Per la scansione di buffer in memoria (e.g. Stringe di scansione), vedere le Stringe di scansione. Vedere Buffer di input multipli.</text:p>
      <text:p text:style-name="P2"/>
      <text:p text:style-name="P2">Lo scanner scrive il suo output <text:span text:style-name="T14">'ECHO'</text:span> nella variabile globale <text:span text:style-name="T14">'yyout' </text:span>(per default lo standard output, '<text:span text:style-name="T14">stdout'</text:span>), che può esser ridefinito dall'utente semplicemente assegnandogli qu<text:span text:style-name="T35">a</text:span>lche altro puntatore a <text:span text:style-name="T14">'FILE'</text:span>.</text:p>
      <text:p text:style-name="P2"/>
      <text:p text:style-name="Preformatted_20_Text"/>
      <text:p text:style-name="P21">10 Condizioni iniziali</text:p>
      <text:p text:style-name="Preformatted_20_Text"/>
      <text:p text:style-name="P2">Flex offre un meccanismo per attivare in modo condizionale le regole. Ogni regola il cui pattern ha prefisso <text:span text:style-name="T14">'&lt;sc&gt;'</text:span> sarà attivata solo quando lo scanner è nella <text:span text:style-name="T14">'condizione iniziale'</text:span>, detta <text:span text:style-name="T14">'sc'</text:span> (start condition). Ad esempio:</text:p>
      <text:p text:style-name="Preformatted_20_Text"/>
      <text:p text:style-name="Preformatted_20_Text"><text:tab/>&lt;STRING&gt;[^”]*<text:tab/>{/* mangia il corpo della stringa... */</text:p>
      <text:p text:style-name="Preformatted_20_Text"><text:tab/><text:tab/><text:tab/>. . . </text:p>
      <text:p text:style-name="Preformatted_20_Text"><text:tab/><text:tab/><text:tab/>}</text:p>
      <text:p text:style-name="P2">sarà attivata solo quando lo scanner è nella condizione iniziale <text:span text:style-name="T14">'STRING'</text:span>, e</text:p>
      <text:p text:style-name="P2"/>
      <text:p text:style-name="Preformatted_20_Text"><text:tab/>&lt;INITIAL,STRING,QUOTE&gt;\.<text:tab/><text:tab/>{/* manipola un escape... */</text:p>
      <text:p text:style-name="Preformatted_20_Text"><text:tab/><text:tab/><text:tab/>. . .</text:p>
      <text:p text:style-name="Preformatted_20_Text"><text:tab/><text:tab/><text:tab/>}</text:p>
      <text:p text:style-name="P2">sarà attivata solo quando la condizione iniziale corrente è o <text:span text:style-name="T14">'INITIAL', 'STRING'</text:span>, oppure <text:span text:style-name="T14">'QUOTE'</text:span>.</text:p>
      <text:p text:style-name="P2"/>
      <text:p text:style-name="P2">Le condizioni iniziali sono dichiarate nella prima parte della sezione di definizione dell'input usando linee non indentate che iniziano o con <text:span text:style-name="T14">'%s'</text:span> o <text:span text:style-name="T14">'%x'</text:span> seguiti da una lista di nomi. Il primo modo dichiara condizioni iniziali '<text:span text:style-name="T14">inclusive'</text:span>, l'ultimo <text:span text:style-name="T14">'esclusive'</text:span>. Una condizione iniziale è attivata usando l'azione <text:span text:style-name="T14">'BEGIN'</text:span>. Finché la prossima istruzione <text:span text:style-name="T14">'BEGIN</text:span>' azione non viene eseguita, le regole con la data condizione iniziale saranno attive, mentre le regole con altre condizioni iniziali saranno inattive. <text:s/></text:p>
      <text:p text:style-name="P2"><text:span text:style-name="T36">Se la condizione iniziale è inclusiva, allora saranno <text:s/>attive anche le regole senza condizione iniziale.</text:span> Se esclusiva, allora saranno attive solo le regole qualificate con condizioni iniziali. Un insieme di regole contingenti alla stessa condizione iniziale esclusiva descrivono un scanner indipendente da ogni altra regola dell'input di flex. Dato questo, le condizioni iniziali esclusive rendono possibile specificare facilmente 'mini-scanner' che analizzano porzioni dell'input che sono sintatticamente differenti dal resto (ad esempio i commenti).</text:p>
      <text:p text:style-name="P10"/>
      <text:p text:style-name="P2"/>
      <text:p text:style-name="P2">Se la distinzione tra condizioni iniziali esclusive ed inclusive è ancora vaga, di seguito è riportato un esempio che illustra il collegamento tra le due. Gli insiemi di regole:</text:p>
      <text:p text:style-name="Preformatted_20_Text"/>
      <text:p text:style-name="Preformatted_20_Text"><text:tab/>%s esempio</text:p>
      <text:p text:style-name="Preformatted_20_Text"><text:tab/>%%</text:p>
      <text:p text:style-name="Preformatted_20_Text"><text:tab/></text:p>
      <text:p text:style-name="Preformatted_20_Text"><text:tab/>&lt;esempio&gt;foo<text:tab/><text:tab/>fai_qualcosa();</text:p>
      <text:p text:style-name="Preformatted_20_Text"/>
      <text:p text:style-name="Preformatted_20_Text"><text:tab/>bar<text:tab/><text:tab/><text:tab/>fai_altro();</text:p>
      <text:p text:style-name="Preformatted_20_Text"/>
      <text:p text:style-name="Preformatted_20_Text">è equivalente a </text:p>
      <text:p text:style-name="Preformatted_20_Text"/>
      <text:p text:style-name="Preformatted_20_Text"><text:tab/>%x esempio</text:p>
      <text:p text:style-name="Preformatted_20_Text"/>
      <text:p text:style-name="Preformatted_20_Text"><text:tab/>&lt;esempio&gt;foo<text:tab/><text:tab/>fai_qualcosa();</text:p>
      <text:p text:style-name="Preformatted_20_Text"/>
      <text:p text:style-name="Preformatted_20_Text"><text:tab/>&lt;INITIAL,esempio&gt;bar<text:tab/>fai_altro();</text:p>
      <text:p text:style-name="Preformatted_20_Text"/>
      <text:p text:style-name="P2">Senza il qualificatore <text:span text:style-name="T14">'&lt;INITIAL,esempio&gt;</text:span>', il pattern <text:span text:style-name="T14">'bar'</text:span> del secondo esempio non sarebbe stato attivo (cioè non poteva esser trovato) nella condizione iniziale nominata '<text:span text:style-name="T14">esempio'</text:span>. Se si usava solo <text:span text:style-name="T14">'&lt;esempio&gt;'</text:span> per qualificare <text:span text:style-name="T14">'bar'</text:span>, allora esso sarebbe stato attivo solo nella condizione iniziale 'esempio' e non in <text:span text:style-name="T14">'INITIAL'</text:span>, mentre nel primo esempio è attivo in entrambe, perché nel primo esempio la condizione iniziale 'esempio' è dichiarata come inclusiva <text:span text:style-name="T14">('%s')</text:span>.</text:p>
      <text:p text:style-name="P2"/>
      <text:p text:style-name="P2">Notare anche che esiste uno specificatore per la condizione iniziale speciale<text:span text:style-name="T14"> '&lt;*&gt;' </text:span>che corrisponde a qualsiasi condizione iniziale. Quindi l'esempio poteva essere scritto anche così:</text:p>
      <text:p text:style-name="Preformatted_20_Text"/>
      <text:p text:style-name="Preformatted_20_Text"><text:tab/>%x esempio</text:p>
      <text:p text:style-name="Preformatted_20_Text"><text:tab/>%%</text:p>
      <text:p text:style-name="Preformatted_20_Text"><text:tab/></text:p>
      <text:p text:style-name="Preformatted_20_Text"><text:tab/>&lt;esempio&gt;foo<text:tab/><text:tab/>fai_qualcosa();</text:p>
      <text:p text:style-name="Preformatted_20_Text"><text:tab/>&lt;*&gt;bar<text:tab/><text:tab/><text:tab/>fai_altro();</text:p>
      <text:p text:style-name="Preformatted_20_Text"/>
      <text:p text:style-name="P2">La regola di default (che manda in <text:span text:style-name="T14">'ECHO' </text:span>ogni carattere non trovato) resta attiva nelle condizioni iniziali. Il ché è equivalente a:</text:p>
      <text:p text:style-name="Preformatted_20_Text"/>
      <text:p text:style-name="Preformatted_20_Text"><text:tab/>&lt;*&gt;.|\n<text:tab/>ECHO;</text:p>
      <text:p text:style-name="Preformatted_20_Text"/>
      <text:p text:style-name="P2"><text:span text:style-name="T14">'BEGIN(0)'</text:span> <text:span text:style-name="T37">riporta</text:span> allo stato originale dove solo le regole senza condizioni iniziali sono attive. Questo stato può essere riferito anche come condizione iniziale <text:span text:style-name="T14">'INITIAL'</text:span>, per cui <text:span text:style-name="T14">'BEGIN(INITIAL)'</text:span> è equivalente a <text:span text:style-name="T14">'BEGIN(0)</text:span>'. (le parentesi intorno al nome della condizione iniziale non sono richieste ma vengono considerate un buono stile).</text:p>
      <text:p text:style-name="P2"/>
      <text:p text:style-name="P2">Le azioni <text:span text:style-name="T14">'BEGIN' </text:span>possono anche essere date come codice indentato all'inizio di una sezione di regole. Ad esempio il prossimo codice causerà l'entrata dello scanner nella condizione iniziale <text:span text:style-name="T14">'SPECIAL'</text:span> ogni volta che <text:span text:style-name="T14">'yylex()' </text:span>viene chiamata e la variabile globale <text:span text:style-name="T14">'enter_special'</text:span> è messa a true:</text:p>
      <text:p text:style-name="Preformatted_20_Text"/>
      <text:p text:style-name="Preformatted_20_Text"><text:tab/><text:tab/>int enter_special;</text:p>
      <text:p text:style-name="Preformatted_20_Text"/>
      <text:p text:style-name="Preformatted_20_Text"><text:tab/>%x SPECIAL</text:p>
      <text:p text:style-name="Preformatted_20_Text"><text:tab/>%%</text:p>
      <text:p text:style-name="Preformatted_20_Text"><text:tab/><text:tab/>if ( enter_special ) </text:p>
      <text:p text:style-name="Preformatted_20_Text"><text:soft-page-break/><text:tab/><text:tab/><text:tab/>BEGIN(SPECIAL);</text:p>
      <text:p text:style-name="Preformatted_20_Text"/>
      <text:p text:style-name="Preformatted_20_Text"><text:tab/>&lt;SPECIAL&gt;blablabla...</text:p>
      <text:p text:style-name="Preformatted_20_Text"><text:tab/>. . . altre regole . . </text:p>
      <text:p text:style-name="Preformatted_20_Text"/>
      <text:p text:style-name="P2">Per mostrare l'uso delle condizioni iniziali, viene mostrato uno scanner che fornisce due diverse interpretazioni di una stringa come <text:span text:style-name="T14">'123.456'</text:span>. Per default esso la tratta come tre token, l'intero <text:span text:style-name="T14">'123'</text:span>, <text:span text:style-name="T14">un punto</text:span>, e l'intero <text:span text:style-name="T14">'456'.</text:span> Ma se la stringa è preceduta prima nella riga dalla stringa <text:span text:style-name="T14">'aspetta-floats'</text:span> essa sarà trattata come singolo token, ovvero il numero in virgola mobile <text:span text:style-name="T14">'123.456'</text:span>:</text:p>
      <text:p text:style-name="Preformatted_20_Text"/>
      <text:p text:style-name="Preformatted_20_Text"><text:tab/>%{</text:p>
      <text:p text:style-name="Preformatted_20_Text"><text:tab/>#include &lt;math.h&gt;</text:p>
      <text:p text:style-name="Preformatted_20_Text"><text:tab/>%}</text:p>
      <text:p text:style-name="Preformatted_20_Text"><text:tab/></text:p>
      <text:p text:style-name="Preformatted_20_Text"><text:tab/>%s aspetta</text:p>
      <text:p text:style-name="Preformatted_20_Text"/>
      <text:p text:style-name="Preformatted_20_Text"><text:tab/>%%</text:p>
      <text:p text:style-name="Preformatted_20_Text"><text:tab/>aspetta-floats<text:tab/>BEGIN(aspetta);</text:p>
      <text:p text:style-name="Preformatted_20_Text"><text:tab/></text:p>
      <text:p text:style-name="Preformatted_20_Text"><text:tab/>&lt;aspetta&gt;[0-9]+@samp.}[0-9]+<text:tab/>{</text:p>
      <text:p text:style-name="Preformatted_20_Text"><text:tab/><text:tab/><text:tab/>printf(“trovato un float, = %f\n”, atof(yytext)));</text:p>
      <text:p text:style-name="Preformatted_20_Text"><text:tab/><text:tab/><text:tab/>}</text:p>
      <text:p text:style-name="Preformatted_20_Text"/>
      <text:p text:style-name="Preformatted_20_Text"><text:tab/>&lt;aspetta&gt;\n<text:tab/>{</text:p>
      <text:p text:style-name="Preformatted_20_Text"><text:tab/><text:tab/><text:tab/>/* <text:tab/>questo è il fine linea, per cui abbiamo bisogno </text:p>
      <text:p text:style-name="Preformatted_20_Text"><text:tab/><text:tab/><text:tab/> *<text:tab/>di un altro 'aspetta-numero', prima di riconoscere ogni <text:tab/><text:tab/><text:tab/> *<text:tab/>altro numero</text:p>
      <text:p text:style-name="Preformatted_20_Text"><text:tab/><text:tab/><text:tab/> */</text:p>
      <text:p text:style-name="Preformatted_20_Text"><text:tab/><text:tab/><text:tab/>BEGIN(INITIAL);</text:p>
      <text:p text:style-name="Preformatted_20_Text"><text:tab/><text:tab/><text:tab/>}</text:p>
      <text:p text:style-name="Preformatted_20_Text"><text:tab/>[0-9]+<text:tab/><text:tab/>{</text:p>
      <text:p text:style-name="Preformatted_20_Text"><text:tab/><text:tab/><text:tab/>printf(“trovato un intero, = %d\n”, atoi(yytext));</text:p>
      <text:p text:style-name="Preformatted_20_Text"><text:tab/><text:tab/><text:tab/>}</text:p>
      <text:p text:style-name="Preformatted_20_Text"><text:tab/>“.”<text:tab/><text:tab/>printf(“trovato un punto\n”);</text:p>
      <text:p text:style-name="Preformatted_20_Text"/>
      <text:p text:style-name="Preformatted_20_Text"/>
      <text:p text:style-name="P2">Di seguito un esempio di scanner che riconosce (e scarta) commenti C mentre mantiene il numero della riga di input corrente:</text:p>
      <text:p text:style-name="Preformatted_20_Text"/>
      <text:p text:style-name="Preformatted_20_Text"><text:tab/>%x comment</text:p>
      <text:p text:style-name="Preformatted_20_Text"><text:tab/>%%</text:p>
      <text:p text:style-name="Preformatted_20_Text"><text:tab/><text:tab/>int line_num = 1;</text:p>
      <text:p text:style-name="Preformatted_20_Text"><text:tab/></text:p>
      <text:p text:style-name="Preformatted_20_Text"><text:tab/>“/*”<text:tab/>BEGIN(comment);</text:p>
      <text:p text:style-name="Preformatted_20_Text"/>
      <text:p text:style-name="Preformatted_20_Text"><text:tab/>&lt;comment&gt;[^*\n]*<text:tab/><text:tab/>/* mangia ogni cosa diversa da '*' */</text:p>
      <text:p text:style-name="Preformatted_20_Text"><text:tab/>&lt;comment&gt;”*”+[^*/\n]*<text:tab/>/* mangia '*' non seguiti da '/'s */</text:p>
      <text:p text:style-name="Preformatted_20_Text"><text:tab/>&lt;comment&gt;\n<text:tab/><text:tab/><text:tab/>++line_num;</text:p>
      <text:p text:style-name="Preformatted_20_Text"><text:tab/>&lt;comment&gt;”*”+”/”<text:tab/><text:tab/>BEGIN(INITIAL);</text:p>
      <text:p text:style-name="Preformatted_20_Text"/>
      <text:p text:style-name="P2">Questo scanner ha un po' di difficoltà a trovare quanto più testo possibile con ogni regola. In generale è una grande vittoria provare a scrivere uno scanner ad alta-velocità per cercare di trovare quanto più possibile in ogni regola.</text:p>
      <text:p text:style-name="P2"/>
      <text:p text:style-name="P2">Notare che i nomi delle condizioni iniziali sono in realtà valori interi e possono essere memorizzati come tali. Per cui, l'esempio visto potrebbe essere esteso nella seguente modalità: </text:p>
      <text:p text:style-name="Preformatted_20_Text"><text:soft-page-break/></text:p>
      <text:p text:style-name="P12">%x comment foo</text:p>
      <text:p text:style-name="P12">%%</text:p>
      <text:p text:style-name="P12"><text:tab/>int line_num = 1;</text:p>
      <text:p text:style-name="P12"><text:tab/>int comment_caller;</text:p>
      <text:p text:style-name="P12"/>
      <text:p text:style-name="P12">“/*”<text:tab/>{</text:p>
      <text:p text:style-name="P12"><text:tab/>comment_caller = INITIAL;</text:p>
      <text:p text:style-name="P12"><text:tab/>BEGIN(comment);</text:p>
      <text:p text:style-name="P12"><text:tab/>}</text:p>
      <text:p text:style-name="P12"/>
      <text:p text:style-name="P12">. . .</text:p>
      <text:p text:style-name="P12"/>
      <text:p text:style-name="P12">&lt;foo&gt;”/*”<text:tab/>{</text:p>
      <text:p text:style-name="P12"><text:tab/><text:tab/>comment_caller = foo;</text:p>
      <text:p text:style-name="P12"><text:tab/><text:tab/>BEGIN(comment);</text:p>
      <text:p text:style-name="P12"><text:tab/><text:tab/>}</text:p>
      <text:p text:style-name="P12"/>
      <text:p text:style-name="P12">&lt;comment&gt;[^*\n]*<text:tab/><text:tab/>/* mangia qualsiasi cosa diversa da '*' */</text:p>
      <text:p text:style-name="P12">&lt;comment&gt;”*”+[^*/\n]<text:tab/>/* mangia '*' non seguiti da '/' */</text:p>
      <text:p text:style-name="P12">&lt;comment&gt;\n<text:tab/><text:tab/><text:tab/>++line_num;</text:p>
      <text:p text:style-name="P12">&lt;comment&gt;”*”+”/”<text:tab/><text:tab/>BEGIN(comment_caller);</text:p>
      <text:p text:style-name="P12"/>
      <text:p text:style-name="Preformatted_20_Text"/>
      <text:p text:style-name="P2">E' possibile accedere alla condizione iniziale corrente usando ma macro a valore intero <text:span text:style-name="T14">'YY_START'</text:span>. Ad esempio, il precedente assegnamento a <text:span text:style-name="T14">'comment_caller'</text:span> può esser scritto</text:p>
      <text:p text:style-name="Preformatted_20_Text"/>
      <text:p text:style-name="Preformatted_20_Text"><text:tab/>commet_caller = YY_START;</text:p>
      <text:p text:style-name="Preformatted_20_Text"/>
      <text:p text:style-name="P2">Flex fornisce <text:span text:style-name="T14">'YYSTATE' </text:span>come alias di <text:span text:style-name="T14">'YY_START'</text:span> (in quanto usato da lex della AT&amp;T)</text:p>
      <text:p text:style-name="P2"/>
      <text:p text:style-name="P2">Per motivi storici, le condizioni iniziali non devono avere un proprio name-space all'interno dello scanner generato. I nomi delle condizioni inziali non sono modificati nello scanner e nell'header generato. Vedere option-header, vedere option-prefix.</text:p>
      <text:p text:style-name="Preformatted_20_Text"/>
      <text:p text:style-name="Preformatted_20_Text"/>
      <text:p text:style-name="P2">Infine viene mostrato un esempio di come trovare stringe quotate in stile C usando condizioni iniziali esclusive, incluse le sequenza di escape espanse (ma senza controllo sulla lunghezza eccessiva di una stringa)</text:p>
      <text:p text:style-name="Preformatted_20_Text"/>
      <text:p text:style-name="P12"/>
      <text:p text:style-name="P12">%x str</text:p>
      <text:p text:style-name="P12"/>
      <text:p text:style-name="P12">%%</text:p>
      <text:p text:style-name="P12"><text:tab/>char string_buf[MAX_STR_CONST];</text:p>
      <text:p text:style-name="P12"><text:tab/>char *string_buf_ptr;</text:p>
      <text:p text:style-name="P12"/>
      <text:p text:style-name="P12">\”<text:tab/>string_buf_ptr = string_buf; BEGIN(str);</text:p>
      <text:p text:style-name="P12"/>
      <text:p text:style-name="P12">&lt;str&gt;\”<text:tab/>{ /* <text:s/>trovata virgoletta di chiusura tutto ok */</text:p>
      <text:p text:style-name="P12"><text:tab/><text:tab/>BEGIN(INITIAL);</text:p>
      <text:p text:style-name="P12"><text:tab/><text:tab/>*string_buf_ptr = '\0';</text:p>
      <text:p text:style-name="P12"><text:tab/><text:tab/>/* ritorno tipo token stringa costante e valore al parser */</text:p>
      <text:p text:style-name="P12"><text:tab/><text:tab/>}</text:p>
      <text:p text:style-name="P12"/>
      <text:p text:style-name="P12">&lt;str&gt;\n<text:tab/>{</text:p>
      <text:p text:style-name="P12"><text:tab/><text:tab/>/* errore – costante stringa non terminata */</text:p>
      <text:p text:style-name="P12"><text:tab/><text:tab/>/* generare un messaggio di errore */</text:p>
      <text:p text:style-name="P12"><text:soft-page-break/><text:tab/><text:tab/>}</text:p>
      <text:p text:style-name="P12">&lt;str&gt;\\[0-7]{1,3}<text:tab/><text:tab/>{</text:p>
      <text:p text:style-name="P12"><text:tab/><text:tab/>/* sequenza di escape ottali */</text:p>
      <text:p text:style-name="P12"><text:tab/><text:tab/>int result;</text:p>
      <text:p text:style-name="P12"/>
      <text:p text:style-name="P12"><text:tab/><text:tab/>(void) sscanf( yytext + 1, “%0”, &amp;result );</text:p>
      <text:p text:style-name="P12"/>
      <text:p text:style-name="P12"><text:tab/><text:tab/>if ( result &gt; 0xff )</text:p>
      <text:p text:style-name="P12"><text:tab/><text:tab/><text:tab/>/* errore, la costante è fuori range */</text:p>
      <text:p text:style-name="P12"/>
      <text:p text:style-name="P12"><text:tab/><text:tab/>*string_buf_ptr++ = result;</text:p>
      <text:p text:style-name="P12"><text:tab/><text:tab/>}</text:p>
      <text:p text:style-name="P12"/>
      <text:p text:style-name="P12">&lt;str&gt;\\[0-9]+<text:tab/>{</text:p>
      <text:p text:style-name="P12"><text:tab/><text:tab/>/* genera errore – cattiva sequenza di escape; qualcosa tipo '\48'</text:p>
      <text:p text:style-name="P12"><text:tab/><text:tab/> * oppure '\0777777'</text:p>
      <text:p text:style-name="P12"><text:tab/><text:tab/> */</text:p>
      <text:p text:style-name="P12"/>
      <text:p text:style-name="P12">&lt;str&gt;\\n<text:tab/>*string_buf_ptr++ = '\n';</text:p>
      <text:p text:style-name="P12">&lt;str&gt;\\t<text:tab/>*string_buf_ptr++ = '\t';</text:p>
      <text:p text:style-name="P12">&lt;str&gt;\\r<text:tab/>*string_buf_ptr++ = '\r';</text:p>
      <text:p text:style-name="P12">&lt;str&gt;\\b<text:tab/>*string_buf_ptr++ = '\b';</text:p>
      <text:p text:style-name="P12">&lt;str&gt;\\f<text:tab/>*string_buf_ptr++ = '\f';</text:p>
      <text:p text:style-name="P12"/>
      <text:p text:style-name="P12">&lt;str&gt;\\(.|\n)<text:tab/>*string_buf_ptr++ = yytext[1];</text:p>
      <text:p text:style-name="P12"/>
      <text:p text:style-name="P12">&lt;str&gt;[^\\\n\”]+<text:tab/>{</text:p>
      <text:p text:style-name="P12"><text:tab/>char *yptr = yytext;</text:p>
      <text:p text:style-name="P12"/>
      <text:p text:style-name="P12"><text:tab/>while( *yptr )</text:p>
      <text:p text:style-name="P12"><text:tab/><text:tab/>*string_buf_ptr++ = *yptr++;</text:p>
      <text:p text:style-name="P12"><text:tab/>}</text:p>
      <text:p text:style-name="P12"/>
      <text:p text:style-name="P2">Spesso, come in alcuni degli esempi visti, si scrivono gruppi di regole che iniziano tutti con le stesse condizioni inziali. Flex rende questa cosa un po' più semplice e pulito introducendo una notazione per scope di condizioni iniziali. Uno scope per condizioni iniziali inizia con:</text:p>
      <text:p text:style-name="Preformatted_20_Text"/>
      <text:p text:style-name="Preformatted_20_Text"><text:tab/>&lt;Scs&gt;{</text:p>
      <text:p text:style-name="Preformatted_20_Text"/>
      <text:p text:style-name="P2">dove <text:span text:style-name="T14">'Scs'</text:span> è una lista di una o più condizioni iniziali. Dentro lo scope, ad ogni regola viene appplicato automaticamente il prefisso <text:span text:style-name="T14">'Scs&gt;</text:span>', fino a che compare una <text:span text:style-name="T14">'}' </text:span>che corrisponde a quella iniziale. Quindi, ad esempio:</text:p>
      <text:p text:style-name="Preformatted_20_Text"/>
      <text:p text:style-name="Preformatted_20_Text"><text:tab/>&lt;ESC&gt;{</text:p>
      <text:p text:style-name="Preformatted_20_Text"><text:tab/><text:tab/>“\\n”<text:tab/><text:tab/>return '\n';</text:p>
      <text:p text:style-name="Preformatted_20_Text"><text:tab/><text:tab/>“\\r”<text:tab/><text:tab/>return '\r';</text:p>
      <text:p text:style-name="Preformatted_20_Text"><text:tab/><text:tab/>“\\f”<text:tab/><text:tab/>return '\f';</text:p>
      <text:p text:style-name="Preformatted_20_Text"><text:tab/><text:tab/>“\\0”<text:tab/><text:tab/>return '\0';</text:p>
      <text:p text:style-name="Preformatted_20_Text"><text:tab/>}</text:p>
      <text:p text:style-name="Preformatted_20_Text"/>
      <text:p text:style-name="P2">che è equivalente a:</text:p>
      <text:p text:style-name="Preformatted_20_Text"/>
      <text:p text:style-name="Preformatted_20_Text"><text:s text:c="9"/>&lt;ESC&gt;"\\n" <text:s/>return '\n';</text:p>
      <text:p text:style-name="Preformatted_20_Text"><text:s text:c="9"/>&lt;ESC&gt;"\\r" <text:s/>return '\r';</text:p>
      <text:p text:style-name="Preformatted_20_Text"><text:s text:c="9"/>&lt;ESC&gt;"\\f" <text:s/>return '\f';</text:p>
      <text:p text:style-name="P11"><text:s text:c="9"/>&lt;ESC&gt;"\\0" <text:s/>return '\0';</text:p>
      <text:p text:style-name="P2"><text:soft-page-break/>Gli scope per condizioni iniziali possono essere annidati.</text:p>
      <text:p text:style-name="Preformatted_20_Text"/>
      <text:p text:style-name="P2">Le routine seguenti sono disponibili per manipolare stack di condizioni iniziali:</text:p>
      <text:p text:style-name="P2"/>
      <text:p text:style-name="P2">– Funzione:<text:span text:style-name="T3"> </text:span><text:span text:style-name="T14">void</text:span><text:span text:style-name="T11"> yy_push_state( int 'new_state' )</text:span></text:p>
      <text:p text:style-name="P2">mette la condizione iniziale corrente all'inizio dello stack di condizioni iniziali e switcha a '<text:span text:style-name="T14">new_state'</text:span> come se si fosse usato <text:span text:style-name="T14">'BEGIN new_state'</text:span> (ricordare che i nomi di condizioni inizili sono anche degli interi).</text:p>
      <text:p text:style-name="Preformatted_20_Text"/>
      <text:p text:style-name="P2">– Funzione:<text:span text:style-name="T3"> </text:span><text:span text:style-name="T14">void</text:span><text:span text:style-name="T11"> yy_popo_state()</text:span></text:p>
      <text:p text:style-name="P2">preleva la c.i. In cima allo stack e la attiva mediante <text:span text:style-name="T14">'BEGIN'</text:span></text:p>
      <text:p text:style-name="P2"/>
      <text:p text:style-name="P2">– Funzione: <text:span text:style-name="T14">int </text:span><text:span text:style-name="T11">yy_top_state()</text:span></text:p>
      <text:p text:style-name="P2">torna la cima dello stack senza alternare il contenuto dello stack.</text:p>
      <text:p text:style-name="P2"/>
      <text:p text:style-name="P2">Lo stack di c.i. cresce dinamicamente e quindi non ha limiti di dimensioni intrinsechi. Se la memoria viene esaurita, l'esecuzione del programma abortisce.</text:p>
      <text:p text:style-name="P2"/>
      <text:p text:style-name="P2">Per usare stack di c.i., lo scanner deve includere come direttiva l'opzione <text:span text:style-name="T14">'%option stack'</text:span>. Vedere Opzioni dello scanner.</text:p>
      <text:p text:style-name="Preformatted_20_Text"/>
      <text:p text:style-name="P21">11 Input buffer multipli</text:p>
      <text:p text:style-name="Preformatted_20_Text"/>
      <text:p text:style-name="P2">Alcuni scanner (come quelli che supportano <text:span text:style-name="T14">“include”</text:span> di file) richiedono di poter leggere da stream di input differenti. Poiché flex usa gran quantità di buffer, non è possibile controllare dove il prossimo input sarà letto semplicemente scrivendo la funzione <text:span text:style-name="T14">'YY_INPUT()'</text:span>, che è sensibile al contesto di scansione. <text:span text:style-name="T14">'YY_INPUT()'</text:span> viene richiamata solamente quando lo scanner raggiunge la fine del suo buffer, che può essere molto tempo dopo la scansione di una espressione come una <text:span text:style-name="T14">'include'</text:span> che richiede di scambiare la sorgente di input.</text:p>
      <text:p text:style-name="P2"/>
      <text:p text:style-name="P2">Per risolvere questa sorta di problemi, flex fornisce di un meccanismo per la creazione e lo scambio tra buffer di input multipli. Un buffer di input è creato usando:</text:p>
      <text:p text:style-name="Preformatted_20_Text"/>
      <text:p text:style-name="P2">--Funzione: <text:span text:style-name="T14">YY_BUFFER_STATE </text:span><text:span text:style-name="T11">yy_create_buffer ( </text:span><text:span text:style-name="T14">FILE * file, int size</text:span><text:span text:style-name="T11"> )</text:span></text:p>
      <text:p text:style-name="Preformatted_20_Text"/>
      <text:p text:style-name="P2">che prende un puntatore a file ed una grandezza, e crea un buffer associato con il file passato e largo abbastanza da mantenere quella grandezza di caratteri passata (se in dubbio usa <text:span text:style-name="T14">'YY_BUF_SIZE' </text:span>come grandezza). Essa torna un handle (maniglia) <text:span text:style-name="T14">'YY_BUFFER_STATE'</text:span>, che può essere passato ad altre routine (vedere il seguito). Il tipo '<text:span text:style-name="T14">YY_BUFFER_STATE'</text:span> è un puntatore ad una struttura opaca in modo da poter dichiarate esattamente il tipo di buffer di input in sorgenti diversi da quelli dello scanner. Notare che il puntatore a FILE nei parametri è utilizzto solo come valore di <text:span text:style-name="T14">'yyin'</text:span> visto in <text:span text:style-name="T14">'YY_INPUT'</text:span>. Se si ridefinisce <text:span text:style-name="T14">'YY_INPUT()'</text:span> per non usare più '<text:span text:style-name="T14">yyin'</text:span>, allora è possibile passare tranquillamente <text:span text:style-name="T14">NULL</text:span> come puntatore a <text:span text:style-name="T14">FILE</text:span>. </text:p>
      <text:p text:style-name="P2">Si seleziona un buffer particolare da scansionare usando:</text:p>
      <text:p text:style-name="Preformatted_20_Text"/>
      <text:p text:style-name="P2">– Funzione: <text:span text:style-name="T14">void </text:span><text:span text:style-name="T11">yy_switch_to_buffer(</text:span><text:span text:style-name="T14"> YY_BUFFER_STATE new_buffer</text:span><text:span text:style-name="T11">)</text:span></text:p>
      <text:p text:style-name="Preformatted_20_Text"/>
      <text:p text:style-name="P2">La funzione scambia il buffer di input dello scanner per cui i token seguenti verranno estratti dal <text:span text:style-name="T14">'new_buffer'</text:span>. Notare che la funzione può essere usata da <text:span text:style-name="T14">'yywrap()'</text:span> per settare cosa scansionare successivamente, invece di aprire un nuovo file e far puntare <text:span text:style-name="T14">'yyin' </text:span>ad esso. Se si vuol usare uno <text:soft-page-break/>stack di input buffer, allora è possibile usare <text:span text:style-name="T14">'yy_push_buffer_st</text:span><text:span text:style-name="T16">a</text:span><text:span text:style-name="T14">te()' </text:span>invece di questa funzione. <text:span text:style-name="T38">N</text:span>otare anche che scambiare sorgente di input mediante <text:span text:style-name="T14">'yy_switch_to_buffer()'</text:span> oppure tramite <text:span text:style-name="T14">'yywrap()'</text:span> non cambia la condizione iniziale.</text:p>
      <text:p text:style-name="Preformatted_20_Text"/>
      <text:p text:style-name="P2">– Funzione: <text:span text:style-name="T14">void </text:span><text:span text:style-name="T11">yy_delete_buffer</text:span><text:span text:style-name="T14">( YY_BUFFER_STATE buffer)</text:span></text:p>
      <text:p text:style-name="P7"/>
      <text:p text:style-name="P2">è utilizzata per richiedere lo spazio di memorizzazione associato ad un buffer. (<text:span text:style-name="T34">I</text:span>l buffer può esser <text:span text:style-name="T14">NULL</text:span>, in questo caso la routine non fa nulla.) </text:p>
      <text:p text:style-name="Preformatted_20_Text"/>
      <text:p text:style-name="P2">E' possibile anche cancellare il contenuto del buffer corrente usando:</text:p>
      <text:p text:style-name="P2"/>
      <text:p text:style-name="P2">– Funzione: <text:span text:style-name="T14">void </text:span><text:span text:style-name="T11">yypop_buffer_state()</text:span></text:p>
      <text:p text:style-name="P13"/>
      <text:p text:style-name="P2">questa funzione rimuove lo stato corrente dalla cima dello stack, e lo cancella mediante chiamata a '<text:span text:style-name="T14">yy_delete_buffer()</text:span>'. Il prossimo stato dello stack, se esiste, diventa il nuovo stato corrente.</text:p>
      <text:p text:style-name="Preformatted_20_Text"/>
      <text:p text:style-name="P2">– Funzione: <text:span text:style-name="T14">void </text:span><text:span text:style-name="T11">yy_flush_buffer(</text:span><text:span text:style-name="T14"> YY_BUFFER_STATE buffer </text:span><text:span text:style-name="T11">)</text:span></text:p>
      <text:p text:style-name="P8"/>
      <text:p text:style-name="P2">Questa funzione getta il contenuto del buffer, in modo che la prossima volta che lo scanner prova a trovare un token dal buffer, esso dovrà prima riempire il buffer nuovamente usando <text:span text:style-name="T14">'YY_INPUT()'</text:span>.</text:p>
      <text:p text:style-name="Preformatted_20_Text"/>
      <text:p text:style-name="P2">– Funzione: <text:span text:style-name="T14">YY_BUFFER_STATE </text:span><text:span text:style-name="T11">yy_new_buffer(</text:span><text:span text:style-name="T14"> FILE *file, int size</text:span><text:span text:style-name="T11"> )</text:span></text:p>
      <text:p text:style-name="Preformatted_20_Text"/>
      <text:p text:style-name="P2">Questa funzione è un alias di <text:span text:style-name="T14">'yy_create_buffer()'</text:span>, fornita per compatibilità con l'uso di <text:span text:style-name="T14">'new</text:span>' del C++, e di '<text:span text:style-name="T14">delete'</text:span> per creare e distruggere oggetti dinamici.</text:p>
      <text:p text:style-name="Preformatted_20_Text"/>
      <text:p text:style-name="Preformatted_20_Text"><text:s/></text:p>
      <text:p text:style-name="P2">La macro <text:span text:style-name="T14">`YY_CURRENT_BUFFER'</text:span> torna una maniglia <text:span text:style-name="T14">`YY_BUFFER_STATE'</text:span> per il buffer corrente. Non deve essere usata come <text:span text:style-name="T14">lvalue</text:span>. </text:p>
      <text:p text:style-name="P2">Ci sono due esemi di uso di queste caratteristiche per la scrittura di scanner che espandono file inclu<text:span text:style-name="T39">de </text:span>( la caratteristica <text:span text:style-name="T14">'&lt;&lt;EOF&gt;&gt;'</text:span> è discussa di seguito).</text:p>
      <text:p text:style-name="P2"/>
      <text:p text:style-name="P2">Questo primo esempio usa <text:span text:style-name="T14">yypush_buffer_state e yypop_buffer_state</text:span>. Flex mantiene lo stack internamente.</text:p>
      <text:p text:style-name="Preformatted_20_Text"/>
      <text:p text:style-name="P12"/>
      <text:p text:style-name="P12">/* lo stato “incl” viene usato per prendere un nome di file da includere */</text:p>
      <text:p text:style-name="P12">%x incl</text:p>
      <text:p text:style-name="P12">%%</text:p>
      <text:p text:style-name="P12">include<text:tab/>BEGIN(incl);</text:p>
      <text:p text:style-name="P12"/>
      <text:p text:style-name="P12">[a-z]+<text:tab/><text:tab/><text:tab/>ECHO;</text:p>
      <text:p text:style-name="P12">[^a-z\n]*\n?<text:tab/><text:tab/>ECHO;</text:p>
      <text:p text:style-name="P12"/>
      <text:p text:style-name="P12">&lt;incl&gt;[ \t]*<text:tab/><text:tab/>/* mangia gli spazi vuoti */</text:p>
      <text:p text:style-name="P12">&lt;incl&gt;[^ \t\n]<text:tab/>{ /* prendi il nome file da includere */</text:p>
      <text:p text:style-name="P12"><text:tab/><text:tab/>yyin = fopen( yytext, “r”);</text:p>
      <text:p text:style-name="P12"><text:tab/><text:tab/></text:p>
      <text:p text:style-name="P12"><text:tab/><text:tab/>if(!yyin)</text:p>
      <text:p text:style-name="P12"><text:tab/><text:tab/><text:tab/>error( … );</text:p>
      <text:p text:style-name="P12"><text:tab/><text:tab/><text:tab/></text:p>
      <text:p text:style-name="P12"><text:tab/><text:tab/>yy_push_buffer_state(yy_create_buffer(yyin, YY_BUF_SIZE));</text:p>
      <text:p text:style-name="P12"/>
      <text:p text:style-name="P12"><text:tab/><text:tab/>BEGIN(INITIAL);</text:p>
      <text:p text:style-name="P12"><text:soft-page-break/><text:tab/><text:tab/>}</text:p>
      <text:p text:style-name="P12"/>
      <text:p text:style-name="P12">&lt;&lt;EOF&gt;&gt;<text:tab/>{</text:p>
      <text:p text:style-name="P12"><text:tab/><text:tab/><text:tab/>yypop_buffer_state();</text:p>
      <text:p text:style-name="P12"/>
      <text:p text:style-name="P12"><text:tab/><text:tab/>if (!YY_CURRENT_BUFFER)</text:p>
      <text:p text:style-name="P12"><text:tab/><text:tab/><text:tab/>{</text:p>
      <text:p text:style-name="P12"><text:tab/><text:tab/><text:tab/>yy_terminate();</text:p>
      <text:p text:style-name="P12"><text:tab/><text:tab/><text:tab/>}</text:p>
      <text:p text:style-name="P12"><text:tab/><text:tab/>}</text:p>
      <text:p text:style-name="Preformatted_20_Text"/>
      <text:p text:style-name="P2">Il secondo esempio, di seguito, fa la stessa cosa del precedente, ma gestisce manualmente il suo stack di buffer di input (invece di lasciarlo fare a flex).</text:p>
      <text:p text:style-name="Preformatted_20_Text"/>
      <text:p text:style-name="Preformatted_20_Text"/>
      <text:p text:style-name="Preformatted_20_Text"/>
      <text:p text:style-name="Preformatted_20_Text"><text:s text:c="9"/>/* lo stato “incl” viene usato per prendere un nome di file da <text:tab/><text:tab/><text:tab/>includere */</text:p>
      <text:p text:style-name="Preformatted_20_Text"><text:s text:c="9"/>%x incl</text:p>
      <text:p text:style-name="Preformatted_20_Text"/>
      <text:p text:style-name="Preformatted_20_Text"><text:s text:c="9"/>%{</text:p>
      <text:p text:style-name="Preformatted_20_Text"><text:s text:c="9"/>#define MAX_INCLUDE_DEPTH 10</text:p>
      <text:p text:style-name="Preformatted_20_Text"><text:s text:c="9"/>YY_BUFFER_STATE include_stack[MAX_INCLUDE_DEPTH];</text:p>
      <text:p text:style-name="Preformatted_20_Text"><text:s text:c="9"/>int include_stack_ptr = 0;</text:p>
      <text:p text:style-name="Preformatted_20_Text"><text:s text:c="9"/>%}</text:p>
      <text:p text:style-name="Preformatted_20_Text"/>
      <text:p text:style-name="Preformatted_20_Text"><text:s text:c="9"/>%%</text:p>
      <text:p text:style-name="Preformatted_20_Text"><text:s text:c="9"/>include <text:s text:c="12"/>BEGIN(incl);</text:p>
      <text:p text:style-name="Preformatted_20_Text"/>
      <text:p text:style-name="Preformatted_20_Text"><text:s text:c="9"/>[a-z]+ <text:s text:c="13"/>ECHO;</text:p>
      <text:p text:style-name="Preformatted_20_Text"><text:s text:c="9"/>[^a-z\n]*\n? <text:s text:c="7"/>ECHO;</text:p>
      <text:p text:style-name="Preformatted_20_Text"/>
      <text:p text:style-name="Preformatted_20_Text"><text:s text:c="9"/>&lt;incl&gt;[ \t]* <text:s text:c="5"/>/* eat the whitespace */</text:p>
      <text:p text:style-name="Preformatted_20_Text"><text:s text:c="9"/>&lt;incl&gt;[^ \t\n]+ <text:s text:c="2"/>{ /* got the include file name */</text:p>
      <text:p text:style-name="Preformatted_20_Text"><text:s text:c="17"/>if ( include_stack_ptr &gt;= MAX_INCLUDE_DEPTH )</text:p>
      <text:p text:style-name="Preformatted_20_Text"><text:s text:c="21"/>{</text:p>
      <text:p text:style-name="Preformatted_20_Text"><text:s text:c="21"/>fprintf( stderr, "Includes nested too deeply" );</text:p>
      <text:p text:style-name="Preformatted_20_Text"><text:s text:c="21"/>exit( 1 );</text:p>
      <text:p text:style-name="Preformatted_20_Text"><text:s text:c="21"/>}</text:p>
      <text:p text:style-name="Preformatted_20_Text"/>
      <text:p text:style-name="Preformatted_20_Text"><text:s text:c="17"/>include_stack[include_stack_ptr++] =</text:p>
      <text:p text:style-name="Preformatted_20_Text"><text:s text:c="21"/>YY_CURRENT_BUFFER;</text:p>
      <text:p text:style-name="Preformatted_20_Text"/>
      <text:p text:style-name="Preformatted_20_Text"><text:s text:c="17"/>yyin = fopen( yytext, "r" );</text:p>
      <text:p text:style-name="Preformatted_20_Text"/>
      <text:p text:style-name="Preformatted_20_Text"><text:s text:c="17"/>if ( ! yyin )</text:p>
      <text:p text:style-name="Preformatted_20_Text"><text:s text:c="21"/>error( ... );</text:p>
      <text:p text:style-name="Preformatted_20_Text"/>
      <text:p text:style-name="Preformatted_20_Text"><text:s text:c="17"/>yy_switch_to_buffer(</text:p>
      <text:p text:style-name="Preformatted_20_Text"><text:s text:c="21"/>yy_create_buffer( yyin, YY_BUF_SIZE ) );</text:p>
      <text:p text:style-name="Preformatted_20_Text"/>
      <text:p text:style-name="Preformatted_20_Text"><text:s text:c="17"/>BEGIN(INITIAL);</text:p>
      <text:p text:style-name="Preformatted_20_Text"><text:s text:c="17"/>}</text:p>
      <text:p text:style-name="Preformatted_20_Text"/>
      <text:p text:style-name="Preformatted_20_Text"><text:s text:c="9"/>&lt;&lt;EOF&gt;&gt; {</text:p>
      <text:p text:style-name="Preformatted_20_Text"><text:s text:c="17"/>if ( --include_stack_ptr <text:s/>0 )</text:p>
      <text:p text:style-name="Preformatted_20_Text"><text:s text:c="21"/>{</text:p>
      <text:p text:style-name="Preformatted_20_Text"><text:s text:c="21"/>yyterminate();</text:p>
      <text:p text:style-name="Preformatted_20_Text"><text:s text:c="21"/>}</text:p>
      <text:p text:style-name="Preformatted_20_Text"><text:soft-page-break/></text:p>
      <text:p text:style-name="Preformatted_20_Text"><text:s text:c="17"/>else</text:p>
      <text:p text:style-name="Preformatted_20_Text"><text:s text:c="21"/>{</text:p>
      <text:p text:style-name="Preformatted_20_Text"><text:s text:c="21"/>yy_delete_buffer( YY_CURRENT_BUFFER );</text:p>
      <text:p text:style-name="Preformatted_20_Text"><text:s text:c="21"/>yy_switch_to_buffer(</text:p>
      <text:p text:style-name="Preformatted_20_Text"><text:s text:c="26"/>include_stack[include_stack_ptr] );</text:p>
      <text:p text:style-name="Preformatted_20_Text"><text:s text:c="21"/>}</text:p>
      <text:p text:style-name="P11"><text:s text:c="17"/>}</text:p>
      <text:p text:style-name="Preformatted_20_Text"/>
      <text:p text:style-name="P2">Le routine seguenti sono messe a disposizione per impostare i buffer di input per la scansione di stringe in memoria piuttosto che file. Tutte loro creano un nuovo input buffer per scansionare le stringhe, e tornano la maniglia <text:span text:style-name="T14">'YY_BUFFER_STATE' </text:span>corrispondente (che occorre elimininare con la funzione<text:span text:style-name="T14"> 'yy_delete_buffer()'</text:span> quando si è finito di usarla). Esse servono anche per passare al nuovo buffer, usando <text:span text:style-name="T14">'yy_swith_to_buffer()'</text:span>, in modo che la prossima chiamata a '<text:span text:style-name="T14">yylex()'</text:span> inizierà a scansionare la nuova stringa.</text:p>
      <text:p text:style-name="P2"/>
      <text:p text:style-name="P2">--Funzione: <text:span text:style-name="T14">YY_BUFFER_STATE </text:span><text:span text:style-name="T11">yy_scan_string(</text:span><text:span text:style-name="T14"> const char *str</text:span><text:span text:style-name="T11">)</text:span></text:p>
      <text:p text:style-name="P2"><text:tab/>scansiona una stringa che termina con NUL</text:p>
      <text:p text:style-name="P2"/>
      <text:p text:style-name="P2">--Funzione: <text:span text:style-name="T14">YY_BUFFER_STATE yy_scan_bytes</text:span><text:span text:style-name="T11">( </text:span><text:span text:style-name="T14">const char *bytes, int len</text:span><text:span text:style-name="T11">)</text:span></text:p>
      <text:p text:style-name="P2"><text:tab/>scansiona numero <text:span text:style-name="T14">'len' </text:span>byte (includendo possibilemente anche <text:span text:style-name="T14">NUL</text:span>) iniziando dalla <text:tab/>locazione '<text:span text:style-name="T14">byte'</text:span></text:p>
      <text:p text:style-name="P2"/>
      <text:p text:style-name="P2">Notare che entrambe le funzioni creano e scansionano una copia della stringa o dei byte. (questo fattore può essere desiderabile, in quando <text:span text:style-name="T14">'yylex()' </text:span>modifica i contenuti del buffer durante la scansione). Si può evitare di copiare usando:</text:p>
      <text:p text:style-name="P2"/>
      <text:p text:style-name="P2">--Funzione: <text:span text:style-name="T14">YY_BUFFER_STATE </text:span><text:span text:style-name="T11">yy_scan_buffer(</text:span><text:span text:style-name="T14">char *base, yy_size_t size</text:span><text:span text:style-name="T11">)</text:span></text:p>
      <text:p text:style-name="P2"><text:tab/>che scansiona il buffer in memoria partendo da <text:span text:style-name="T14">'base',</text:span> per '<text:span text:style-name="T14">size' </text:span>byte, i cui ultimi due <text:tab/>byte devono essere <text:span text:style-name="T14">ASCII NUL</text:span>, ovvero <text:span text:style-name="T14">'YY_END_OF_BUFFER_CHAR</text:span><text:span text:style-name="T17">'</text:span>. Questi due ultimi <text:tab/>byte <text:tab/>non verranno scanditi; quindi, la scansione consiste di <text:span text:style-name="T14">base[0]</text:span> fino a <text:span text:style-name="T14">base[size-2]</text:span> <text:tab/>inclusi.</text:p>
      <text:p text:style-name="P2"/>
      <text:p text:style-name="P2">Se si fallisce nel settare <text:span text:style-name="T14">'base'</text:span> in questo modo (cioè dimenticando i 2 byte finali), allora <text:span text:style-name="T14">'yy_scand_buffer()' </text:span>torna un puntatore a <text:span text:style-name="T14">NULL</text:span> invece di creare un nuovo input buffer.</text:p>
      <text:p text:style-name="P2"/>
      <text:p text:style-name="P2">--Tipo di dato: <text:span text:style-name="T11">yy_size_t</text:span></text:p>
      <text:p text:style-name="P2"><text:tab/>è un tipo integrale che si può castare a espressione intera che riflette la dimensione del <text:tab/>buffer.</text:p>
      <text:p text:style-name="P2"/>
      <text:p text:style-name="Preformatted_20_Text"/>
      <text:p text:style-name="P19"/>
      <text:p text:style-name="P20">1<text:span text:style-name="T32">2 Regole di Fine-del-File </text:span><text:span text:style-name="T33">EOF</text:span></text:p>
      <text:p text:style-name="Preformatted_20_Text"/>
      <text:p text:style-name="P2">La regola speciale <text:span text:style-name="T14">'&lt;&lt;EOF&gt;&gt;'</text:span> indica azioni che devono essere prese quando si incontra un <text:span text:style-name="T14">EOF</text:span> e <text:span text:style-name="T14">'yywrap()' </text:span>torna non-<text:span text:style-name="T50">z</text:span>ero (cioè, non vi è altro file da processare). L'azione deve finire col fare le seguenti cose:</text:p>
      <text:p text:style-name="P2"/>
      <text:list xml:id="list1333202633" text:style-name="L1">
        <text:list-item>
          <text:p text:style-name="P25"><text:span text:style-name="T50">A</text:span>ssegnare <text:span text:style-name="T14">'yyin'</text:span> ad un nuovo input file (nelle versioni precedenti di flex, dopo aver assegnato il nuovo file bisognava chiamare una azione speciale, <text:span text:style-name="T14">'YY_NEW_FILE'.</text:span> Questo non è più necessario).</text:p>
        </text:list-item>
        <text:list-item>
          <text:p text:style-name="P25"><text:span text:style-name="T50">E</text:span>seguire un '<text:span text:style-name="T14">return'</text:span></text:p>
        </text:list-item>
        <text:list-item>
          <text:p text:style-name="P25"><text:span text:style-name="T50">E</text:span>seguire l'azione speciale <text:span text:style-name="T14">'yyterminate()'</text:span></text:p>
        </text:list-item>
        <text:list-item>
          <text:p text:style-name="P24"><text:span text:style-name="T50">E</text:span>ppure, passare ad un nuovo buffer usando <text:span text:style-name="T14">'yy_switch_to_buffer()'</text:span>, come visto in precedenza.</text:p>
        </text:list-item>
      </text:list>
      <text:p text:style-name="P2"/>
      <text:p text:style-name="P2">Le regole <text:span text:style-name="T14">&lt;&lt;EOF&gt;&gt; </text:span><text:span text:style-name="T17">non</text:span> possono essere usate con altri pattern; esse <text:span text:style-name="T50">possono</text:span> solo essere qualificate con una lista di condizioni iniziali. Se una regola <text:span text:style-name="T14">&lt;&lt;EOF&gt;&gt;</text:span> non qualificata viene data, essa si applica a tutte le condizioni iniziali che non hanno già azioni <text:span text:style-name="T14">&lt;&lt;EOF&gt;&gt;</text:span>. Per specificare una regola <text:span text:style-name="T14">&lt;&lt;EOF&gt;&gt;</text:span> per la sola condizione iniziale, usare:</text:p>
      <text:p text:style-name="Preformatted_20_Text"/>
      <text:p text:style-name="Preformatted_20_Text"><text:tab/>&lt;INITIAL&gt;&lt;&lt;EOF&gt;&gt;</text:p>
      <text:p text:style-name="Preformatted_20_Text"/>
      <text:p text:style-name="P2">Queste regole sono utili per intercettare cose come i commenti non chiusi.</text:p>
      <text:p text:style-name="P2"/>
      <text:p text:style-name="P2">Ad esempio:</text:p>
      <text:p text:style-name="Preformatted_20_Text"/>
      <text:p text:style-name="Preformatted_20_Text"><text:tab/>%x quote</text:p>
      <text:p text:style-name="Preformatted_20_Text"><text:tab/>%%</text:p>
      <text:p text:style-name="Preformatted_20_Text"/>
      <text:p text:style-name="Preformatted_20_Text"><text:tab/>. . . altre regole che hanno a che fare con quote . . .</text:p>
      <text:p text:style-name="Preformatted_20_Text"/>
      <text:p text:style-name="Preformatted_20_Text"><text:tab/>&lt;quote&gt;&lt;&lt;EOF&gt;&gt;<text:tab/>{</text:p>
      <text:p text:style-name="Preformatted_20_Text"><text:tab/><text:tab/><text:tab/>error(“unterminated quote”);</text:p>
      <text:p text:style-name="Preformatted_20_Text"><text:tab/><text:tab/><text:tab/>yyterminate();</text:p>
      <text:p text:style-name="Preformatted_20_Text"><text:tab/><text:tab/><text:tab/>}</text:p>
      <text:p text:style-name="Preformatted_20_Text"><text:tab/>&lt;&lt;EOF&gt;&gt;<text:tab/>{</text:p>
      <text:p text:style-name="Preformatted_20_Text"><text:tab/><text:tab/><text:tab/>if (*++filelist)</text:p>
      <text:p text:style-name="Preformatted_20_Text"><text:tab/><text:tab/><text:tab/><text:tab/>yyin = fopen(*filelist, “r”);</text:p>
      <text:p text:style-name="Preformatted_20_Text"><text:tab/><text:tab/><text:tab/>else</text:p>
      <text:p text:style-name="Preformatted_20_Text"><text:tab/><text:tab/><text:tab/><text:tab/>yyterminate();</text:p>
      <text:p text:style-name="Preformatted_20_Text"><text:tab/><text:tab/><text:tab/>}</text:p>
      <text:p text:style-name="Preformatted_20_Text"/>
      <text:p text:style-name="Preformatted_20_Text"/>
      <text:p text:style-name="P21">13 Macro Varie</text:p>
      <text:p text:style-name="Preformatted_20_Text"/>
      <text:p text:style-name="P2">La macro <text:span text:style-name="T14">`YY_USER_ACTION' </text:span>può esser definita per fornire una <text:span text:style-name="T50">a</text:span>zione che è sempre eseguita prima delle azioni <text:span text:style-name="T50">per le regole </text:span>riconosciute. Ad esempio, essa può essere definita come <text:span text:style-name="T14">#define</text:span> per richiamare una routine che converte <text:span text:style-name="T14">yytext</text:span> in caratteri minuscoli. Quando <text:span text:style-name="T14">`YY_USER_ACTION' </text:span></text:p>
      <text:p text:style-name="P2"><text:s/>viene invocata, la variabile <text:span text:style-name="T14">'yy_act'</text:span> fornisce il numero della azione riconosciuta ( le regole sono numerate partendo da 1). </text:p>
      <text:p text:style-name="P2"><text:soft-page-break/>Supponiamo di voler vedere quando spesso ognuna delle regole definite viene trovata. </text:p>
      <text:p text:style-name="P2">Il seguente codice svolge questo compito:</text:p>
      <text:p text:style-name="Preformatted_20_Text"/>
      <text:p text:style-name="Preformatted_20_Text"><text:tab/>#define YY_USER_ACTION ++ctr[yyact]</text:p>
      <text:p text:style-name="Preformatted_20_Text"/>
      <text:p text:style-name="P2">dove <text:span text:style-name="T14">ctr </text:span>è un <text:span text:style-name="T14">array </text:span>che detiene il conto delle diverse regole.</text:p>
      <text:p text:style-name="P2">Notare che la macro <text:span text:style-name="T14">'YY_NUM_RULES'</text:span> fornisce il numero totale di regole (inclusa la regola di default), anche usando <text:span text:style-name="T14">'-s)'</text:span>, quindi una corretta dichiarazione di <text:span text:style-name="T14">'ctr' </text:span>è:</text:p>
      <text:p text:style-name="Preformatted_20_Text"/>
      <text:p text:style-name="Preformatted_20_Text"><text:tab/>int ctr[YY_NUM_RULES];</text:p>
      <text:p text:style-name="Preformatted_20_Text"/>
      <text:p text:style-name="P2">La macro <text:span text:style-name="T14">`YY_USER_INIT'</text:span> può esser definita per fornire una azione che è sempre eseguita prima della prima scansione (e dopo che l'inizializzazione interna dello scanner è teminata). Ad esempio, essa può essere utilizzata per chiamare una routine che legge i dati da una tabella o apre un file di log.</text:p>
      <text:p text:style-name="P2"/>
      <text:p text:style-name="P2">La macro <text:span text:style-name="T14">`yy_set_interactive(is_interactive)'</text:span> può essere usata per controllare quando il buffer corrente è considerato <text:span text:style-name="T14">'interattivo'</text:span>. Un buffer interattivo è processato più lentamente, ma deve esser usato quando la sorgente di input dello scanner è di per sé interattiva per evitare problemi dovuti ad attese per il riempimento dei buffer (vedere la discussione sul flag <text:span text:style-name="T14">'-I'</text:span> nelle Opzioni dello scanner). Un valore non-zero nella in<text:span text:style-name="T51">v</text:span>o<text:span text:style-name="T51">c</text:span>azione della macro marca il buffer come interattivo, un valore zero come non-interattivo. Notare che l'uso di quesa macro sovrascrive <text:span text:style-name="T14">'%option always-interactive'</text:span> oppure <text:span text:style-name="T14">'%option never-interactive'</text:span> (Vedere le Opzioni dello scanner).</text:p>
      <text:p text:style-name="P2"><text:span text:style-name="T14">'yy_set_interactive()' </text:span>deve essere invocata prima dell'inizio della scansione del buffer per esser considerata, o meno, interattiva.</text:p>
      <text:p text:style-name="P2"/>
      <text:p text:style-name="P2">La macro <text:span text:style-name="T14">`yy_set_bol(at_bol)'</text:span> può essere usata per controllare se il contesto del buffer corrente per il prossimo token da trovare deve esser considerato come se all'inizio di una linea. Un valore di argomento non-zero alla macro rende le regole ancorate alla regola <text:span text:style-name="T14">'^'</text:span> attiva, mentre uno zero rende le regole <text:span text:style-name="T14">'^' </text:span>inattive.</text:p>
      <text:p text:style-name="P2"/>
      <text:p text:style-name="P2">La macro <text:span text:style-name="T14">'YY_AT_BOL()' </text:span><text:span text:style-name="T51">to</text:span>rna vero ser il prossimo token scandito dal buffer corrente deve avere le regole <text:span text:style-name="T14">'^' </text:span>attive, falso altrimenti.</text:p>
      <text:p text:style-name="P2"/>
      <text:p text:style-name="P2">Nello scanner generato, le azioni sono tutte mantenute in una grande espressione di switch, e separate usando <text:span text:style-name="T14">'YY_BREAK'</text:span>, che può esser ridefinita. Per default, essa semplicemente esegue un <text:span text:style-name="T14">'break'</text:span>, per separare ogni azione della regola dalle altre. Ridefinire <text:span text:style-name="T14">'YY_BREAK'</text:span> permette, per esempio, agli utenti di C++ di <text:span text:style-name="T14">#define YY_BREAK</text:span> per non fare nulla ( fare attenzione che ogni regola termini con un <text:span text:style-name="T14">'break'</text:span> o un <text:span text:style-name="T14">'return'</text:span>!) per evitare di avere warning per espressioni mai raggiungibili dovute al fatto che delle azioni terminano con <text:span text:style-name="T14">'return'</text:span>, e <text:span text:style-name="T51">quindi</text:span> <text:span text:style-name="T14">'YY_BREAK'</text:span> è inaccessibile.</text:p>
      <text:p text:style-name="Preformatted_20_Text"/>
      <text:p text:style-name="P19"/>
      <text:p text:style-name="P20">14 <text:span text:style-name="T32">Valori</text:span> disponibili per l'utente</text:p>
      <text:p text:style-name="Preformatted_20_Text"/>
      <text:p text:style-name="P2">Questo capitolo riassume vari valori disponibili per l'utente nelle azioni delle regole.</text:p>
      <text:p text:style-name="Preformatted_20_Text"/>
      <text:p text:style-name="P13">'char *yytext'</text:p>
      <text:p text:style-name="Preformatted_20_Text"/>
      <text:p text:style-name="P2">tiene il testo del token corrente. Esso può esser modificato ma non ridimensionato (non si possono aggiungere caratteri alla fine).</text:p>
      <text:p text:style-name="P2"/>
      <text:p text:style-name="P2">Se la direttiva speciale <text:span text:style-name="T14">'%array'</text:span> appare nella prima sezione di descrizione dello scanner, allora <text:span text:style-name="T14">'yytext' </text:span>è dichiarata come <text:span text:style-name="T14">'char yytext[YYLMAX]',</text:span> dove <text:span text:style-name="T14">'YYLMAX'</text:span> è una macro ridefinibile nella prima sezione se non si vuole usare il valore di default (generalmente 8KB). Usando <text:span text:style-name="T14">'%array'</text:span> si ottiene uno scanner più lento, ma il valore di <text:span text:style-name="T14">'yytext'</text:span> diventa immune da chiamate a <text:span text:style-name="T14">'unput()'</text:span>, che potenzialmente distruggono i suoi valori quando <text:span text:style-name="T14">'yytext'</text:span> è definito come puntatore a carattere. L'opposto di <text:span text:style-name="T14">'%array'</text:span> è <text:span text:style-name="T14">'%pointer'</text:span> che è l'opzione di default.</text:p>
      <text:p text:style-name="Preformatted_20_Text"/>
      <text:p text:style-name="P2">Non si può usare <text:span text:style-name="T14">'%array'</text:span> quando si generan scanner con classi C++ (con il flag '-+').</text:p>
      <text:p text:style-name="Preformatted_20_Text"/>
      <text:p text:style-name="P13">'int yyleng'</text:p>
      <text:p text:style-name="Preformatted_20_Text"/>
      <text:p text:style-name="P2">detiene la lunghezza del token corrente.</text:p>
      <text:p text:style-name="Preformatted_20_Text"/>
      <text:p text:style-name="P13">'FILE *yyin'</text:p>
      <text:p text:style-name="Preformatted_20_Text"/>
      <text:p text:style-name="P2">è il file che viene letto per default da flex. Esso può esser ridefinito ma fare ciò ha senso solo prima che la scansione <text:span text:style-name="T52">abbia</text:span> inizio, o dopo che viene riscontrato un <text:span text:style-name="T14">EOF</text:span>. Cambiandolo nel mezzo della scansione si possono generare risultati inaspettati poiché flex bufferizza il suo input; meglio usare invece <text:span text:style-name="T14">'yyrestart()'</text:span>. Una volta che lo scanner termina a causa di un <text:span text:style-name="T14">EOF</text:span>, si può assegnare <text:span text:style-name="T14">'yyin'</text:span> ad un nuovo input file e poi richiamare lo scanner nuovamente per continuare la scansione.</text:p>
      <text:p text:style-name="Preformatted_20_Text"/>
      <text:p text:style-name="P13">'void yyrestart(FILE *new_file)'</text:p>
      <text:p text:style-name="Preformatted_20_Text"/>
      <text:p text:style-name="P2">può essere richiamata per far puntare <text:span text:style-name="T14">'yyin'</text:span> ad un nuovo file di input. Il passaggio al nuovo file <text:span text:style-name="T52">è </text:span>immediato (o<text:span text:style-name="T52">gn</text:span>i input precedentemente bufferizzato viene perso). Notare che <text:span text:style-name="T52">l</text:span>a<text:span text:style-name="T52">chiamata alla </text:span><text:s/>funzione <text:span text:style-name="T14">yyrestart</text:span> con <text:span text:style-name="T14">'yyin' </text:span>come argomento butta via il buffer di input corrente e continua la scansione per lo stesso file di input.</text:p>
      <text:p text:style-name="Preformatted_20_Text"/>
      <text:p text:style-name="P13">'FILE *yyout'</text:p>
      <text:p text:style-name="P2">è il file dove si compiono le azioni di <text:span text:style-name="T14">'ECHO'</text:span>. Può essere riassegnato dall'utente.</text:p>
      <text:p text:style-name="Preformatted_20_Text"/>
      <text:p text:style-name="P13">'YY_CURRENTE_BUFFER'</text:p>
      <text:p text:style-name="P2">ritorna una maniglia <text:span text:style-name="T14">'YY_BUFFER_STATE' </text:span>per il buffer corrente.</text:p>
      <text:p text:style-name="Preformatted_20_Text"/>
      <text:p text:style-name="P13">'YY_START'</text:p>
      <text:p text:style-name="P2">ritorna una valore intero corriscpondente alla condizione iniziale corrente. <text:span text:style-name="T52">Di conseguenza si può utilizzare</text:span> con <text:span text:style-name="T14">'BEGIN' </text:span>per tornare alla codinzione iniziale.</text:p>
      <text:p text:style-name="P10"/>
      <text:p text:style-name="Preformatted_20_Text"/>
      <text:p text:style-name="P21"><text:span text:style-name="T40">15 </text:span><text:span text:style-name="T49">I</text:span><text:span text:style-name="T40">nterfacciamento con yacc</text:span></text:p>
      <text:p text:style-name="P2"/>
      <text:p text:style-name="P2"><text:span text:style-name="T44">Uno degli usi principali di flex </text:span><text:span text:style-name="T45">insieme</text:span><text:span text:style-name="T44"> al generatore <text:s/>di parser yacc. </text:span><text:span text:style-name="T45">I </text:span><text:span text:style-name="T44">parser yacc si aspettano di chiamare una routine chiamata </text:span><text:span text:style-name="T48">yylex() </text:span><text:span text:style-name="T44">per trovare il token successivo </text:span><text:span text:style-name="T45">in input</text:span><text:span text:style-name="T44">. La routine dovrebbe restituire il tipo del simbolo successivo così come mettere </text:span><text:span text:style-name="T45">il </text:span><text:span text:style-name="T44">valore associato nella </text:span><text:span text:style-name="T42">yylval</text:span><text:span text:style-name="T44"> globale. Per utilizzare flex con yacc, </text:span><text:span text:style-name="T45">bisogna</text:span><text:span text:style-name="T44"> specifica</text:span><text:span text:style-name="T45">re </text:span><text:span text:style-name="T44"><text:s/></text:span><text:span text:style-name="T45">l'</text:span><text:span text:style-name="T44">opzione </text:span><text:span text:style-name="T42">`-d '</text:span><text:span text:style-name="T44"> a yacc </text:span><text:span text:style-name="T45">per istruirlo</text:span><text:span text:style-name="T44"> </text:span><text:span text:style-name="T45">alla generazione del file</text:span><text:span text:style-name="T44"> </text:span><text:span text:style-name="T42">y.tab.h</text:span><text:span text:style-name="T44"> </text:span><text:span text:style-name="T46">che</text:span><text:span text:style-name="T45"> </text:span><text:span text:style-name="T44">conte</text:span><text:span text:style-name="T45">rrà </text:span><text:span text:style-name="T44">le definizioni di tutti i </text:span><text:span text:style-name="T45">token </text:span><text:span text:style-name="T46">che appaiono </text:span><text:span text:style-name="T44">in i</text:span><text:span text:style-name="T46">nput a </text:span><text:span text:style-name="T44">yacc. Questo file viene poi incluso nello scanner flex. Per esempio, se uno dei token è </text:span><text:span text:style-name="T47">'</text:span><text:span text:style-name="T42">TOK_NUMBER</text:span><text:span text:style-name="T43">'</text:span><text:span text:style-name="T44">, parte dello scanner potrebbe essere simile </text:span><text:span text:style-name="T47">a</text:span><text:span text:style-name="T44">:</text:span></text:p>
      <text:p text:style-name="P28"><text:s/><text:tab/></text:p>
      <text:p text:style-name="P29"><text:tab/>%{</text:p>
      <text:p text:style-name="P17"><text:s text:c="9"/><text:span text:style-name="T41">#include "y.tab.h"</text:span></text:p>
      <text:p text:style-name="P16"><text:s text:c="9"/>%}</text:p>
      <text:p text:style-name="P16"><text:s text:c="5"/></text:p>
      <text:p text:style-name="P16"><text:s text:c="9"/>%%</text:p>
      <text:p text:style-name="P16"><text:s text:c="5"/></text:p>
      <text:p text:style-name="P16"><text:s text:c="9"/>[0-9]+ <text:s text:c="7"/>yylval = atoi( yytext ); return TOK_NUMBER;</text:p>
      <text:p text:style-name="P30"/>
      <text:p text:style-name="P2"/>
      <text:p text:style-name="P10"/>
      <text:p text:style-name="Preformatted_20_Text">[TODO]</text:p>
      <text:p text:style-name="Preformatted_20_Text"/>
      <text:p text:style-name="Preformatted_20_Text"/>
      <text:p text:style-name="Preformatted_20_Text">Scanner Options</text:p>
      <text:p text:style-name="Preformatted_20_Text">Performance</text:p>
      <text:p text:style-name="Preformatted_20_Text">Cxx</text:p>
      <text:p text:style-name="Preformatted_20_Text">Reentrant</text:p>
      <text:p text:style-name="Preformatted_20_Text">Lex and Posix</text:p>
      <text:p text:style-name="Preformatted_20_Text">Memory Management</text:p>
      <text:p text:style-name="Preformatted_20_Text">Serialized Tables</text:p>
      <text:p text:style-name="Preformatted_20_Text">Diagnostics</text:p>
      <text:p text:style-name="Preformatted_20_Text">Limitations</text:p>
      <text:p text:style-name="Preformatted_20_Text">Bibliography</text:p>
      <text:p text:style-name="Preformatted_20_Text">FAQ</text:p>
      <text:p text:style-name="Preformatted_20_Text">Appendices</text:p>
      <text:p text:style-name="Preformatted_20_Text">Indices</text:p>
      <text:p text:style-name="Preformatted_20_Text"/>
      <text:p text:style-name="Preformatted_20_Text"><text:s/>--- The Detailed Node Listing ---</text:p>
      <text:p text:style-name="Preformatted_20_Text"/>
      <text:p text:style-name="Preformatted_20_Text">Format of the Input File</text:p>
      <text:p text:style-name="Preformatted_20_Text"/>
      <text:p text:style-name="Preformatted_20_Text"/>
      <text:p text:style-name="Preformatted_20_Text">Definitions Section</text:p>
      <text:p text:style-name="Preformatted_20_Text">Rules Section</text:p>
      <text:p text:style-name="Preformatted_20_Text">User Code Section</text:p>
      <text:p text:style-name="Preformatted_20_Text">Comments in the Input</text:p>
      <text:p text:style-name="Preformatted_20_Text"/>
      <text:p text:style-name="Preformatted_20_Text">Scanner Options</text:p>
      <text:p text:style-name="Preformatted_20_Text"/>
      <text:p text:style-name="Preformatted_20_Text"/>
      <text:p text:style-name="Preformatted_20_Text">Options for Specifying Filenames</text:p>
      <text:p text:style-name="Preformatted_20_Text">Options Affecting Scanner Behavior</text:p>
      <text:p text:style-name="Preformatted_20_Text">Code-Level And API Options</text:p>
      <text:p text:style-name="Preformatted_20_Text">Options for Scanner Speed and Size</text:p>
      <text:p text:style-name="Preformatted_20_Text">Debugging Options</text:p>
      <text:p text:style-name="Preformatted_20_Text">Miscellaneous Options</text:p>
      <text:p text:style-name="Preformatted_20_Text"/>
      <text:p text:style-name="Preformatted_20_Text">Reentrant C Scanners</text:p>
      <text:p text:style-name="Preformatted_20_Text"/>
      <text:p text:style-name="Preformatted_20_Text"/>
      <text:p text:style-name="Preformatted_20_Text">Reentrant Uses</text:p>
      <text:p text:style-name="Preformatted_20_Text">Reentrant Overview</text:p>
      <text:p text:style-name="Preformatted_20_Text">Reentrant Example</text:p>
      <text:p text:style-name="Preformatted_20_Text">Reentrant Detail</text:p>
      <text:p text:style-name="Preformatted_20_Text">Reentrant Functions</text:p>
      <text:p text:style-name="Preformatted_20_Text"/>
      <text:p text:style-name="Preformatted_20_Text">The Reentrant API in Detail</text:p>
      <text:p text:style-name="Preformatted_20_Text"/>
      <text:p text:style-name="Preformatted_20_Text"/>
      <text:p text:style-name="Preformatted_20_Text">Specify Reentrant</text:p>
      <text:p text:style-name="Preformatted_20_Text">Extra Reentrant Argument</text:p>
      <text:p text:style-name="Preformatted_20_Text">Global Replacement</text:p>
      <text:p text:style-name="Preformatted_20_Text">Init and Destroy Functions</text:p>
      <text:p text:style-name="Preformatted_20_Text">Accessor Methods</text:p>
      <text:p text:style-name="Preformatted_20_Text">Extra Data</text:p>
      <text:p text:style-name="Preformatted_20_Text">About yyscan_t</text:p>
      <text:p text:style-name="Preformatted_20_Text"/>
      <text:p text:style-name="Preformatted_20_Text">Memory Management</text:p>
      <text:p text:style-name="Preformatted_20_Text"><text:soft-page-break/></text:p>
      <text:p text:style-name="Preformatted_20_Text"/>
      <text:p text:style-name="Preformatted_20_Text">The Default Memory Management</text:p>
      <text:p text:style-name="Preformatted_20_Text">Overriding The Default Memory Management</text:p>
      <text:p text:style-name="Preformatted_20_Text">A Note About yytext And Memory</text:p>
      <text:p text:style-name="Preformatted_20_Text"/>
      <text:p text:style-name="Preformatted_20_Text">Serialized Tables</text:p>
      <text:p text:style-name="Preformatted_20_Text"/>
      <text:p text:style-name="Preformatted_20_Text"/>
      <text:p text:style-name="Preformatted_20_Text">Creating Serialized Tables</text:p>
      <text:p text:style-name="Preformatted_20_Text">Loading and Unloading Serialized Tables</text:p>
      <text:p text:style-name="Preformatted_20_Text">Tables File Format</text:p>
      <text:p text:style-name="Preformatted_20_Text"/>
      <text:p text:style-name="Preformatted_20_Text">FAQ</text:p>
      <text:p text:style-name="Preformatted_20_Text"/>
      <text:p text:style-name="Preformatted_20_Text"/>
      <text:p text:style-name="Preformatted_20_Text">When was flex born?</text:p>
      <text:p text:style-name="Preformatted_20_Text">How do I expand backslash-escape sequences in C-style quoted strings?</text:p>
      <text:p text:style-name="Preformatted_20_Text">Why do flex scanners call fileno if it is not ANSI compatible?</text:p>
      <text:p text:style-name="Preformatted_20_Text">Does flex support recursive pattern definitions?</text:p>
      <text:p text:style-name="Preformatted_20_Text">How do I skip huge chunks of input (tens of megabytes) while using flex?</text:p>
      <text:p text:style-name="Preformatted_20_Text">Flex is not matching my patterns in the same order that I defined them.</text:p>
      <text:p text:style-name="Preformatted_20_Text">My actions are executing out of order or sometimes not at all.</text:p>
      <text:p text:style-name="Preformatted_20_Text">How can I have multiple input sources feed into the same scanner at the same time?</text:p>
      <text:p text:style-name="Preformatted_20_Text">Can I build nested parsers that work with the same input file?</text:p>
      <text:p text:style-name="Preformatted_20_Text">How can I match text only at the end of a file?</text:p>
      <text:p text:style-name="Preformatted_20_Text">How can I make REJECT cascade across start condition boundaries?</text:p>
      <text:p text:style-name="Preformatted_20_Text">Why cant I use fast or full tables with interactive mode?</text:p>
      <text:p text:style-name="Preformatted_20_Text">How much faster is -F or -f than -C?</text:p>
      <text:p text:style-name="Preformatted_20_Text">If I have a simple grammar cant I just parse it with flex?</text:p>
      <text:p text:style-name="Preformatted_20_Text">Why doesn't yyrestart() set the start state back to INITIAL?</text:p>
      <text:p text:style-name="Preformatted_20_Text">How can I match C-style comments?</text:p>
      <text:p text:style-name="Preformatted_20_Text">The period isn't working the way I expected.</text:p>
      <text:p text:style-name="Preformatted_20_Text">Can I get the flex manual in another format?</text:p>
      <text:p text:style-name="Preformatted_20_Text">Does there exist a "faster" NDFA-&gt;DFA algorithm?</text:p>
      <text:p text:style-name="Preformatted_20_Text">How does flex compile the DFA so quickly?</text:p>
      <text:p text:style-name="Preformatted_20_Text">How can I use more than 8192 rules?</text:p>
      <text:p text:style-name="Preformatted_20_Text">How do I abandon a file in the middle of a scan and switch to a new file?</text:p>
      <text:p text:style-name="Preformatted_20_Text">How do I execute code only during initialization (only before the first scan)?</text:p>
      <text:p text:style-name="Preformatted_20_Text">How do I execute code at termination?</text:p>
      <text:p text:style-name="Preformatted_20_Text">Where else can I find help?</text:p>
      <text:p text:style-name="Preformatted_20_Text">Can I include comments in the "rules" section of the file?</text:p>
      <text:p text:style-name="Preformatted_20_Text">I get an error about undefined yywrap().</text:p>
      <text:p text:style-name="Preformatted_20_Text">How can I change the matching pattern at run time?</text:p>
      <text:p text:style-name="Preformatted_20_Text">How can I expand macros in the input?</text:p>
      <text:p text:style-name="Preformatted_20_Text">How can I build a two-pass scanner?</text:p>
      <text:p text:style-name="Preformatted_20_Text">How do I match any string not matched in the preceding rules?</text:p>
      <text:p text:style-name="Preformatted_20_Text">I am trying to port code from AT&amp;T lex that uses yysptr and yysbuf.</text:p>
      <text:p text:style-name="Preformatted_20_Text">Is there a way to make flex treat NULL like a regular character?</text:p>
      <text:p text:style-name="Preformatted_20_Text">Whenever flex can not match the input it says "flex scanner jammed".</text:p>
      <text:p text:style-name="Preformatted_20_Text">Why doesn't flex have non-greedy operators like perl does?</text:p>
      <text:p text:style-name="Preformatted_20_Text">Memory leak - 16386 bytes allocated by malloc.</text:p>
      <text:p text:style-name="Preformatted_20_Text">How do I track the byte offset for lseek()?</text:p>
      <text:p text:style-name="Preformatted_20_Text">How do I use my own I/O classes in a C++ scanner?</text:p>
      <text:p text:style-name="Preformatted_20_Text">How do I skip as many chars as possible?</text:p>
      <text:p text:style-name="Preformatted_20_Text">deleteme00</text:p>
      <text:p text:style-name="Preformatted_20_Text">Are certain equivalent patterns faster than others?</text:p>
      <text:p text:style-name="Preformatted_20_Text">Is backing up a big deal?</text:p>
      <text:p text:style-name="Preformatted_20_Text">Can I fake multi-byte character support?</text:p>
      <text:p text:style-name="Preformatted_20_Text"><text:soft-page-break/>deleteme01</text:p>
      <text:p text:style-name="Preformatted_20_Text">Can you discuss some flex internals?</text:p>
      <text:p text:style-name="Preformatted_20_Text">unput() messes up yy_at_bol</text:p>
      <text:p text:style-name="Preformatted_20_Text">The | operator is not doing what I want</text:p>
      <text:p text:style-name="Preformatted_20_Text">Why can't flex understand this variable trailing context pattern?</text:p>
      <text:p text:style-name="Preformatted_20_Text">The ^ operator isn't working</text:p>
      <text:p text:style-name="Preformatted_20_Text">Trailing context is getting confused with trailing optional patterns</text:p>
      <text:p text:style-name="Preformatted_20_Text">Is flex GNU or not?</text:p>
      <text:p text:style-name="Preformatted_20_Text">ERASEME53</text:p>
      <text:p text:style-name="Preformatted_20_Text">I need to scan if-then-else blocks and while loops</text:p>
      <text:p text:style-name="Preformatted_20_Text">ERASEME55</text:p>
      <text:p text:style-name="Preformatted_20_Text">ERASEME56</text:p>
      <text:p text:style-name="Preformatted_20_Text">ERASEME57</text:p>
      <text:p text:style-name="Preformatted_20_Text">Is there a repository for flex scanners?</text:p>
      <text:p text:style-name="Preformatted_20_Text">How can I conditionally compile or preprocess my flex input file?</text:p>
      <text:p text:style-name="Preformatted_20_Text">Where can I find grammars for lex and yacc?</text:p>
      <text:p text:style-name="Preformatted_20_Text">I get an end-of-buffer message for each character scanned.</text:p>
      <text:p text:style-name="Preformatted_20_Text">unnamed-faq-62</text:p>
      <text:p text:style-name="Preformatted_20_Text">unnamed-faq-63</text:p>
      <text:p text:style-name="Preformatted_20_Text">unnamed-faq-64</text:p>
      <text:p text:style-name="Preformatted_20_Text">unnamed-faq-65</text:p>
      <text:p text:style-name="Preformatted_20_Text">unnamed-faq-66</text:p>
      <text:p text:style-name="Preformatted_20_Text">unnamed-faq-67</text:p>
      <text:p text:style-name="Preformatted_20_Text">unnamed-faq-68</text:p>
      <text:p text:style-name="Preformatted_20_Text">unnamed-faq-69</text:p>
      <text:p text:style-name="Preformatted_20_Text">unnamed-faq-70</text:p>
      <text:p text:style-name="Preformatted_20_Text">unnamed-faq-71</text:p>
      <text:p text:style-name="Preformatted_20_Text">unnamed-faq-72</text:p>
      <text:p text:style-name="Preformatted_20_Text">unnamed-faq-73</text:p>
      <text:p text:style-name="Preformatted_20_Text">unnamed-faq-74</text:p>
      <text:p text:style-name="Preformatted_20_Text">unnamed-faq-75</text:p>
      <text:p text:style-name="Preformatted_20_Text">unnamed-faq-76</text:p>
      <text:p text:style-name="Preformatted_20_Text">unnamed-faq-77</text:p>
      <text:p text:style-name="Preformatted_20_Text">unnamed-faq-78</text:p>
      <text:p text:style-name="Preformatted_20_Text">unnamed-faq-79</text:p>
      <text:p text:style-name="Preformatted_20_Text">unnamed-faq-80</text:p>
      <text:p text:style-name="Preformatted_20_Text">unnamed-faq-81</text:p>
      <text:p text:style-name="Preformatted_20_Text">unnamed-faq-82</text:p>
      <text:p text:style-name="Preformatted_20_Text">unnamed-faq-83</text:p>
      <text:p text:style-name="Preformatted_20_Text">unnamed-faq-84</text:p>
      <text:p text:style-name="Preformatted_20_Text">unnamed-faq-85</text:p>
      <text:p text:style-name="Preformatted_20_Text">unnamed-faq-86</text:p>
      <text:p text:style-name="Preformatted_20_Text">unnamed-faq-87</text:p>
      <text:p text:style-name="Preformatted_20_Text">unnamed-faq-88</text:p>
      <text:p text:style-name="Preformatted_20_Text">unnamed-faq-90</text:p>
      <text:p text:style-name="Preformatted_20_Text">unnamed-faq-91</text:p>
      <text:p text:style-name="Preformatted_20_Text">unnamed-faq-92</text:p>
      <text:p text:style-name="Preformatted_20_Text">unnamed-faq-93</text:p>
      <text:p text:style-name="Preformatted_20_Text">unnamed-faq-94</text:p>
      <text:p text:style-name="Preformatted_20_Text">unnamed-faq-95</text:p>
      <text:p text:style-name="Preformatted_20_Text">unnamed-faq-96</text:p>
      <text:p text:style-name="Preformatted_20_Text">unnamed-faq-97</text:p>
      <text:p text:style-name="Preformatted_20_Text">unnamed-faq-98</text:p>
      <text:p text:style-name="Preformatted_20_Text">unnamed-faq-99</text:p>
      <text:p text:style-name="Preformatted_20_Text">unnamed-faq-100</text:p>
      <text:p text:style-name="Preformatted_20_Text">unnamed-faq-101</text:p>
      <text:p text:style-name="Preformatted_20_Text">What is the difference between YYLEX_PARAM and YY_DECL?</text:p>
      <text:p text:style-name="Preformatted_20_Text">Why do I get "conflicting types for yylex" error?</text:p>
      <text:p text:style-name="Preformatted_20_Text">How do I access the values set in a Flex action from within a Bison action?</text:p>
      <text:p text:style-name="Preformatted_20_Text"/>
      <text:p text:style-name="Preformatted_20_Text"><text:soft-page-break/>Appendices</text:p>
      <text:p text:style-name="Preformatted_20_Text"/>
      <text:p text:style-name="Preformatted_20_Text"/>
      <text:p text:style-name="Preformatted_20_Text">Makefiles and Flex</text:p>
      <text:p text:style-name="Preformatted_20_Text">Bison Bridge</text:p>
      <text:p text:style-name="Preformatted_20_Text">M4 Dependency</text:p>
      <text:p text:style-name="Preformatted_20_Text">Common Patterns</text:p>
      <text:p text:style-name="Preformatted_20_Text"/>
      <text:p text:style-name="Preformatted_20_Text">Indices</text:p>
      <text:p text:style-name="Preformatted_20_Text"/>
      <text:p text:style-name="Preformatted_20_Text"/>
      <text:p text:style-name="Preformatted_20_Text">Concept Index</text:p>
      <text:p text:style-name="Preformatted_20_Text">Index of Functions and Macros</text:p>
      <text:p text:style-name="Preformatted_20_Text">Index of Variables</text:p>
      <text:p text:style-name="Preformatted_20_Text">Index of Data Types</text:p>
      <text:p text:style-name="Preformatted_20_Text">Index of Hooks</text:p>
      <text:p text:style-name="Preformatted_20_Text">Index of Scanner Options</text:p>
      <text:p text:style-name="Preformatted_20_Text"/>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arial" svg:font-family="arial, sans-serif"/>
    <style:font-face style:name="DejaVu Sans1" svg:font-family="'DejaVu Sans'"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auto-update="true"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201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
      <style:paragraph-properties fo:margin-left="0cm" fo:margin-right="0cm" fo:text-align="justify" style:justify-single-word="false" fo:text-indent="0.101cm" style:auto-text-indent="false" style:page-number="auto">
        <style:tab-stops/>
        <style:drop-cap/>
      </style:paragraph-properties>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right" style:rel-width="25%" style:color="#000000"/>
      </style:page-layout-properties>
      <style:header-style/>
      <style:footer-style>
        <style:header-footer-properties fo:min-height="0.998cm" fo:margin-left="0cm" fo:margin-right="0cm" fo:margin-top="0.499cm" style:shadow="none" style:dynamic-spacing="false"/>
      </style:footer-style>
    </style:page-layout>
  </office:automatic-styles>
  <office:master-styles>
    <style:master-page style:name="Standard" style:page-layout-name="Mpm1">
      <style:footer>
        <text:p text:style-name="MP1"><text:page-number style:num-format="1" text:select-page="current">1</text:page-number></text:p>
      </style:footer>
      <style:footer-left>
        <text:p text:style-name="Footer"><text:page-number text:select-page="current">1</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2-03-15T16:34:02</dc:date>
    <meta:generator>OpenOffice.org/3.2$Unix OpenOffice.org_project/320m19$Build-9505</meta:generator>
    <meta:editing-duration>PT31H25M45S</meta:editing-duration>
    <meta:editing-cycles>93</meta:editing-cycles>
    <dc:creator>vito </dc:creator>
    <meta:document-statistic meta:table-count="0" meta:image-count="0" meta:object-count="0" meta:page-count="34" meta:paragraph-count="937" meta:word-count="9906" meta:character-count="65417"/>
  </office:meta>
</office:document-meta>
</file>